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Object 34/content.xml" manifest:media-type="text/xml"/>
  <manifest:file-entry manifest:full-path="Object 34/meta.xml" manifest:media-type="text/xml"/>
  <manifest:file-entry manifest:full-path="Object 34/styles.xml" manifest:media-type="text/xml"/>
  <manifest:file-entry manifest:full-path="Object 3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 38/content.xml" manifest:media-type="text/xml"/>
  <manifest:file-entry manifest:full-path="Object 38/meta.xml" manifest:media-type="text/xml"/>
  <manifest:file-entry manifest:full-path="Object 38/styles.xml" manifest:media-type="text/xml"/>
  <manifest:file-entry manifest:full-path="Object 38/" manifest:media-type="application/vnd.oasis.opendocument.chart"/>
  <manifest:file-entry manifest:full-path="Object 33/content.xml" manifest:media-type="text/xml"/>
  <manifest:file-entry manifest:full-path="Object 33/meta.xml" manifest:media-type="text/xml"/>
  <manifest:file-entry manifest:full-path="Object 33/styles.xml" manifest:media-type="text/xml"/>
  <manifest:file-entry manifest:full-path="Object 33/" manifest:media-type="application/vnd.oasis.opendocument.chart"/>
  <manifest:file-entry manifest:full-path="Object 37/content.xml" manifest:media-type="text/xml"/>
  <manifest:file-entry manifest:full-path="Object 37/meta.xml" manifest:media-type="text/xml"/>
  <manifest:file-entry manifest:full-path="Object 37/styles.xml" manifest:media-type="text/xml"/>
  <manifest:file-entry manifest:full-path="Object 37/" manifest:media-type="application/vnd.oasis.opendocument.chart"/>
  <manifest:file-entry manifest:full-path="Configurations2/" manifest:media-type="application/vnd.sun.xml.ui.configuration"/>
  <manifest:file-entry manifest:full-path="Object 29/content.xml" manifest:media-type="text/xml"/>
  <manifest:file-entry manifest:full-path="Object 29/meta.xml" manifest:media-type="text/xml"/>
  <manifest:file-entry manifest:full-path="Object 29/styles.xml" manifest:media-type="text/xml"/>
  <manifest:file-entry manifest:full-path="Object 29/" manifest:media-type="application/vnd.oasis.opendocument.chart"/>
  <manifest:file-entry manifest:full-path="Object 30/content.xml" manifest:media-type="text/xml"/>
  <manifest:file-entry manifest:full-path="Object 30/meta.xml" manifest:media-type="text/xml"/>
  <manifest:file-entry manifest:full-path="Object 30/styles.xml" manifest:media-type="text/xml"/>
  <manifest:file-entry manifest:full-path="Object 30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order-bottom="0.06pt solid #000000" fo:border-left="none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order-bottom="none" fo:background-color="#000000" fo:border-left="none" fo:border-right="none" fo:border-top="0.06pt solid #000000"/>
    </style:style>
    <style:style style:name="ce10" style:family="table-cell" style:parent-style-name="Default">
      <style:table-cell-properties fo:background-color="#000000" fo:border="none"/>
    </style:style>
    <style:style style:name="ce11" style:family="table-cell" style:parent-style-name="Default">
      <style:table-cell-properties fo:border-bottom="0.06pt solid #000000" fo:background-color="#000000" fo:border-left="none" fo:border-right="none" fo:border-top="none"/>
    </style:style>
    <style:style style:name="ce26" style:family="table-cell" style:parent-style-name="Default">
      <style:table-cell-properties fo:background-color="transparent" fo:border="none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</style:style>
    <style:style style:name="ce13" style:family="table-cell" style:parent-style-name="Default">
      <style:table-cell-properties fo:border-bottom="none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128" table:style-name="ta1">
        <table:shapes>
          <draw:frame draw:z-index="0" draw:style-name="gr1" draw:text-style-name="P1" svg:width="159.99mm" svg:height="89.99mm" svg:x="316.1mm" svg:y="4.54mm">
            <draw:object draw:notify-on-update-of-ranges="'128'.B2:'128'.B42 '128'.C2:'128'.C42 '128'.B2:'128'.B42 '128'.L2:'128'.L42"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z-index="1" draw:style-name="gr1" draw:text-style-name="P1" svg:width="158.22mm" svg:height="89.93mm" svg:x="316.09mm" svg:y="94.85mm">
            <draw:object draw:notify-on-update-of-ranges="'128'.G2:'128'.G42 '128'.H2:'128'.H42 '128'.G2:'128'.G42 '128'.M2:'128'.M42"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ropietat</text:p>
          </table:table-cell>
          <table:table-cell office:value-type="string" calcext:value-type="string">
            <text:p>temps[ms]</text:p>
          </table:table-cell>
          <table:table-cell office:value-type="string" calcext:value-type="string">
            <text:p>V+E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propietat</text:p>
          </table:table-cell>
          <table:table-cell office:value-type="string" calcext:value-type="string">
            <text:p>temps[ms]</text:p>
          </table:table-cell>
          <table:table-cell office:value-type="string" calcext:value-type="string">
            <text:p>V+E</text:p>
          </table:table-cell>
          <table:table-cell/>
          <table:table-cell table:number-columns-repeated="2" office:value-type="string" calcext:value-type="string">
            <text:p>V+E / max (V+E)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2774" calcext:value-type="float">
            <text:p>0,02774</text:p>
          </table:table-cell>
          <table:table-cell table:style-name="ce5" office:value-type="float" office:value="384" calcext:value-type="float">
            <text:p>384</text:p>
          </table:table-cell>
          <table:table-cell table:style-name="ce9" office:value-type="string" calcext:value-type="string">
            <text:p>||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309333" calcext:value-type="float">
            <text:p>0,0309333</text:p>
          </table:table-cell>
          <table:table-cell table:style-name="ce5" office:value-type="float" office:value="384" calcext:value-type="float">
            <text:p>384</text:p>
          </table:table-cell>
          <table:table-cell table:style-name="ce12"/>
          <table:table-cell table:formula="of:=[.E2]/[.$E$2]" office:value-type="float" office:value="1" calcext:value-type="float">
            <text:p>1</text:p>
          </table:table-cell>
          <table:table-cell table:formula="of:=[.J2]/[.$J$2]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0.025" calcext:value-type="float">
            <text:p>0,025</text:p>
          </table:table-cell>
          <table:table-cell office:value-type="float" office:value="0.813333" calcext:value-type="float">
            <text:p>0,813333</text:p>
          </table:table-cell>
          <table:table-cell office:value-type="float" office:value="0.0245333" calcext:value-type="float">
            <text:p>0,0245333</text:p>
          </table:table-cell>
          <table:table-cell office:value-type="float" office:value="371.707" calcext:value-type="float">
            <text:p>371,707</text:p>
          </table:table-cell>
          <table:table-cell table:style-name="ce8" office:value-type="string" calcext:value-type="string">
            <text:p>||</text:p>
          </table:table-cell>
          <table:table-cell office:value-type="float" office:value="0.025" calcext:value-type="float">
            <text:p>0,025</text:p>
          </table:table-cell>
          <table:table-cell office:value-type="float" office:value="0.86" calcext:value-type="float">
            <text:p>0,86</text:p>
          </table:table-cell>
          <table:table-cell office:value-type="float" office:value="0.02844" calcext:value-type="float">
            <text:p>0,02844</text:p>
          </table:table-cell>
          <table:table-cell office:value-type="float" office:value="377.507" calcext:value-type="float">
            <text:p>377,507</text:p>
          </table:table-cell>
          <table:table-cell table:style-name="ce13"/>
          <table:table-cell table:formula="of:=[.E3]/[.$E$2]" office:value-type="float" office:value="0.967986979166667" calcext:value-type="float">
            <text:p>0,967986979166667</text:p>
          </table:table-cell>
          <table:table-cell table:formula="of:=[.J3]/[.$J$2]" office:value-type="float" office:value="0.983091145833333" calcext:value-type="float">
            <text:p>0,983091145833333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0.05" calcext:value-type="float">
            <text:p>0,05</text:p>
          </table:table-cell>
          <table:table-cell office:value-type="float" office:value="0.733333" calcext:value-type="float">
            <text:p>0,733333</text:p>
          </table:table-cell>
          <table:table-cell office:value-type="float" office:value="0.02398" calcext:value-type="float">
            <text:p>0,02398</text:p>
          </table:table-cell>
          <table:table-cell office:value-type="float" office:value="358.813" calcext:value-type="float">
            <text:p>358,813</text:p>
          </table:table-cell>
          <table:table-cell table:style-name="ce8" office:value-type="string" calcext:value-type="string">
            <text:p>||</text:p>
          </table:table-cell>
          <table:table-cell office:value-type="float" office:value="0.05" calcext:value-type="float">
            <text:p>0,05</text:p>
          </table:table-cell>
          <table:table-cell office:value-type="float" office:value="0.72" calcext:value-type="float">
            <text:p>0,72</text:p>
          </table:table-cell>
          <table:table-cell office:value-type="float" office:value="0.0279933" calcext:value-type="float">
            <text:p>0,0279933</text:p>
          </table:table-cell>
          <table:table-cell office:value-type="float" office:value="370.52" calcext:value-type="float">
            <text:p>370,52</text:p>
          </table:table-cell>
          <table:table-cell table:style-name="ce13"/>
          <table:table-cell table:formula="of:=[.E4]/[.$E$2]" office:value-type="float" office:value="0.934408854166667" calcext:value-type="float">
            <text:p>0,934408854166667</text:p>
          </table:table-cell>
          <table:table-cell table:formula="of:=[.J4]/[.$J$2]" office:value-type="float" office:value="0.964895833333333" calcext:value-type="float">
            <text:p>0,964895833333333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float" office:value="0.075" calcext:value-type="float">
            <text:p>0,075</text:p>
          </table:table-cell>
          <table:table-cell office:value-type="float" office:value="0.593333" calcext:value-type="float">
            <text:p>0,593333</text:p>
          </table:table-cell>
          <table:table-cell office:value-type="float" office:value="0.0238667" calcext:value-type="float">
            <text:p>0,0238667</text:p>
          </table:table-cell>
          <table:table-cell office:value-type="float" office:value="346.72" calcext:value-type="float">
            <text:p>346,72</text:p>
          </table:table-cell>
          <table:table-cell table:style-name="ce8" office:value-type="string" calcext:value-type="string">
            <text:p>||</text:p>
          </table:table-cell>
          <table:table-cell office:value-type="float" office:value="0.075" calcext:value-type="float">
            <text:p>0,075</text:p>
          </table:table-cell>
          <table:table-cell office:value-type="float" office:value="0.526667" calcext:value-type="float">
            <text:p>0,526667</text:p>
          </table:table-cell>
          <table:table-cell office:value-type="float" office:value="0.0292067" calcext:value-type="float">
            <text:p>0,0292067</text:p>
          </table:table-cell>
          <table:table-cell office:value-type="float" office:value="364.893" calcext:value-type="float">
            <text:p>364,893</text:p>
          </table:table-cell>
          <table:table-cell table:style-name="ce13"/>
          <table:table-cell table:formula="of:=[.E5]/[.$E$2]" office:value-type="float" office:value="0.902916666666667" calcext:value-type="float">
            <text:p>0,902916666666667</text:p>
          </table:table-cell>
          <table:table-cell table:formula="of:=[.J5]/[.$J$2]" office:value-type="float" office:value="0.9502421875" calcext:value-type="float">
            <text:p>0,9502421875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float" office:value="0.1" calcext:value-type="float">
            <text:p>0,1</text:p>
          </table:table-cell>
          <table:table-cell office:value-type="float" office:value="0.613333" calcext:value-type="float">
            <text:p>0,613333</text:p>
          </table:table-cell>
          <table:table-cell office:value-type="float" office:value="0.0235267" calcext:value-type="float">
            <text:p>0,0235267</text:p>
          </table:table-cell>
          <table:table-cell office:value-type="float" office:value="336.227" calcext:value-type="float">
            <text:p>336,227</text:p>
          </table:table-cell>
          <table:table-cell table:style-name="ce8" office:value-type="string" calcext:value-type="string">
            <text:p>||</text:p>
          </table:table-cell>
          <table:table-cell office:value-type="float" office:value="0.1" calcext:value-type="float">
            <text:p>0,1</text:p>
          </table:table-cell>
          <table:table-cell office:value-type="float" office:value="0.566667" calcext:value-type="float">
            <text:p>0,566667</text:p>
          </table:table-cell>
          <table:table-cell office:value-type="float" office:value="0.0283333" calcext:value-type="float">
            <text:p>0,0283333</text:p>
          </table:table-cell>
          <table:table-cell office:value-type="float" office:value="357.853" calcext:value-type="float">
            <text:p>357,853</text:p>
          </table:table-cell>
          <table:table-cell table:style-name="ce13"/>
          <table:table-cell table:formula="of:=[.E6]/[.$E$2]" office:value-type="float" office:value="0.875591145833333" calcext:value-type="float">
            <text:p>0,875591145833333</text:p>
          </table:table-cell>
          <table:table-cell table:formula="of:=[.J6]/[.$J$2]" office:value-type="float" office:value="0.931908854166667" calcext:value-type="float">
            <text:p>0,931908854166667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float" office:value="0.125" calcext:value-type="float">
            <text:p>0,125</text:p>
          </table:table-cell>
          <table:table-cell office:value-type="float" office:value="0.4" calcext:value-type="float">
            <text:p>0,4</text:p>
          </table:table-cell>
          <table:table-cell office:value-type="float" office:value="0.0235667" calcext:value-type="float">
            <text:p>0,0235667</text:p>
          </table:table-cell>
          <table:table-cell office:value-type="float" office:value="326.693" calcext:value-type="float">
            <text:p>326,693</text:p>
          </table:table-cell>
          <table:table-cell table:style-name="ce8" office:value-type="string" calcext:value-type="string">
            <text:p>||</text:p>
          </table:table-cell>
          <table:table-cell office:value-type="float" office:value="0.125" calcext:value-type="float">
            <text:p>0,125</text:p>
          </table:table-cell>
          <table:table-cell office:value-type="float" office:value="0.4" calcext:value-type="float">
            <text:p>0,4</text:p>
          </table:table-cell>
          <table:table-cell office:value-type="float" office:value="0.0284733" calcext:value-type="float">
            <text:p>0,0284733</text:p>
          </table:table-cell>
          <table:table-cell office:value-type="float" office:value="351.48" calcext:value-type="float">
            <text:p>351,48</text:p>
          </table:table-cell>
          <table:table-cell table:style-name="ce13"/>
          <table:table-cell table:formula="of:=[.E7]/[.$E$2]" office:value-type="float" office:value="0.850763020833333" calcext:value-type="float">
            <text:p>0,850763020833333</text:p>
          </table:table-cell>
          <table:table-cell table:formula="of:=[.J7]/[.$J$2]" office:value-type="float" office:value="0.9153125" calcext:value-type="float">
            <text:p>0,9153125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float" office:value="0.15" calcext:value-type="float">
            <text:p>0,15</text:p>
          </table:table-cell>
          <table:table-cell office:value-type="float" office:value="0.433333" calcext:value-type="float">
            <text:p>0,433333</text:p>
          </table:table-cell>
          <table:table-cell office:value-type="float" office:value="0.0222067" calcext:value-type="float">
            <text:p>0,0222067</text:p>
          </table:table-cell>
          <table:table-cell office:value-type="float" office:value="313.28" calcext:value-type="float">
            <text:p>313,28</text:p>
          </table:table-cell>
          <table:table-cell table:style-name="ce8" office:value-type="string" calcext:value-type="string">
            <text:p>||</text:p>
          </table:table-cell>
          <table:table-cell office:value-type="float" office:value="0.15" calcext:value-type="float">
            <text:p>0,15</text:p>
          </table:table-cell>
          <table:table-cell office:value-type="float" office:value="0.393333" calcext:value-type="float">
            <text:p>0,393333</text:p>
          </table:table-cell>
          <table:table-cell office:value-type="float" office:value="0.02782" calcext:value-type="float">
            <text:p>0,02782</text:p>
          </table:table-cell>
          <table:table-cell office:value-type="float" office:value="345.76" calcext:value-type="float">
            <text:p>345,76</text:p>
          </table:table-cell>
          <table:table-cell table:style-name="ce13"/>
          <table:table-cell table:formula="of:=[.E8]/[.$E$2]" office:value-type="float" office:value="0.815833333333333" calcext:value-type="float">
            <text:p>0,815833333333333</text:p>
          </table:table-cell>
          <table:table-cell table:formula="of:=[.J8]/[.$J$2]" office:value-type="float" office:value="0.900416666666667" calcext:value-type="float">
            <text:p>0,900416666666667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float" office:value="0.175" calcext:value-type="float">
            <text:p>0,175</text:p>
          </table:table-cell>
          <table:table-cell office:value-type="float" office:value="0.32" calcext:value-type="float">
            <text:p>0,32</text:p>
          </table:table-cell>
          <table:table-cell office:value-type="float" office:value="0.0217667" calcext:value-type="float">
            <text:p>0,0217667</text:p>
          </table:table-cell>
          <table:table-cell office:value-type="float" office:value="302.12" calcext:value-type="float">
            <text:p>302,12</text:p>
          </table:table-cell>
          <table:table-cell table:style-name="ce8" office:value-type="string" calcext:value-type="string">
            <text:p>||</text:p>
          </table:table-cell>
          <table:table-cell office:value-type="float" office:value="0.175" calcext:value-type="float">
            <text:p>0,175</text:p>
          </table:table-cell>
          <table:table-cell office:value-type="float" office:value="0.293333" calcext:value-type="float">
            <text:p>0,293333</text:p>
          </table:table-cell>
          <table:table-cell office:value-type="float" office:value="0.0275067" calcext:value-type="float">
            <text:p>0,0275067</text:p>
          </table:table-cell>
          <table:table-cell office:value-type="float" office:value="338.293" calcext:value-type="float">
            <text:p>338,293</text:p>
          </table:table-cell>
          <table:table-cell table:style-name="ce13"/>
          <table:table-cell table:formula="of:=[.E9]/[.$E$2]" office:value-type="float" office:value="0.786770833333333" calcext:value-type="float">
            <text:p>0,786770833333333</text:p>
          </table:table-cell>
          <table:table-cell table:formula="of:=[.J9]/[.$J$2]" office:value-type="float" office:value="0.880971354166667" calcext:value-type="float">
            <text:p>0,880971354166667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float" office:value="0.2" calcext:value-type="float">
            <text:p>0,2</text:p>
          </table:table-cell>
          <table:table-cell office:value-type="float" office:value="0.233333" calcext:value-type="float">
            <text:p>0,233333</text:p>
          </table:table-cell>
          <table:table-cell office:value-type="float" office:value="0.0230467" calcext:value-type="float">
            <text:p>0,0230467</text:p>
          </table:table-cell>
          <table:table-cell office:value-type="float" office:value="293.013" calcext:value-type="float">
            <text:p>293,013</text:p>
          </table:table-cell>
          <table:table-cell table:style-name="ce8" office:value-type="string" calcext:value-type="string">
            <text:p>||</text:p>
          </table:table-cell>
          <table:table-cell office:value-type="float" office:value="0.2" calcext:value-type="float">
            <text:p>0,2</text:p>
          </table:table-cell>
          <table:table-cell office:value-type="float" office:value="0.293333" calcext:value-type="float">
            <text:p>0,293333</text:p>
          </table:table-cell>
          <table:table-cell office:value-type="float" office:value="0.03016" calcext:value-type="float">
            <text:p>0,03016</text:p>
          </table:table-cell>
          <table:table-cell office:value-type="float" office:value="333.08" calcext:value-type="float">
            <text:p>333,08</text:p>
          </table:table-cell>
          <table:table-cell table:style-name="ce13"/>
          <table:table-cell table:formula="of:=[.E10]/[.$E$2]" office:value-type="float" office:value="0.7630546875" calcext:value-type="float">
            <text:p>0,7630546875</text:p>
          </table:table-cell>
          <table:table-cell table:formula="of:=[.J10]/[.$J$2]" office:value-type="float" office:value="0.867395833333333" calcext:value-type="float">
            <text:p>0,867395833333333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office:value-type="float" office:value="0.225" calcext:value-type="float">
            <text:p>0,225</text:p>
          </table:table-cell>
          <table:table-cell office:value-type="float" office:value="0.18" calcext:value-type="float">
            <text:p>0,18</text:p>
          </table:table-cell>
          <table:table-cell office:value-type="float" office:value="0.0214133" calcext:value-type="float">
            <text:p>0,0214133</text:p>
          </table:table-cell>
          <table:table-cell office:value-type="float" office:value="283.133" calcext:value-type="float">
            <text:p>283,133</text:p>
          </table:table-cell>
          <table:table-cell table:style-name="ce8" office:value-type="string" calcext:value-type="string">
            <text:p>||</text:p>
          </table:table-cell>
          <table:table-cell office:value-type="float" office:value="0.225" calcext:value-type="float">
            <text:p>0,225</text:p>
          </table:table-cell>
          <table:table-cell office:value-type="float" office:value="0.193333" calcext:value-type="float">
            <text:p>0,193333</text:p>
          </table:table-cell>
          <table:table-cell office:value-type="float" office:value="0.0286867" calcext:value-type="float">
            <text:p>0,0286867</text:p>
          </table:table-cell>
          <table:table-cell office:value-type="float" office:value="326.107" calcext:value-type="float">
            <text:p>326,107</text:p>
          </table:table-cell>
          <table:table-cell table:style-name="ce13"/>
          <table:table-cell table:formula="of:=[.E11]/[.$E$2]" office:value-type="float" office:value="0.737325520833333" calcext:value-type="float">
            <text:p>0,737325520833333</text:p>
          </table:table-cell>
          <table:table-cell table:formula="of:=[.J11]/[.$J$2]" office:value-type="float" office:value="0.849236979166667" calcext:value-type="float">
            <text:p>0,849236979166667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office:value-type="float" office:value="0.25" calcext:value-type="float">
            <text:p>0,25</text:p>
          </table:table-cell>
          <table:table-cell office:value-type="float" office:value="0.18" calcext:value-type="float">
            <text:p>0,18</text:p>
          </table:table-cell>
          <table:table-cell office:value-type="float" office:value="0.0210467" calcext:value-type="float">
            <text:p>0,0210467</text:p>
          </table:table-cell>
          <table:table-cell office:value-type="float" office:value="270.84" calcext:value-type="float">
            <text:p>270,84</text:p>
          </table:table-cell>
          <table:table-cell table:style-name="ce8" office:value-type="string" calcext:value-type="string">
            <text:p>||</text:p>
          </table:table-cell>
          <table:table-cell office:value-type="float" office:value="0.25" calcext:value-type="float">
            <text:p>0,25</text:p>
          </table:table-cell>
          <table:table-cell office:value-type="float" office:value="0.213333" calcext:value-type="float">
            <text:p>0,213333</text:p>
          </table:table-cell>
          <table:table-cell office:value-type="float" office:value="0.0287" calcext:value-type="float">
            <text:p>0,0287</text:p>
          </table:table-cell>
          <table:table-cell office:value-type="float" office:value="320.16" calcext:value-type="float">
            <text:p>320,16</text:p>
          </table:table-cell>
          <table:table-cell table:style-name="ce13"/>
          <table:table-cell table:formula="of:=[.E12]/[.$E$2]" office:value-type="float" office:value="0.7053125" calcext:value-type="float">
            <text:p>0,7053125</text:p>
          </table:table-cell>
          <table:table-cell table:formula="of:=[.J12]/[.$J$2]" office:value-type="float" office:value="0.83375" calcext:value-type="float">
            <text:p>0,83375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office:value-type="float" office:value="0.275" calcext:value-type="float">
            <text:p>0,275</text:p>
          </table:table-cell>
          <table:table-cell office:value-type="float" office:value="0.14" calcext:value-type="float">
            <text:p>0,14</text:p>
          </table:table-cell>
          <table:table-cell office:value-type="float" office:value="0.0206467" calcext:value-type="float">
            <text:p>0,0206467</text:p>
          </table:table-cell>
          <table:table-cell office:value-type="float" office:value="260.88" calcext:value-type="float">
            <text:p>260,88</text:p>
          </table:table-cell>
          <table:table-cell table:style-name="ce8" office:value-type="string" calcext:value-type="string">
            <text:p>||</text:p>
          </table:table-cell>
          <table:table-cell office:value-type="float" office:value="0.275" calcext:value-type="float">
            <text:p>0,275</text:p>
          </table:table-cell>
          <table:table-cell office:value-type="float" office:value="0.113333" calcext:value-type="float">
            <text:p>0,113333</text:p>
          </table:table-cell>
          <table:table-cell office:value-type="float" office:value="0.0290067" calcext:value-type="float">
            <text:p>0,0290067</text:p>
          </table:table-cell>
          <table:table-cell office:value-type="float" office:value="312.853" calcext:value-type="float">
            <text:p>312,853</text:p>
          </table:table-cell>
          <table:table-cell table:style-name="ce13"/>
          <table:table-cell table:formula="of:=[.E13]/[.$E$2]" office:value-type="float" office:value="0.679375" calcext:value-type="float">
            <text:p>0,679375</text:p>
          </table:table-cell>
          <table:table-cell table:formula="of:=[.J13]/[.$J$2]" office:value-type="float" office:value="0.814721354166667" calcext:value-type="float">
            <text:p>0,814721354166667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office:value-type="float" office:value="0.3" calcext:value-type="float">
            <text:p>0,3</text:p>
          </table:table-cell>
          <table:table-cell office:value-type="float" office:value="0.106667" calcext:value-type="float">
            <text:p>0,106667</text:p>
          </table:table-cell>
          <table:table-cell office:value-type="float" office:value="0.0206133" calcext:value-type="float">
            <text:p>0,0206133</text:p>
          </table:table-cell>
          <table:table-cell office:value-type="float" office:value="253.8" calcext:value-type="float">
            <text:p>253,8</text:p>
          </table:table-cell>
          <table:table-cell table:style-name="ce8" office:value-type="string" calcext:value-type="string">
            <text:p>||</text:p>
          </table:table-cell>
          <table:table-cell office:value-type="float" office:value="0.3" calcext:value-type="float">
            <text:p>0,3</text:p>
          </table:table-cell>
          <table:table-cell office:value-type="float" office:value="0.113333" calcext:value-type="float">
            <text:p>0,113333</text:p>
          </table:table-cell>
          <table:table-cell office:value-type="float" office:value="0.0283533" calcext:value-type="float">
            <text:p>0,0283533</text:p>
          </table:table-cell>
          <table:table-cell office:value-type="float" office:value="305.88" calcext:value-type="float">
            <text:p>305,88</text:p>
          </table:table-cell>
          <table:table-cell table:style-name="ce13"/>
          <table:table-cell table:formula="of:=[.E14]/[.$E$2]" office:value-type="float" office:value="0.6609375" calcext:value-type="float">
            <text:p>0,6609375</text:p>
          </table:table-cell>
          <table:table-cell table:formula="of:=[.J14]/[.$J$2]" office:value-type="float" office:value="0.7965625" calcext:value-type="float">
            <text:p>0,7965625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office:value-type="float" office:value="0.325" calcext:value-type="float">
            <text:p>0,325</text:p>
          </table:table-cell>
          <table:table-cell office:value-type="float" office:value="0.106667" calcext:value-type="float">
            <text:p>0,106667</text:p>
          </table:table-cell>
          <table:table-cell office:value-type="float" office:value="0.0225467" calcext:value-type="float">
            <text:p>0,0225467</text:p>
          </table:table-cell>
          <table:table-cell office:value-type="float" office:value="243.76" calcext:value-type="float">
            <text:p>243,76</text:p>
          </table:table-cell>
          <table:table-cell table:style-name="ce8" office:value-type="string" calcext:value-type="string">
            <text:p>||</text:p>
          </table:table-cell>
          <table:table-cell office:value-type="float" office:value="0.325" calcext:value-type="float">
            <text:p>0,325</text:p>
          </table:table-cell>
          <table:table-cell office:value-type="float" office:value="0.133333" calcext:value-type="float">
            <text:p>0,133333</text:p>
          </table:table-cell>
          <table:table-cell office:value-type="float" office:value="0.0325867" calcext:value-type="float">
            <text:p>0,0325867</text:p>
          </table:table-cell>
          <table:table-cell office:value-type="float" office:value="299.72" calcext:value-type="float">
            <text:p>299,72</text:p>
          </table:table-cell>
          <table:table-cell table:style-name="ce13"/>
          <table:table-cell table:formula="of:=[.E15]/[.$E$2]" office:value-type="float" office:value="0.634791666666667" calcext:value-type="float">
            <text:p>0,634791666666667</text:p>
          </table:table-cell>
          <table:table-cell table:formula="of:=[.J15]/[.$J$2]" office:value-type="float" office:value="0.780520833333333" calcext:value-type="float">
            <text:p>0,780520833333333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office:value-type="float" office:value="0.35" calcext:value-type="float">
            <text:p>0,35</text:p>
          </table:table-cell>
          <table:table-cell office:value-type="float" office:value="0.06" calcext:value-type="float">
            <text:p>0,06</text:p>
          </table:table-cell>
          <table:table-cell office:value-type="float" office:value="0.0174067" calcext:value-type="float">
            <text:p>0,0174067</text:p>
          </table:table-cell>
          <table:table-cell office:value-type="float" office:value="237" calcext:value-type="float">
            <text:p>237</text:p>
          </table:table-cell>
          <table:table-cell table:style-name="ce8" office:value-type="string" calcext:value-type="string">
            <text:p>||</text:p>
          </table:table-cell>
          <table:table-cell office:value-type="float" office:value="0.35" calcext:value-type="float">
            <text:p>0,35</text:p>
          </table:table-cell>
          <table:table-cell office:value-type="float" office:value="0.1" calcext:value-type="float">
            <text:p>0,1</text:p>
          </table:table-cell>
          <table:table-cell office:value-type="float" office:value="0.0252333" calcext:value-type="float">
            <text:p>0,0252333</text:p>
          </table:table-cell>
          <table:table-cell office:value-type="float" office:value="294.72" calcext:value-type="float">
            <text:p>294,72</text:p>
          </table:table-cell>
          <table:table-cell table:style-name="ce13"/>
          <table:table-cell table:formula="of:=[.E16]/[.$E$2]" office:value-type="float" office:value="0.6171875" calcext:value-type="float">
            <text:p>0,6171875</text:p>
          </table:table-cell>
          <table:table-cell table:formula="of:=[.J16]/[.$J$2]" office:value-type="float" office:value="0.7675" calcext:value-type="float">
            <text:p>0,7675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office:value-type="float" office:value="0.375" calcext:value-type="float">
            <text:p>0,375</text:p>
          </table:table-cell>
          <table:table-cell office:value-type="float" office:value="0.0666667" calcext:value-type="float">
            <text:p>0,0666667</text:p>
          </table:table-cell>
          <table:table-cell office:value-type="float" office:value="0.0164133" calcext:value-type="float">
            <text:p>0,0164133</text:p>
          </table:table-cell>
          <table:table-cell office:value-type="float" office:value="228.093" calcext:value-type="float">
            <text:p>228,093</text:p>
          </table:table-cell>
          <table:table-cell table:style-name="ce8" office:value-type="string" calcext:value-type="string">
            <text:p>||</text:p>
          </table:table-cell>
          <table:table-cell office:value-type="float" office:value="0.375" calcext:value-type="float">
            <text:p>0,375</text:p>
          </table:table-cell>
          <table:table-cell office:value-type="float" office:value="0.1" calcext:value-type="float">
            <text:p>0,1</text:p>
          </table:table-cell>
          <table:table-cell office:value-type="float" office:value="0.0244333" calcext:value-type="float">
            <text:p>0,0244333</text:p>
          </table:table-cell>
          <table:table-cell office:value-type="float" office:value="287.187" calcext:value-type="float">
            <text:p>287,187</text:p>
          </table:table-cell>
          <table:table-cell table:style-name="ce13"/>
          <table:table-cell table:formula="of:=[.E17]/[.$E$2]" office:value-type="float" office:value="0.5939921875" calcext:value-type="float">
            <text:p>0,5939921875</text:p>
          </table:table-cell>
          <table:table-cell table:formula="of:=[.J17]/[.$J$2]" office:value-type="float" office:value="0.7478828125" calcext:value-type="float">
            <text:p>0,7478828125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office:value-type="float" office:value="0.4" calcext:value-type="float">
            <text:p>0,4</text:p>
          </table:table-cell>
          <table:table-cell office:value-type="float" office:value="0.04" calcext:value-type="float">
            <text:p>0,04</text:p>
          </table:table-cell>
          <table:table-cell office:value-type="float" office:value="0.0148533" calcext:value-type="float">
            <text:p>0,0148533</text:p>
          </table:table-cell>
          <table:table-cell office:value-type="float" office:value="218.613" calcext:value-type="float">
            <text:p>218,613</text:p>
          </table:table-cell>
          <table:table-cell table:style-name="ce8" office:value-type="string" calcext:value-type="string">
            <text:p>||</text:p>
          </table:table-cell>
          <table:table-cell office:value-type="float" office:value="0.4" calcext:value-type="float">
            <text:p>0,4</text:p>
          </table:table-cell>
          <table:table-cell office:value-type="float" office:value="0.06" calcext:value-type="float">
            <text:p>0,06</text:p>
          </table:table-cell>
          <table:table-cell office:value-type="float" office:value="0.0232267" calcext:value-type="float">
            <text:p>0,0232267</text:p>
          </table:table-cell>
          <table:table-cell office:value-type="float" office:value="279.987" calcext:value-type="float">
            <text:p>279,987</text:p>
          </table:table-cell>
          <table:table-cell table:style-name="ce13"/>
          <table:table-cell table:formula="of:=[.E18]/[.$E$2]" office:value-type="float" office:value="0.5693046875" calcext:value-type="float">
            <text:p>0,5693046875</text:p>
          </table:table-cell>
          <table:table-cell table:formula="of:=[.J18]/[.$J$2]" office:value-type="float" office:value="0.7291328125" calcext:value-type="float">
            <text:p>0,7291328125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7" office:value-type="float" office:value="0.425" calcext:value-type="float">
            <text:p>0,425</text:p>
          </table:table-cell>
          <table:table-cell table:style-name="ce7" office:value-type="float" office:value="0.04" calcext:value-type="float">
            <text:p>0,04</text:p>
          </table:table-cell>
          <table:table-cell table:style-name="ce7" office:value-type="float" office:value="0.0143533" calcext:value-type="float">
            <text:p>0,0143533</text:p>
          </table:table-cell>
          <table:table-cell office:value-type="float" office:value="212.32" calcext:value-type="float">
            <text:p>212,32</text:p>
          </table:table-cell>
          <table:table-cell table:style-name="ce8" office:value-type="string" calcext:value-type="string">
            <text:p>||</text:p>
          </table:table-cell>
          <table:table-cell office:value-type="float" office:value="0.425" calcext:value-type="float">
            <text:p>0,425</text:p>
          </table:table-cell>
          <table:table-cell office:value-type="float" office:value="0.0466667" calcext:value-type="float">
            <text:p>0,0466667</text:p>
          </table:table-cell>
          <table:table-cell office:value-type="float" office:value="0.0231067" calcext:value-type="float">
            <text:p>0,0231067</text:p>
          </table:table-cell>
          <table:table-cell office:value-type="float" office:value="275.693" calcext:value-type="float">
            <text:p>275,693</text:p>
          </table:table-cell>
          <table:table-cell table:style-name="ce13"/>
          <table:table-cell table:formula="of:=[.E19]/[.$E$2]" office:value-type="float" office:value="0.552916666666667" calcext:value-type="float">
            <text:p>0,552916666666667</text:p>
          </table:table-cell>
          <table:table-cell table:formula="of:=[.J19]/[.$J$2]" office:value-type="float" office:value="0.717950520833333" calcext:value-type="float">
            <text:p>0,717950520833333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7" office:value-type="float" office:value="0.45" calcext:value-type="float">
            <text:p>0,45</text:p>
          </table:table-cell>
          <table:table-cell table:style-name="ce7" office:value-type="float" office:value="0.0333333" calcext:value-type="float">
            <text:p>0,0333333</text:p>
          </table:table-cell>
          <table:table-cell table:style-name="ce7" office:value-type="float" office:value="0.0138733" calcext:value-type="float">
            <text:p>0,0138733</text:p>
          </table:table-cell>
          <table:table-cell office:value-type="float" office:value="206.707" calcext:value-type="float">
            <text:p>206,707</text:p>
          </table:table-cell>
          <table:table-cell table:style-name="ce8" office:value-type="string" calcext:value-type="string">
            <text:p>||</text:p>
          </table:table-cell>
          <table:table-cell office:value-type="float" office:value="0.45" calcext:value-type="float">
            <text:p>0,45</text:p>
          </table:table-cell>
          <table:table-cell office:value-type="float" office:value="0.0266667" calcext:value-type="float">
            <text:p>0,0266667</text:p>
          </table:table-cell>
          <table:table-cell office:value-type="float" office:value="0.02356" calcext:value-type="float">
            <text:p>0,02356</text:p>
          </table:table-cell>
          <table:table-cell office:value-type="float" office:value="268.013" calcext:value-type="float">
            <text:p>268,013</text:p>
          </table:table-cell>
          <table:table-cell table:style-name="ce13"/>
          <table:table-cell table:formula="of:=[.E20]/[.$E$2]" office:value-type="float" office:value="0.538299479166667" calcext:value-type="float">
            <text:p>0,538299479166667</text:p>
          </table:table-cell>
          <table:table-cell table:formula="of:=[.J20]/[.$J$2]" office:value-type="float" office:value="0.697950520833333" calcext:value-type="float">
            <text:p>0,697950520833333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7" office:value-type="float" office:value="0.475" calcext:value-type="float">
            <text:p>0,475</text:p>
          </table:table-cell>
          <table:table-cell table:style-name="ce7" office:value-type="float" office:value="0.02" calcext:value-type="float">
            <text:p>0,02</text:p>
          </table:table-cell>
          <table:table-cell table:style-name="ce7" office:value-type="float" office:value="0.0133467" calcext:value-type="float">
            <text:p>0,0133467</text:p>
          </table:table-cell>
          <table:table-cell office:value-type="float" office:value="199.693" calcext:value-type="float">
            <text:p>199,693</text:p>
          </table:table-cell>
          <table:table-cell table:style-name="ce8" office:value-type="string" calcext:value-type="string">
            <text:p>||</text:p>
          </table:table-cell>
          <table:table-cell office:value-type="float" office:value="0.475" calcext:value-type="float">
            <text:p>0,475</text:p>
          </table:table-cell>
          <table:table-cell office:value-type="float" office:value="0.0133333" calcext:value-type="float">
            <text:p>0,0133333</text:p>
          </table:table-cell>
          <table:table-cell office:value-type="float" office:value="0.02274" calcext:value-type="float">
            <text:p>0,02274</text:p>
          </table:table-cell>
          <table:table-cell office:value-type="float" office:value="261.2" calcext:value-type="float">
            <text:p>261,2</text:p>
          </table:table-cell>
          <table:table-cell table:style-name="ce13"/>
          <table:table-cell table:formula="of:=[.E21]/[.$E$2]" office:value-type="float" office:value="0.520033854166667" calcext:value-type="float">
            <text:p>0,520033854166667</text:p>
          </table:table-cell>
          <table:table-cell table:formula="of:=[.J21]/[.$J$2]" office:value-type="float" office:value="0.680208333333333" calcext:value-type="float">
            <text:p>0,680208333333333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7" office:value-type="float" office:value="0.5" calcext:value-type="float">
            <text:p>0,5</text:p>
          </table:table-cell>
          <table:table-cell table:style-name="ce7" office:value-type="float" office:value="0.0266667" calcext:value-type="float">
            <text:p>0,0266667</text:p>
          </table:table-cell>
          <table:table-cell table:style-name="ce7" office:value-type="float" office:value="0.0130267" calcext:value-type="float">
            <text:p>0,0130267</text:p>
          </table:table-cell>
          <table:table-cell office:value-type="float" office:value="192.907" calcext:value-type="float">
            <text:p>192,907</text:p>
          </table:table-cell>
          <table:table-cell table:style-name="ce8" office:value-type="string" calcext:value-type="string">
            <text:p>||</text:p>
          </table:table-cell>
          <table:table-cell office:value-type="float" office:value="0.5" calcext:value-type="float">
            <text:p>0,5</text:p>
          </table:table-cell>
          <table:table-cell office:value-type="float" office:value="0.0133333" calcext:value-type="float">
            <text:p>0,0133333</text:p>
          </table:table-cell>
          <table:table-cell office:value-type="float" office:value="0.0223533" calcext:value-type="float">
            <text:p>0,0223533</text:p>
          </table:table-cell>
          <table:table-cell office:value-type="float" office:value="255.333" calcext:value-type="float">
            <text:p>255,333</text:p>
          </table:table-cell>
          <table:table-cell table:style-name="ce13"/>
          <table:table-cell table:formula="of:=[.E22]/[.$E$2]" office:value-type="float" office:value="0.502361979166667" calcext:value-type="float">
            <text:p>0,502361979166667</text:p>
          </table:table-cell>
          <table:table-cell table:formula="of:=[.J22]/[.$J$2]" office:value-type="float" office:value="0.6649296875" calcext:value-type="float">
            <text:p>0,6649296875</text:p>
          </table:table-cell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7" office:value-type="float" office:value="0.525" calcext:value-type="float">
            <text:p>0,525</text:p>
          </table:table-cell>
          <table:table-cell table:style-name="ce7" office:value-type="float" office:value="0.0266667" calcext:value-type="float">
            <text:p>0,0266667</text:p>
          </table:table-cell>
          <table:table-cell table:style-name="ce7" office:value-type="float" office:value="0.0115" calcext:value-type="float">
            <text:p>0,0115</text:p>
          </table:table-cell>
          <table:table-cell office:value-type="float" office:value="185.56" calcext:value-type="float">
            <text:p>185,56</text:p>
          </table:table-cell>
          <table:table-cell table:style-name="ce8" office:value-type="string" calcext:value-type="string">
            <text:p>||</text:p>
          </table:table-cell>
          <table:table-cell office:value-type="float" office:value="0.525" calcext:value-type="float">
            <text:p>0,525</text:p>
          </table:table-cell>
          <table:table-cell office:value-type="float" office:value="0.02" calcext:value-type="float">
            <text:p>0,02</text:p>
          </table:table-cell>
          <table:table-cell office:value-type="float" office:value="0.0223733" calcext:value-type="float">
            <text:p>0,0223733</text:p>
          </table:table-cell>
          <table:table-cell office:value-type="float" office:value="250.667" calcext:value-type="float">
            <text:p>250,667</text:p>
          </table:table-cell>
          <table:table-cell table:style-name="ce13"/>
          <table:table-cell table:formula="of:=[.E23]/[.$E$2]" office:value-type="float" office:value="0.483229166666667" calcext:value-type="float">
            <text:p>0,483229166666667</text:p>
          </table:table-cell>
          <table:table-cell table:formula="of:=[.J23]/[.$J$2]" office:value-type="float" office:value="0.652778645833333" calcext:value-type="float">
            <text:p>0,652778645833333</text:p>
          </table:table-cell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7" office:value-type="float" office:value="0.55" calcext:value-type="float">
            <text:p>0,5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100933" calcext:value-type="float">
            <text:p>0,0100933</text:p>
          </table:table-cell>
          <table:table-cell office:value-type="float" office:value="177.987" calcext:value-type="float">
            <text:p>177,987</text:p>
          </table:table-cell>
          <table:table-cell table:style-name="ce8" office:value-type="string" calcext:value-type="string">
            <text:p>||</text:p>
          </table:table-cell>
          <table:table-cell office:value-type="float" office:value="0.55" calcext:value-type="float">
            <text:p>0,55</text:p>
          </table:table-cell>
          <table:table-cell office:value-type="float" office:value="0.0133333" calcext:value-type="float">
            <text:p>0,0133333</text:p>
          </table:table-cell>
          <table:table-cell office:value-type="float" office:value="0.0201333" calcext:value-type="float">
            <text:p>0,0201333</text:p>
          </table:table-cell>
          <table:table-cell office:value-type="float" office:value="244.373" calcext:value-type="float">
            <text:p>244,373</text:p>
          </table:table-cell>
          <table:table-cell table:style-name="ce13"/>
          <table:table-cell table:formula="of:=[.E24]/[.$E$2]" office:value-type="float" office:value="0.4635078125" calcext:value-type="float">
            <text:p>0,4635078125</text:p>
          </table:table-cell>
          <table:table-cell table:formula="of:=[.J24]/[.$J$2]" office:value-type="float" office:value="0.636388020833333" calcext:value-type="float">
            <text:p>0,636388020833333</text:p>
          </table:table-cell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7" office:value-type="float" office:value="0.575" calcext:value-type="float">
            <text:p>0,575</text:p>
          </table:table-cell>
          <table:table-cell table:style-name="ce7" office:value-type="float" office:value="0.00666667" calcext:value-type="float">
            <text:p>0,00666667</text:p>
          </table:table-cell>
          <table:table-cell table:style-name="ce7" office:value-type="float" office:value="0.00904667" calcext:value-type="float">
            <text:p>0,00904667</text:p>
          </table:table-cell>
          <table:table-cell office:value-type="float" office:value="173.4" calcext:value-type="float">
            <text:p>173,4</text:p>
          </table:table-cell>
          <table:table-cell table:style-name="ce8" office:value-type="string" calcext:value-type="string">
            <text:p>||</text:p>
          </table:table-cell>
          <table:table-cell office:value-type="float" office:value="0.575" calcext:value-type="float">
            <text:p>0,575</text:p>
          </table:table-cell>
          <table:table-cell office:value-type="float" office:value="0.00666667" calcext:value-type="float">
            <text:p>0,00666667</text:p>
          </table:table-cell>
          <table:table-cell office:value-type="float" office:value="0.0204533" calcext:value-type="float">
            <text:p>0,0204533</text:p>
          </table:table-cell>
          <table:table-cell office:value-type="float" office:value="235.893" calcext:value-type="float">
            <text:p>235,893</text:p>
          </table:table-cell>
          <table:table-cell table:style-name="ce13"/>
          <table:table-cell table:formula="of:=[.E25]/[.$E$2]" office:value-type="float" office:value="0.4515625" calcext:value-type="float">
            <text:p>0,4515625</text:p>
          </table:table-cell>
          <table:table-cell table:formula="of:=[.J25]/[.$J$2]" office:value-type="float" office:value="0.6143046875" calcext:value-type="float">
            <text:p>0,6143046875</text:p>
          </table:table-cell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7" office:value-type="float" office:value="0.6" calcext:value-type="float">
            <text:p>0,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863333" calcext:value-type="float">
            <text:p>0,00863333</text:p>
          </table:table-cell>
          <table:table-cell office:value-type="float" office:value="168.16" calcext:value-type="float">
            <text:p>168,16</text:p>
          </table:table-cell>
          <table:table-cell table:style-name="ce8" office:value-type="string" calcext:value-type="string">
            <text:p>||</text:p>
          </table:table-cell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office:value-type="float" office:value="0.0183867" calcext:value-type="float">
            <text:p>0,0183867</text:p>
          </table:table-cell>
          <table:table-cell office:value-type="float" office:value="230.467" calcext:value-type="float">
            <text:p>230,467</text:p>
          </table:table-cell>
          <table:table-cell table:style-name="ce13"/>
          <table:table-cell table:formula="of:=[.E26]/[.$E$2]" office:value-type="float" office:value="0.437916666666667" calcext:value-type="float">
            <text:p>0,437916666666667</text:p>
          </table:table-cell>
          <table:table-cell table:formula="of:=[.J26]/[.$J$2]" office:value-type="float" office:value="0.600174479166667" calcext:value-type="float">
            <text:p>0,600174479166667</text:p>
          </table:table-cell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7" office:value-type="float" office:value="0.625" calcext:value-type="float">
            <text:p>0,625</text:p>
          </table:table-cell>
          <table:table-cell table:style-name="ce7" office:value-type="float" office:value="0.02" calcext:value-type="float">
            <text:p>0,02</text:p>
          </table:table-cell>
          <table:table-cell table:style-name="ce7" office:value-type="float" office:value="0.00815333" calcext:value-type="float">
            <text:p>0,00815333</text:p>
          </table:table-cell>
          <table:table-cell office:value-type="float" office:value="165.32" calcext:value-type="float">
            <text:p>165,32</text:p>
          </table:table-cell>
          <table:table-cell table:style-name="ce8" office:value-type="string" calcext:value-type="string">
            <text:p>||</text:p>
          </table:table-cell>
          <table:table-cell office:value-type="float" office:value="0.625" calcext:value-type="float">
            <text:p>0,625</text:p>
          </table:table-cell>
          <table:table-cell office:value-type="float" office:value="0.00666667" calcext:value-type="float">
            <text:p>0,00666667</text:p>
          </table:table-cell>
          <table:table-cell office:value-type="float" office:value="0.01752" calcext:value-type="float">
            <text:p>0,01752</text:p>
          </table:table-cell>
          <table:table-cell office:value-type="float" office:value="224" calcext:value-type="float">
            <text:p>224</text:p>
          </table:table-cell>
          <table:table-cell table:style-name="ce13"/>
          <table:table-cell table:formula="of:=[.E27]/[.$E$2]" office:value-type="float" office:value="0.430520833333333" calcext:value-type="float">
            <text:p>0,430520833333333</text:p>
          </table:table-cell>
          <table:table-cell table:formula="of:=[.J27]/[.$J$2]" office:value-type="float" office:value="0.583333333333333" calcext:value-type="float">
            <text:p>0,583333333333333</text:p>
          </table:table-cell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7" office:value-type="float" office:value="0.65" calcext:value-type="float">
            <text:p>0,65</text:p>
          </table:table-cell>
          <table:table-cell table:style-name="ce7" office:value-type="float" office:value="0.00666667" calcext:value-type="float">
            <text:p>0,00666667</text:p>
          </table:table-cell>
          <table:table-cell table:style-name="ce7" office:value-type="float" office:value="0.00712667" calcext:value-type="float">
            <text:p>0,00712667</text:p>
          </table:table-cell>
          <table:table-cell office:value-type="float" office:value="159.307" calcext:value-type="float">
            <text:p>159,307</text:p>
          </table:table-cell>
          <table:table-cell table:style-name="ce8" office:value-type="string" calcext:value-type="string">
            <text:p>||</text:p>
          </table:table-cell>
          <table:table-cell office:value-type="float" office:value="0.65" calcext:value-type="float">
            <text:p>0,65</text:p>
          </table:table-cell>
          <table:table-cell office:value-type="float" office:value="0.00666667" calcext:value-type="float">
            <text:p>0,00666667</text:p>
          </table:table-cell>
          <table:table-cell office:value-type="float" office:value="0.0167067" calcext:value-type="float">
            <text:p>0,0167067</text:p>
          </table:table-cell>
          <table:table-cell office:value-type="float" office:value="216.667" calcext:value-type="float">
            <text:p>216,667</text:p>
          </table:table-cell>
          <table:table-cell table:style-name="ce13"/>
          <table:table-cell table:formula="of:=[.E28]/[.$E$2]" office:value-type="float" office:value="0.414861979166667" calcext:value-type="float">
            <text:p>0,414861979166667</text:p>
          </table:table-cell>
          <table:table-cell table:formula="of:=[.J28]/[.$J$2]" office:value-type="float" office:value="0.564236979166667" calcext:value-type="float">
            <text:p>0,564236979166667</text:p>
          </table:table-cell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7" office:value-type="float" office:value="0.675" calcext:value-type="float">
            <text:p>0,67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635333" calcext:value-type="float">
            <text:p>0,00635333</text:p>
          </table:table-cell>
          <table:table-cell office:value-type="float" office:value="155.173" calcext:value-type="float">
            <text:p>155,173</text:p>
          </table:table-cell>
          <table:table-cell table:style-name="ce8" office:value-type="string" calcext:value-type="string">
            <text:p>||</text:p>
          </table:table-cell>
          <table:table-cell office:value-type="float" office:value="0.675" calcext:value-type="float">
            <text:p>0,675</text:p>
          </table:table-cell>
          <table:table-cell office:value-type="float" office:value="0" calcext:value-type="float">
            <text:p>0</text:p>
          </table:table-cell>
          <table:table-cell office:value-type="float" office:value="0.0158067" calcext:value-type="float">
            <text:p>0,0158067</text:p>
          </table:table-cell>
          <table:table-cell office:value-type="float" office:value="210.6" calcext:value-type="float">
            <text:p>210,6</text:p>
          </table:table-cell>
          <table:table-cell table:style-name="ce13"/>
          <table:table-cell table:formula="of:=[.E29]/[.$E$2]" office:value-type="float" office:value="0.404096354166667" calcext:value-type="float">
            <text:p>0,404096354166667</text:p>
          </table:table-cell>
          <table:table-cell table:formula="of:=[.J29]/[.$J$2]" office:value-type="float" office:value="0.5484375" calcext:value-type="float">
            <text:p>0,5484375</text:p>
          </table:table-cell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7" office:value-type="float" office:value="0.7" calcext:value-type="float">
            <text:p>0,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546667" calcext:value-type="float">
            <text:p>0,00546667</text:p>
          </table:table-cell>
          <table:table-cell office:value-type="float" office:value="150.573" calcext:value-type="float">
            <text:p>150,573</text:p>
          </table:table-cell>
          <table:table-cell table:style-name="ce8" office:value-type="string" calcext:value-type="string">
            <text:p>||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0.0143467" calcext:value-type="float">
            <text:p>0,0143467</text:p>
          </table:table-cell>
          <table:table-cell office:value-type="float" office:value="204" calcext:value-type="float">
            <text:p>204</text:p>
          </table:table-cell>
          <table:table-cell table:style-name="ce13"/>
          <table:table-cell table:formula="of:=[.E30]/[.$E$2]" office:value-type="float" office:value="0.3921171875" calcext:value-type="float">
            <text:p>0,3921171875</text:p>
          </table:table-cell>
          <table:table-cell table:formula="of:=[.J30]/[.$J$2]" office:value-type="float" office:value="0.53125" calcext:value-type="float">
            <text:p>0,53125</text:p>
          </table:table-cell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7" office:value-type="float" office:value="0.725" calcext:value-type="float">
            <text:p>0,72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516667" calcext:value-type="float">
            <text:p>0,00516667</text:p>
          </table:table-cell>
          <table:table-cell office:value-type="float" office:value="146.76" calcext:value-type="float">
            <text:p>146,76</text:p>
          </table:table-cell>
          <table:table-cell table:style-name="ce8" office:value-type="string" calcext:value-type="string">
            <text:p>||</text:p>
          </table:table-cell>
          <table:table-cell office:value-type="float" office:value="0.725" calcext:value-type="float">
            <text:p>0,725</text:p>
          </table:table-cell>
          <table:table-cell office:value-type="float" office:value="0" calcext:value-type="float">
            <text:p>0</text:p>
          </table:table-cell>
          <table:table-cell office:value-type="float" office:value="0.0141733" calcext:value-type="float">
            <text:p>0,0141733</text:p>
          </table:table-cell>
          <table:table-cell office:value-type="float" office:value="199.613" calcext:value-type="float">
            <text:p>199,613</text:p>
          </table:table-cell>
          <table:table-cell table:style-name="ce13"/>
          <table:table-cell table:formula="of:=[.E31]/[.$E$2]" office:value-type="float" office:value="0.3821875" calcext:value-type="float">
            <text:p>0,3821875</text:p>
          </table:table-cell>
          <table:table-cell table:formula="of:=[.J31]/[.$J$2]" office:value-type="float" office:value="0.519825520833333" calcext:value-type="float">
            <text:p>0,519825520833333</text:p>
          </table:table-cell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7" office:value-type="float" office:value="0.75" calcext:value-type="float">
            <text:p>0,7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464" calcext:value-type="float">
            <text:p>0,00464</text:p>
          </table:table-cell>
          <table:table-cell office:value-type="float" office:value="144.027" calcext:value-type="float">
            <text:p>144,027</text:p>
          </table:table-cell>
          <table:table-cell table:style-name="ce8" office:value-type="string" calcext:value-type="string">
            <text:p>||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0131" calcext:value-type="float">
            <text:p>0,0131</text:p>
          </table:table-cell>
          <table:table-cell office:value-type="float" office:value="190.853" calcext:value-type="float">
            <text:p>190,853</text:p>
          </table:table-cell>
          <table:table-cell table:style-name="ce13"/>
          <table:table-cell table:formula="of:=[.E32]/[.$E$2]" office:value-type="float" office:value="0.3750703125" calcext:value-type="float">
            <text:p>0,3750703125</text:p>
          </table:table-cell>
          <table:table-cell table:formula="of:=[.J32]/[.$J$2]" office:value-type="float" office:value="0.497013020833333" calcext:value-type="float">
            <text:p>0,497013020833333</text:p>
          </table:table-cell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office:value-type="float" office:value="0.775" calcext:value-type="float">
            <text:p>0,775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.00387333" calcext:value-type="float">
            <text:p>0,00387333</text:p>
          </table:table-cell>
          <table:table-cell office:value-type="float" office:value="141.533" calcext:value-type="float">
            <text:p>141,533</text:p>
          </table:table-cell>
          <table:table-cell table:style-name="ce8" office:value-type="string" calcext:value-type="string">
            <text:p>||</text:p>
          </table:table-cell>
          <table:table-cell office:value-type="float" office:value="0.775" calcext:value-type="float">
            <text:p>0,77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1154" calcext:value-type="float">
            <text:p>0,01154</text:p>
          </table:table-cell>
          <table:table-cell office:value-type="float" office:value="184.213" calcext:value-type="float">
            <text:p>184,213</text:p>
          </table:table-cell>
          <table:table-cell table:style-name="ce13"/>
          <table:table-cell table:formula="of:=[.E33]/[.$E$2]" office:value-type="float" office:value="0.368575520833333" calcext:value-type="float">
            <text:p>0,368575520833333</text:p>
          </table:table-cell>
          <table:table-cell table:formula="of:=[.J33]/[.$J$2]" office:value-type="float" office:value="0.479721354166667" calcext:value-type="float">
            <text:p>0,479721354166667</text:p>
          </table:table-cell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office:value-type="float" office:value="0.8" calcext:value-type="float">
            <text:p>0,8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.00397333" calcext:value-type="float">
            <text:p>0,00397333</text:p>
          </table:table-cell>
          <table:table-cell office:value-type="float" office:value="138.147" calcext:value-type="float">
            <text:p>138,147</text:p>
          </table:table-cell>
          <table:table-cell table:style-name="ce8" office:value-type="string" calcext:value-type="string">
            <text:p>||</text:p>
          </table:table-cell>
          <table:table-cell office:value-type="float" office:value="0.8" calcext:value-type="float">
            <text:p>0,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116333" calcext:value-type="float">
            <text:p>0,0116333</text:p>
          </table:table-cell>
          <table:table-cell office:value-type="float" office:value="179.613" calcext:value-type="float">
            <text:p>179,613</text:p>
          </table:table-cell>
          <table:table-cell table:style-name="ce13"/>
          <table:table-cell table:formula="of:=[.E34]/[.$E$2]" office:value-type="float" office:value="0.3597578125" calcext:value-type="float">
            <text:p>0,3597578125</text:p>
          </table:table-cell>
          <table:table-cell table:formula="of:=[.J34]/[.$J$2]" office:value-type="float" office:value="0.4677421875" calcext:value-type="float">
            <text:p>0,4677421875</text:p>
          </table:table-cell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office:value-type="float" office:value="0.825" calcext:value-type="float">
            <text:p>0,825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.00317333" calcext:value-type="float">
            <text:p>0,00317333</text:p>
          </table:table-cell>
          <table:table-cell office:value-type="float" office:value="135.653" calcext:value-type="float">
            <text:p>135,653</text:p>
          </table:table-cell>
          <table:table-cell table:style-name="ce8" office:value-type="string" calcext:value-type="string">
            <text:p>||</text:p>
          </table:table-cell>
          <table:table-cell office:value-type="float" office:value="0.825" calcext:value-type="float">
            <text:p>0,82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982667" calcext:value-type="float">
            <text:p>0,00982667</text:p>
          </table:table-cell>
          <table:table-cell office:value-type="float" office:value="172.8" calcext:value-type="float">
            <text:p>172,8</text:p>
          </table:table-cell>
          <table:table-cell table:style-name="ce13"/>
          <table:table-cell table:formula="of:=[.E35]/[.$E$2]" office:value-type="float" office:value="0.353263020833333" calcext:value-type="float">
            <text:p>0,353263020833333</text:p>
          </table:table-cell>
          <table:table-cell table:formula="of:=[.J35]/[.$J$2]" office:value-type="float" office:value="0.45" calcext:value-type="float">
            <text:p>0,45</text:p>
          </table:table-cell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office:value-type="float" office:value="0.85" calcext:value-type="float">
            <text:p>0,85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.00326" calcext:value-type="float">
            <text:p>0,00326</text:p>
          </table:table-cell>
          <table:table-cell office:value-type="float" office:value="133.88" calcext:value-type="float">
            <text:p>133,88</text:p>
          </table:table-cell>
          <table:table-cell table:style-name="ce8" office:value-type="string" calcext:value-type="string">
            <text:p>||</text:p>
          </table:table-cell>
          <table:table-cell office:value-type="float" office:value="0.85" calcext:value-type="float">
            <text:p>0,8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1008" calcext:value-type="float">
            <text:p>0,01008</text:p>
          </table:table-cell>
          <table:table-cell office:value-type="float" office:value="165.76" calcext:value-type="float">
            <text:p>165,76</text:p>
          </table:table-cell>
          <table:table-cell table:style-name="ce13"/>
          <table:table-cell table:formula="of:=[.E36]/[.$E$2]" office:value-type="float" office:value="0.348645833333333" calcext:value-type="float">
            <text:p>0,348645833333333</text:p>
          </table:table-cell>
          <table:table-cell table:formula="of:=[.J36]/[.$J$2]" office:value-type="float" office:value="0.431666666666667" calcext:value-type="float">
            <text:p>0,431666666666667</text:p>
          </table:table-cell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office:value-type="float" office:value="0.875" calcext:value-type="float">
            <text:p>0,875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.00282667" calcext:value-type="float">
            <text:p>0,00282667</text:p>
          </table:table-cell>
          <table:table-cell office:value-type="float" office:value="132.467" calcext:value-type="float">
            <text:p>132,467</text:p>
          </table:table-cell>
          <table:table-cell table:style-name="ce8" office:value-type="string" calcext:value-type="string">
            <text:p>||</text:p>
          </table:table-cell>
          <table:table-cell office:value-type="float" office:value="0.875" calcext:value-type="float">
            <text:p>0,87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829333" calcext:value-type="float">
            <text:p>0,00829333</text:p>
          </table:table-cell>
          <table:table-cell office:value-type="float" office:value="159.387" calcext:value-type="float">
            <text:p>159,387</text:p>
          </table:table-cell>
          <table:table-cell table:style-name="ce13"/>
          <table:table-cell table:formula="of:=[.E37]/[.$E$2]" office:value-type="float" office:value="0.344966145833333" calcext:value-type="float">
            <text:p>0,344966145833333</text:p>
          </table:table-cell>
          <table:table-cell table:formula="of:=[.J37]/[.$J$2]" office:value-type="float" office:value="0.4150703125" calcext:value-type="float">
            <text:p>0,4150703125</text:p>
          </table:table-cell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office:value-type="float" office:value="0.9" calcext:value-type="float">
            <text:p>0,9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.00287333" calcext:value-type="float">
            <text:p>0,00287333</text:p>
          </table:table-cell>
          <table:table-cell office:value-type="float" office:value="130.453" calcext:value-type="float">
            <text:p>130,453</text:p>
          </table:table-cell>
          <table:table-cell table:style-name="ce8" office:value-type="string" calcext:value-type="string">
            <text:p>||</text:p>
          </table:table-cell>
          <table:table-cell office:value-type="float" office:value="0.9" calcext:value-type="float">
            <text:p>0,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821333" calcext:value-type="float">
            <text:p>0,00821333</text:p>
          </table:table-cell>
          <table:table-cell office:value-type="float" office:value="152.907" calcext:value-type="float">
            <text:p>152,907</text:p>
          </table:table-cell>
          <table:table-cell table:style-name="ce13"/>
          <table:table-cell table:formula="of:=[.E38]/[.$E$2]" office:value-type="float" office:value="0.339721354166667" calcext:value-type="float">
            <text:p>0,339721354166667</text:p>
          </table:table-cell>
          <table:table-cell table:formula="of:=[.J38]/[.$J$2]" office:value-type="float" office:value="0.3981953125" calcext:value-type="float">
            <text:p>0,3981953125</text:p>
          </table:table-cell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office:value-type="float" office:value="0.925" calcext:value-type="float">
            <text:p>0,925</text:p>
          </table:table-cell>
          <table:table-cell office:value-type="float" office:value="0" calcext:value-type="float">
            <text:p>0</text:p>
          </table:table-cell>
          <table:table-cell office:value-type="float" office:value="0.00260667" calcext:value-type="float">
            <text:p>0,00260667</text:p>
          </table:table-cell>
          <table:table-cell office:value-type="float" office:value="129.413" calcext:value-type="float">
            <text:p>129,413</text:p>
          </table:table-cell>
          <table:table-cell table:style-name="ce8" office:value-type="string" calcext:value-type="string">
            <text:p>||</text:p>
          </table:table-cell>
          <table:table-cell office:value-type="float" office:value="0.925" calcext:value-type="float">
            <text:p>0,92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694" calcext:value-type="float">
            <text:p>0,00694</text:p>
          </table:table-cell>
          <table:table-cell office:value-type="float" office:value="147.693" calcext:value-type="float">
            <text:p>147,693</text:p>
          </table:table-cell>
          <table:table-cell table:style-name="ce13"/>
          <table:table-cell table:formula="of:=[.E39]/[.$E$2]" office:value-type="float" office:value="0.337013020833333" calcext:value-type="float">
            <text:p>0,337013020833333</text:p>
          </table:table-cell>
          <table:table-cell table:formula="of:=[.J39]/[.$J$2]" office:value-type="float" office:value="0.3846171875" calcext:value-type="float">
            <text:p>0,3846171875</text:p>
          </table:table-cell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office:value-type="float" office:value="0.95" calcext:value-type="float">
            <text:p>0,95</text:p>
          </table:table-cell>
          <table:table-cell office:value-type="float" office:value="0" calcext:value-type="float">
            <text:p>0</text:p>
          </table:table-cell>
          <table:table-cell office:value-type="float" office:value="0.00243333" calcext:value-type="float">
            <text:p>0,00243333</text:p>
          </table:table-cell>
          <table:table-cell office:value-type="float" office:value="128.853" calcext:value-type="float">
            <text:p>128,853</text:p>
          </table:table-cell>
          <table:table-cell table:style-name="ce8" office:value-type="string" calcext:value-type="string">
            <text:p>||</text:p>
          </table:table-cell>
          <table:table-cell office:value-type="float" office:value="0.95" calcext:value-type="float">
            <text:p>0,9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598" calcext:value-type="float">
            <text:p>0,00598</text:p>
          </table:table-cell>
          <table:table-cell office:value-type="float" office:value="141.227" calcext:value-type="float">
            <text:p>141,227</text:p>
          </table:table-cell>
          <table:table-cell table:style-name="ce13"/>
          <table:table-cell table:formula="of:=[.E40]/[.$E$2]" office:value-type="float" office:value="0.3355546875" calcext:value-type="float">
            <text:p>0,3355546875</text:p>
          </table:table-cell>
          <table:table-cell table:formula="of:=[.J40]/[.$J$2]" office:value-type="float" office:value="0.367778645833333" calcext:value-type="float">
            <text:p>0,367778645833333</text:p>
          </table:table-cell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3" office:value-type="float" office:value="0.975" calcext:value-type="float">
            <text:p>0,9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0227333" calcext:value-type="float">
            <text:p>0,00227333</text:p>
          </table:table-cell>
          <table:table-cell table:style-name="ce3" office:value-type="float" office:value="128.253" calcext:value-type="float">
            <text:p>128,253</text:p>
          </table:table-cell>
          <table:table-cell table:style-name="ce10" office:value-type="string" calcext:value-type="string">
            <text:p>||</text:p>
          </table:table-cell>
          <table:table-cell table:style-name="ce3" office:value-type="float" office:value="0.975" calcext:value-type="float">
            <text:p>0,975</text:p>
          </table:table-cell>
          <table:table-cell table:style-name="ce26" office:value-type="float" office:value="0" calcext:value-type="float">
            <text:p>0</text:p>
          </table:table-cell>
          <table:table-cell table:style-name="ce3" office:value-type="float" office:value="0.00476667" calcext:value-type="float">
            <text:p>0,00476667</text:p>
          </table:table-cell>
          <table:table-cell table:style-name="ce3" office:value-type="float" office:value="134.16" calcext:value-type="float">
            <text:p>134,16</text:p>
          </table:table-cell>
          <table:table-cell table:style-name="ce13"/>
          <table:table-cell table:formula="of:=[.E41]/[.$E$2]" office:value-type="float" office:value="0.3339921875" calcext:value-type="float">
            <text:p>0,3339921875</text:p>
          </table:table-cell>
          <table:table-cell table:formula="of:=[.J41]/[.$J$2]" office:value-type="float" office:value="0.349375" calcext:value-type="float">
            <text:p>0,349375</text:p>
          </table:table-cell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0221333" calcext:value-type="float">
            <text:p>0,00221333</text:p>
          </table:table-cell>
          <table:table-cell table:style-name="ce4" office:value-type="float" office:value="128" calcext:value-type="float">
            <text:p>128</text:p>
          </table:table-cell>
          <table:table-cell table:style-name="ce11" office:value-type="string" calcext:value-type="string">
            <text:p>||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0361333" calcext:value-type="float">
            <text:p>0,00361333</text:p>
          </table:table-cell>
          <table:table-cell table:style-name="ce4" office:value-type="float" office:value="128" calcext:value-type="float">
            <text:p>128</text:p>
          </table:table-cell>
          <table:table-cell table:style-name="ce14"/>
          <table:table-cell table:formula="of:=[.E42]/[.$E$2]" office:value-type="float" office:value="0.333333333333333" calcext:value-type="float">
            <text:p>0,333333333333333</text:p>
          </table:table-cell>
          <table:table-cell table:formula="of:=[.J42]/[.$J$2]" office:value-type="float" office:value="0.333333333333333" calcext:value-type="float">
            <text:p>0,333333333333333</text:p>
          </table:table-cell>
        </table:table-row>
        <table:table-row table:style-name="ro1">
          <table:table-cell table:number-columns-repeated="11"/>
          <table:table-cell table:formula="of:=[.E43]/[.$E$2]" office:value-type="float" office:value="0" calcext:value-type="float">
            <text:p>0</text:p>
          </table:table-cell>
          <table:table-cell table:formula="of:=[.J43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44]/[.$E$2]" office:value-type="float" office:value="0" calcext:value-type="float">
            <text:p>0</text:p>
          </table:table-cell>
          <table:table-cell table:formula="of:=[.J44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45]/[.$E$2]" office:value-type="float" office:value="0" calcext:value-type="float">
            <text:p>0</text:p>
          </table:table-cell>
          <table:table-cell table:formula="of:=[.J45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46]/[.$E$2]" office:value-type="float" office:value="0" calcext:value-type="float">
            <text:p>0</text:p>
          </table:table-cell>
          <table:table-cell table:formula="of:=[.J46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47]/[.$E$2]" office:value-type="float" office:value="0" calcext:value-type="float">
            <text:p>0</text:p>
          </table:table-cell>
          <table:table-cell table:formula="of:=[.J47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48]/[.$E$2]" office:value-type="float" office:value="0" calcext:value-type="float">
            <text:p>0</text:p>
          </table:table-cell>
          <table:table-cell table:formula="of:=[.J48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49]/[.$E$2]" office:value-type="float" office:value="0" calcext:value-type="float">
            <text:p>0</text:p>
          </table:table-cell>
          <table:table-cell table:formula="of:=[.J49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50]/[.$E$2]" office:value-type="float" office:value="0" calcext:value-type="float">
            <text:p>0</text:p>
          </table:table-cell>
          <table:table-cell table:formula="of:=[.J50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51]/[.$E$2]" office:value-type="float" office:value="0" calcext:value-type="float">
            <text:p>0</text:p>
          </table:table-cell>
          <table:table-cell table:formula="of:=[.J51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52]/[.$E$2]" office:value-type="float" office:value="0" calcext:value-type="float">
            <text:p>0</text:p>
          </table:table-cell>
          <table:table-cell table:formula="of:=[.J52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53]/[.$E$2]" office:value-type="float" office:value="0" calcext:value-type="float">
            <text:p>0</text:p>
          </table:table-cell>
          <table:table-cell table:formula="of:=[.J53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54]/[.$E$2]" office:value-type="float" office:value="0" calcext:value-type="float">
            <text:p>0</text:p>
          </table:table-cell>
          <table:table-cell table:formula="of:=[.J54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55]/[.$E$2]" office:value-type="float" office:value="0" calcext:value-type="float">
            <text:p>0</text:p>
          </table:table-cell>
          <table:table-cell table:formula="of:=[.J55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56]/[.$E$2]" office:value-type="float" office:value="0" calcext:value-type="float">
            <text:p>0</text:p>
          </table:table-cell>
          <table:table-cell table:formula="of:=[.J56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57]/[.$E$2]" office:value-type="float" office:value="0" calcext:value-type="float">
            <text:p>0</text:p>
          </table:table-cell>
          <table:table-cell table:formula="of:=[.J57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58]/[.$E$2]" office:value-type="float" office:value="0" calcext:value-type="float">
            <text:p>0</text:p>
          </table:table-cell>
          <table:table-cell table:formula="of:=[.J58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59]/[.$E$2]" office:value-type="float" office:value="0" calcext:value-type="float">
            <text:p>0</text:p>
          </table:table-cell>
          <table:table-cell table:formula="of:=[.J59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60]/[.$E$2]" office:value-type="float" office:value="0" calcext:value-type="float">
            <text:p>0</text:p>
          </table:table-cell>
          <table:table-cell table:formula="of:=[.J60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61]/[.$E$2]" office:value-type="float" office:value="0" calcext:value-type="float">
            <text:p>0</text:p>
          </table:table-cell>
          <table:table-cell table:formula="of:=[.J61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62]/[.$E$2]" office:value-type="float" office:value="0" calcext:value-type="float">
            <text:p>0</text:p>
          </table:table-cell>
          <table:table-cell table:formula="of:=[.J62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63]/[.$E$2]" office:value-type="float" office:value="0" calcext:value-type="float">
            <text:p>0</text:p>
          </table:table-cell>
          <table:table-cell table:formula="of:=[.J63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64]/[.$E$2]" office:value-type="float" office:value="0" calcext:value-type="float">
            <text:p>0</text:p>
          </table:table-cell>
          <table:table-cell table:formula="of:=[.J64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65]/[.$E$2]" office:value-type="float" office:value="0" calcext:value-type="float">
            <text:p>0</text:p>
          </table:table-cell>
          <table:table-cell table:formula="of:=[.J65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66]/[.$E$2]" office:value-type="float" office:value="0" calcext:value-type="float">
            <text:p>0</text:p>
          </table:table-cell>
          <table:table-cell table:formula="of:=[.J66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67]/[.$E$2]" office:value-type="float" office:value="0" calcext:value-type="float">
            <text:p>0</text:p>
          </table:table-cell>
          <table:table-cell table:formula="of:=[.J67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68]/[.$E$2]" office:value-type="float" office:value="0" calcext:value-type="float">
            <text:p>0</text:p>
          </table:table-cell>
          <table:table-cell table:formula="of:=[.J68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69]/[.$E$2]" office:value-type="float" office:value="0" calcext:value-type="float">
            <text:p>0</text:p>
          </table:table-cell>
          <table:table-cell table:formula="of:=[.J69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70]/[.$E$2]" office:value-type="float" office:value="0" calcext:value-type="float">
            <text:p>0</text:p>
          </table:table-cell>
          <table:table-cell table:formula="of:=[.J70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71]/[.$E$2]" office:value-type="float" office:value="0" calcext:value-type="float">
            <text:p>0</text:p>
          </table:table-cell>
          <table:table-cell table:formula="of:=[.J71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72]/[.$E$2]" office:value-type="float" office:value="0" calcext:value-type="float">
            <text:p>0</text:p>
          </table:table-cell>
          <table:table-cell table:formula="of:=[.J72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73]/[.$E$2]" office:value-type="float" office:value="0" calcext:value-type="float">
            <text:p>0</text:p>
          </table:table-cell>
          <table:table-cell table:formula="of:=[.J73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74]/[.$E$2]" office:value-type="float" office:value="0" calcext:value-type="float">
            <text:p>0</text:p>
          </table:table-cell>
          <table:table-cell table:formula="of:=[.J74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75]/[.$E$2]" office:value-type="float" office:value="0" calcext:value-type="float">
            <text:p>0</text:p>
          </table:table-cell>
          <table:table-cell table:formula="of:=[.J75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76]/[.$E$2]" office:value-type="float" office:value="0" calcext:value-type="float">
            <text:p>0</text:p>
          </table:table-cell>
          <table:table-cell table:formula="of:=[.J76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77]/[.$E$2]" office:value-type="float" office:value="0" calcext:value-type="float">
            <text:p>0</text:p>
          </table:table-cell>
          <table:table-cell table:formula="of:=[.J77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78]/[.$E$2]" office:value-type="float" office:value="0" calcext:value-type="float">
            <text:p>0</text:p>
          </table:table-cell>
          <table:table-cell table:formula="of:=[.J78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79]/[.$E$2]" office:value-type="float" office:value="0" calcext:value-type="float">
            <text:p>0</text:p>
          </table:table-cell>
          <table:table-cell table:formula="of:=[.J79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80]/[.$E$2]" office:value-type="float" office:value="0" calcext:value-type="float">
            <text:p>0</text:p>
          </table:table-cell>
          <table:table-cell table:formula="of:=[.J80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81]/[.$E$2]" office:value-type="float" office:value="0" calcext:value-type="float">
            <text:p>0</text:p>
          </table:table-cell>
          <table:table-cell table:formula="of:=[.J81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82]/[.$E$2]" office:value-type="float" office:value="0" calcext:value-type="float">
            <text:p>0</text:p>
          </table:table-cell>
          <table:table-cell table:formula="of:=[.J82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83]/[.$E$2]" office:value-type="float" office:value="0" calcext:value-type="float">
            <text:p>0</text:p>
          </table:table-cell>
          <table:table-cell table:formula="of:=[.J83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84]/[.$E$2]" office:value-type="float" office:value="0" calcext:value-type="float">
            <text:p>0</text:p>
          </table:table-cell>
          <table:table-cell table:formula="of:=[.J84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85]/[.$E$2]" office:value-type="float" office:value="0" calcext:value-type="float">
            <text:p>0</text:p>
          </table:table-cell>
          <table:table-cell table:formula="of:=[.J85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86]/[.$E$2]" office:value-type="float" office:value="0" calcext:value-type="float">
            <text:p>0</text:p>
          </table:table-cell>
          <table:table-cell table:formula="of:=[.J86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87]/[.$E$2]" office:value-type="float" office:value="0" calcext:value-type="float">
            <text:p>0</text:p>
          </table:table-cell>
          <table:table-cell table:formula="of:=[.J87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88]/[.$E$2]" office:value-type="float" office:value="0" calcext:value-type="float">
            <text:p>0</text:p>
          </table:table-cell>
          <table:table-cell table:formula="of:=[.J88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89]/[.$E$2]" office:value-type="float" office:value="0" calcext:value-type="float">
            <text:p>0</text:p>
          </table:table-cell>
          <table:table-cell table:formula="of:=[.J89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90]/[.$E$2]" office:value-type="float" office:value="0" calcext:value-type="float">
            <text:p>0</text:p>
          </table:table-cell>
          <table:table-cell table:formula="of:=[.J90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91]/[.$E$2]" office:value-type="float" office:value="0" calcext:value-type="float">
            <text:p>0</text:p>
          </table:table-cell>
          <table:table-cell table:formula="of:=[.J91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92]/[.$E$2]" office:value-type="float" office:value="0" calcext:value-type="float">
            <text:p>0</text:p>
          </table:table-cell>
          <table:table-cell table:formula="of:=[.J92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93]/[.$E$2]" office:value-type="float" office:value="0" calcext:value-type="float">
            <text:p>0</text:p>
          </table:table-cell>
          <table:table-cell table:formula="of:=[.J93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94]/[.$E$2]" office:value-type="float" office:value="0" calcext:value-type="float">
            <text:p>0</text:p>
          </table:table-cell>
          <table:table-cell table:formula="of:=[.J94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95]/[.$E$2]" office:value-type="float" office:value="0" calcext:value-type="float">
            <text:p>0</text:p>
          </table:table-cell>
          <table:table-cell table:formula="of:=[.J95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96]/[.$E$2]" office:value-type="float" office:value="0" calcext:value-type="float">
            <text:p>0</text:p>
          </table:table-cell>
          <table:table-cell table:formula="of:=[.J96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97]/[.$E$2]" office:value-type="float" office:value="0" calcext:value-type="float">
            <text:p>0</text:p>
          </table:table-cell>
          <table:table-cell table:formula="of:=[.J97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98]/[.$E$2]" office:value-type="float" office:value="0" calcext:value-type="float">
            <text:p>0</text:p>
          </table:table-cell>
          <table:table-cell table:formula="of:=[.J98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99]/[.$E$2]" office:value-type="float" office:value="0" calcext:value-type="float">
            <text:p>0</text:p>
          </table:table-cell>
          <table:table-cell table:formula="of:=[.J99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00]/[.$E$2]" office:value-type="float" office:value="0" calcext:value-type="float">
            <text:p>0</text:p>
          </table:table-cell>
          <table:table-cell table:formula="of:=[.J100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01]/[.$E$2]" office:value-type="float" office:value="0" calcext:value-type="float">
            <text:p>0</text:p>
          </table:table-cell>
          <table:table-cell table:formula="of:=[.J101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02]/[.$E$2]" office:value-type="float" office:value="0" calcext:value-type="float">
            <text:p>0</text:p>
          </table:table-cell>
          <table:table-cell table:formula="of:=[.J102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03]/[.$E$2]" office:value-type="float" office:value="0" calcext:value-type="float">
            <text:p>0</text:p>
          </table:table-cell>
          <table:table-cell table:formula="of:=[.J103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04]/[.$E$2]" office:value-type="float" office:value="0" calcext:value-type="float">
            <text:p>0</text:p>
          </table:table-cell>
          <table:table-cell table:formula="of:=[.J104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05]/[.$E$2]" office:value-type="float" office:value="0" calcext:value-type="float">
            <text:p>0</text:p>
          </table:table-cell>
          <table:table-cell table:formula="of:=[.J105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06]/[.$E$2]" office:value-type="float" office:value="0" calcext:value-type="float">
            <text:p>0</text:p>
          </table:table-cell>
          <table:table-cell table:formula="of:=[.J106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07]/[.$E$2]" office:value-type="float" office:value="0" calcext:value-type="float">
            <text:p>0</text:p>
          </table:table-cell>
          <table:table-cell table:formula="of:=[.J107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08]/[.$E$2]" office:value-type="float" office:value="0" calcext:value-type="float">
            <text:p>0</text:p>
          </table:table-cell>
          <table:table-cell table:formula="of:=[.J108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09]/[.$E$2]" office:value-type="float" office:value="0" calcext:value-type="float">
            <text:p>0</text:p>
          </table:table-cell>
          <table:table-cell table:formula="of:=[.J109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10]/[.$E$2]" office:value-type="float" office:value="0" calcext:value-type="float">
            <text:p>0</text:p>
          </table:table-cell>
          <table:table-cell table:formula="of:=[.J110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11]/[.$E$2]" office:value-type="float" office:value="0" calcext:value-type="float">
            <text:p>0</text:p>
          </table:table-cell>
          <table:table-cell table:formula="of:=[.J111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12]/[.$E$2]" office:value-type="float" office:value="0" calcext:value-type="float">
            <text:p>0</text:p>
          </table:table-cell>
          <table:table-cell table:formula="of:=[.J112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13]/[.$E$2]" office:value-type="float" office:value="0" calcext:value-type="float">
            <text:p>0</text:p>
          </table:table-cell>
          <table:table-cell table:formula="of:=[.J113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14]/[.$E$2]" office:value-type="float" office:value="0" calcext:value-type="float">
            <text:p>0</text:p>
          </table:table-cell>
          <table:table-cell table:formula="of:=[.J114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15]/[.$E$2]" office:value-type="float" office:value="0" calcext:value-type="float">
            <text:p>0</text:p>
          </table:table-cell>
          <table:table-cell table:formula="of:=[.J115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16]/[.$E$2]" office:value-type="float" office:value="0" calcext:value-type="float">
            <text:p>0</text:p>
          </table:table-cell>
          <table:table-cell table:formula="of:=[.J116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17]/[.$E$2]" office:value-type="float" office:value="0" calcext:value-type="float">
            <text:p>0</text:p>
          </table:table-cell>
          <table:table-cell table:formula="of:=[.J117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18]/[.$E$2]" office:value-type="float" office:value="0" calcext:value-type="float">
            <text:p>0</text:p>
          </table:table-cell>
          <table:table-cell table:formula="of:=[.J118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19]/[.$E$2]" office:value-type="float" office:value="0" calcext:value-type="float">
            <text:p>0</text:p>
          </table:table-cell>
          <table:table-cell table:formula="of:=[.J119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20]/[.$E$2]" office:value-type="float" office:value="0" calcext:value-type="float">
            <text:p>0</text:p>
          </table:table-cell>
          <table:table-cell table:formula="of:=[.J120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21]/[.$E$2]" office:value-type="float" office:value="0" calcext:value-type="float">
            <text:p>0</text:p>
          </table:table-cell>
          <table:table-cell table:formula="of:=[.J121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22]/[.$E$2]" office:value-type="float" office:value="0" calcext:value-type="float">
            <text:p>0</text:p>
          </table:table-cell>
          <table:table-cell table:formula="of:=[.J122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23]/[.$E$2]" office:value-type="float" office:value="0" calcext:value-type="float">
            <text:p>0</text:p>
          </table:table-cell>
          <table:table-cell table:formula="of:=[.J123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24]/[.$E$2]" office:value-type="float" office:value="0" calcext:value-type="float">
            <text:p>0</text:p>
          </table:table-cell>
          <table:table-cell table:formula="of:=[.J124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25]/[.$E$2]" office:value-type="float" office:value="0" calcext:value-type="float">
            <text:p>0</text:p>
          </table:table-cell>
          <table:table-cell table:formula="of:=[.J125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26]/[.$E$2]" office:value-type="float" office:value="0" calcext:value-type="float">
            <text:p>0</text:p>
          </table:table-cell>
          <table:table-cell table:formula="of:=[.J126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27]/[.$E$2]" office:value-type="float" office:value="0" calcext:value-type="float">
            <text:p>0</text:p>
          </table:table-cell>
          <table:table-cell table:formula="of:=[.J127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28]/[.$E$2]" office:value-type="float" office:value="0" calcext:value-type="float">
            <text:p>0</text:p>
          </table:table-cell>
          <table:table-cell table:formula="of:=[.J128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29]/[.$E$2]" office:value-type="float" office:value="0" calcext:value-type="float">
            <text:p>0</text:p>
          </table:table-cell>
          <table:table-cell table:formula="of:=[.J129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30]/[.$E$2]" office:value-type="float" office:value="0" calcext:value-type="float">
            <text:p>0</text:p>
          </table:table-cell>
          <table:table-cell table:formula="of:=[.J130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31]/[.$E$2]" office:value-type="float" office:value="0" calcext:value-type="float">
            <text:p>0</text:p>
          </table:table-cell>
          <table:table-cell table:formula="of:=[.J131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32]/[.$E$2]" office:value-type="float" office:value="0" calcext:value-type="float">
            <text:p>0</text:p>
          </table:table-cell>
          <table:table-cell table:formula="of:=[.J132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33]/[.$E$2]" office:value-type="float" office:value="0" calcext:value-type="float">
            <text:p>0</text:p>
          </table:table-cell>
          <table:table-cell table:formula="of:=[.J133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34]/[.$E$2]" office:value-type="float" office:value="0" calcext:value-type="float">
            <text:p>0</text:p>
          </table:table-cell>
          <table:table-cell table:formula="of:=[.J134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35]/[.$E$2]" office:value-type="float" office:value="0" calcext:value-type="float">
            <text:p>0</text:p>
          </table:table-cell>
          <table:table-cell table:formula="of:=[.J135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36]/[.$E$2]" office:value-type="float" office:value="0" calcext:value-type="float">
            <text:p>0</text:p>
          </table:table-cell>
          <table:table-cell table:formula="of:=[.J136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37]/[.$E$2]" office:value-type="float" office:value="0" calcext:value-type="float">
            <text:p>0</text:p>
          </table:table-cell>
          <table:table-cell table:formula="of:=[.J137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38]/[.$E$2]" office:value-type="float" office:value="0" calcext:value-type="float">
            <text:p>0</text:p>
          </table:table-cell>
          <table:table-cell table:formula="of:=[.J138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39]/[.$E$2]" office:value-type="float" office:value="0" calcext:value-type="float">
            <text:p>0</text:p>
          </table:table-cell>
          <table:table-cell table:formula="of:=[.J139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40]/[.$E$2]" office:value-type="float" office:value="0" calcext:value-type="float">
            <text:p>0</text:p>
          </table:table-cell>
          <table:table-cell table:formula="of:=[.J140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41]/[.$E$2]" office:value-type="float" office:value="0" calcext:value-type="float">
            <text:p>0</text:p>
          </table:table-cell>
          <table:table-cell table:formula="of:=[.J141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42]/[.$E$2]" office:value-type="float" office:value="0" calcext:value-type="float">
            <text:p>0</text:p>
          </table:table-cell>
          <table:table-cell table:formula="of:=[.J142]/[.$J$2]" office:value-type="float" office:value="0" calcext:value-type="float">
            <text:p>0</text:p>
          </table:table-cell>
        </table:table-row>
      </table:table>
      <table:table table:name="1024" table:style-name="ta1">
        <table:shapes>
          <draw:frame draw:z-index="0" draw:style-name="gr1" draw:text-style-name="P1" svg:width="159.99mm" svg:height="89.99mm" svg:x="316.1mm" svg:y="4.54mm">
            <draw:object draw:notify-on-update-of-ranges="'1024'.B2:'1024'.B42 '1024'.C2:'1024'.C42 '1024'.B2:'1024'.B42 '1024'.L2:'1024'.L42" xlink:href="./Object 33" xlink:type="simple" xlink:show="embed" xlink:actuate="onLoad">
              <loext:p/>
            </draw:object>
            <draw:image xlink:href="./ObjectReplacements/Object 33" xlink:type="simple" xlink:show="embed" xlink:actuate="onLoad"/>
          </draw:frame>
          <draw:frame draw:z-index="1" draw:style-name="gr1" draw:text-style-name="P1" svg:width="158.22mm" svg:height="89.93mm" svg:x="316.09mm" svg:y="94.85mm">
            <draw:object draw:notify-on-update-of-ranges="'1024'.G2:'1024'.G42 '1024'.H2:'1024'.H42 '1024'.G2:'1024'.G42 '1024'.M2:'1024'.M42" xlink:href="./Object 34" xlink:type="simple" xlink:show="embed" xlink:actuate="onLoad">
              <loext:p/>
            </draw:object>
            <draw:image xlink:href="./ObjectReplacements/Object 34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ropietat</text:p>
          </table:table-cell>
          <table:table-cell office:value-type="string" calcext:value-type="string">
            <text:p>temps[ms]</text:p>
          </table:table-cell>
          <table:table-cell office:value-type="string" calcext:value-type="string">
            <text:p>V+E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propietat</text:p>
          </table:table-cell>
          <table:table-cell office:value-type="string" calcext:value-type="string">
            <text:p>temps[ms]</text:p>
          </table:table-cell>
          <table:table-cell office:value-type="string" calcext:value-type="string">
            <text:p>V+E</text:p>
          </table:table-cell>
          <table:table-cell/>
          <table:table-cell table:number-columns-repeated="2" office:value-type="string" calcext:value-type="string">
            <text:p>V+E / max (V+E)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204773" calcext:value-type="float">
            <text:p>0,204773</text:p>
          </table:table-cell>
          <table:table-cell table:style-name="ce5" office:value-type="float" office:value="3072" calcext:value-type="float">
            <text:p>3072</text:p>
          </table:table-cell>
          <table:table-cell table:style-name="ce9" office:value-type="string" calcext:value-type="string">
            <text:p>||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23404" calcext:value-type="float">
            <text:p>0,23404</text:p>
          </table:table-cell>
          <table:table-cell table:style-name="ce5" office:value-type="float" office:value="3072" calcext:value-type="float">
            <text:p>3072</text:p>
          </table:table-cell>
          <table:table-cell table:style-name="ce12"/>
          <table:table-cell table:formula="of:=[.E2]/[.$E$2]" office:value-type="float" office:value="1" calcext:value-type="float">
            <text:p>1</text:p>
          </table:table-cell>
          <table:table-cell table:formula="of:=[.J2]/[.$J$2]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0.025" calcext:value-type="float">
            <text:p>0,025</text:p>
          </table:table-cell>
          <table:table-cell office:value-type="float" office:value="0.966667" calcext:value-type="float">
            <text:p>0,966667</text:p>
          </table:table-cell>
          <table:table-cell office:value-type="float" office:value="0.2182" calcext:value-type="float">
            <text:p>0,2182</text:p>
          </table:table-cell>
          <table:table-cell office:value-type="float" office:value="2972.75" calcext:value-type="float">
            <text:p>2972,75</text:p>
          </table:table-cell>
          <table:table-cell table:style-name="ce8" office:value-type="string" calcext:value-type="string">
            <text:p>||</text:p>
          </table:table-cell>
          <table:table-cell office:value-type="float" office:value="0.025" calcext:value-type="float">
            <text:p>0,025</text:p>
          </table:table-cell>
          <table:table-cell office:value-type="float" office:value="0.933333" calcext:value-type="float">
            <text:p>0,933333</text:p>
          </table:table-cell>
          <table:table-cell office:value-type="float" office:value="0.256587" calcext:value-type="float">
            <text:p>0,256587</text:p>
          </table:table-cell>
          <table:table-cell office:value-type="float" office:value="3020.01" calcext:value-type="float">
            <text:p>3020,01</text:p>
          </table:table-cell>
          <table:table-cell table:style-name="ce13"/>
          <table:table-cell table:formula="of:=[.E3]/[.$E$2]" office:value-type="float" office:value="0.967692057291667" calcext:value-type="float">
            <text:p>0,967692057291667</text:p>
          </table:table-cell>
          <table:table-cell table:formula="of:=[.J3]/[.$J$2]" office:value-type="float" office:value="0.983076171875" calcext:value-type="float">
            <text:p>0,983076171875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0.05" calcext:value-type="float">
            <text:p>0,05</text:p>
          </table:table-cell>
          <table:table-cell office:value-type="float" office:value="0.773333" calcext:value-type="float">
            <text:p>0,773333</text:p>
          </table:table-cell>
          <table:table-cell office:value-type="float" office:value="0.21314" calcext:value-type="float">
            <text:p>0,21314</text:p>
          </table:table-cell>
          <table:table-cell office:value-type="float" office:value="2871.49" calcext:value-type="float">
            <text:p>2871,49</text:p>
          </table:table-cell>
          <table:table-cell table:style-name="ce8" office:value-type="string" calcext:value-type="string">
            <text:p>||</text:p>
          </table:table-cell>
          <table:table-cell office:value-type="float" office:value="0.05" calcext:value-type="float">
            <text:p>0,05</text:p>
          </table:table-cell>
          <table:table-cell office:value-type="float" office:value="0.84" calcext:value-type="float">
            <text:p>0,84</text:p>
          </table:table-cell>
          <table:table-cell office:value-type="float" office:value="0.25116" calcext:value-type="float">
            <text:p>0,25116</text:p>
          </table:table-cell>
          <table:table-cell office:value-type="float" office:value="2967.24" calcext:value-type="float">
            <text:p>2967,24</text:p>
          </table:table-cell>
          <table:table-cell table:style-name="ce13"/>
          <table:table-cell table:formula="of:=[.E4]/[.$E$2]" office:value-type="float" office:value="0.934729817708333" calcext:value-type="float">
            <text:p>0,934729817708333</text:p>
          </table:table-cell>
          <table:table-cell table:formula="of:=[.J4]/[.$J$2]" office:value-type="float" office:value="0.9658984375" calcext:value-type="float">
            <text:p>0,9658984375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float" office:value="0.075" calcext:value-type="float">
            <text:p>0,075</text:p>
          </table:table-cell>
          <table:table-cell office:value-type="float" office:value="0.586667" calcext:value-type="float">
            <text:p>0,586667</text:p>
          </table:table-cell>
          <table:table-cell office:value-type="float" office:value="0.207407" calcext:value-type="float">
            <text:p>0,207407</text:p>
          </table:table-cell>
          <table:table-cell office:value-type="float" office:value="2779.57" calcext:value-type="float">
            <text:p>2779,57</text:p>
          </table:table-cell>
          <table:table-cell table:style-name="ce8" office:value-type="string" calcext:value-type="string">
            <text:p>||</text:p>
          </table:table-cell>
          <table:table-cell office:value-type="float" office:value="0.075" calcext:value-type="float">
            <text:p>0,075</text:p>
          </table:table-cell>
          <table:table-cell office:value-type="float" office:value="0.64" calcext:value-type="float">
            <text:p>0,64</text:p>
          </table:table-cell>
          <table:table-cell office:value-type="float" office:value="0.253227" calcext:value-type="float">
            <text:p>0,253227</text:p>
          </table:table-cell>
          <table:table-cell office:value-type="float" office:value="2917.39" calcext:value-type="float">
            <text:p>2917,39</text:p>
          </table:table-cell>
          <table:table-cell table:style-name="ce13"/>
          <table:table-cell table:formula="of:=[.E5]/[.$E$2]" office:value-type="float" office:value="0.904807942708333" calcext:value-type="float">
            <text:p>0,904807942708333</text:p>
          </table:table-cell>
          <table:table-cell table:formula="of:=[.J5]/[.$J$2]" office:value-type="float" office:value="0.949671223958333" calcext:value-type="float">
            <text:p>0,949671223958333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float" office:value="0.1" calcext:value-type="float">
            <text:p>0,1</text:p>
          </table:table-cell>
          <table:table-cell office:value-type="float" office:value="0.393333" calcext:value-type="float">
            <text:p>0,393333</text:p>
          </table:table-cell>
          <table:table-cell office:value-type="float" office:value="0.198293" calcext:value-type="float">
            <text:p>0,198293</text:p>
          </table:table-cell>
          <table:table-cell office:value-type="float" office:value="2682.36" calcext:value-type="float">
            <text:p>2682,36</text:p>
          </table:table-cell>
          <table:table-cell table:style-name="ce8" office:value-type="string" calcext:value-type="string">
            <text:p>||</text:p>
          </table:table-cell>
          <table:table-cell office:value-type="float" office:value="0.1" calcext:value-type="float">
            <text:p>0,1</text:p>
          </table:table-cell>
          <table:table-cell office:value-type="float" office:value="0.433333" calcext:value-type="float">
            <text:p>0,433333</text:p>
          </table:table-cell>
          <table:table-cell office:value-type="float" office:value="0.246087" calcext:value-type="float">
            <text:p>0,246087</text:p>
          </table:table-cell>
          <table:table-cell office:value-type="float" office:value="2865.87" calcext:value-type="float">
            <text:p>2865,87</text:p>
          </table:table-cell>
          <table:table-cell table:style-name="ce13"/>
          <table:table-cell table:formula="of:=[.E6]/[.$E$2]" office:value-type="float" office:value="0.8731640625" calcext:value-type="float">
            <text:p>0,8731640625</text:p>
          </table:table-cell>
          <table:table-cell table:formula="of:=[.J6]/[.$J$2]" office:value-type="float" office:value="0.932900390625" calcext:value-type="float">
            <text:p>0,932900390625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float" office:value="0.125" calcext:value-type="float">
            <text:p>0,125</text:p>
          </table:table-cell>
          <table:table-cell office:value-type="float" office:value="0.233333" calcext:value-type="float">
            <text:p>0,233333</text:p>
          </table:table-cell>
          <table:table-cell office:value-type="float" office:value="0.192127" calcext:value-type="float">
            <text:p>0,192127</text:p>
          </table:table-cell>
          <table:table-cell office:value-type="float" office:value="2590.76" calcext:value-type="float">
            <text:p>2590,76</text:p>
          </table:table-cell>
          <table:table-cell table:style-name="ce8" office:value-type="string" calcext:value-type="string">
            <text:p>||</text:p>
          </table:table-cell>
          <table:table-cell office:value-type="float" office:value="0.125" calcext:value-type="float">
            <text:p>0,125</text:p>
          </table:table-cell>
          <table:table-cell office:value-type="float" office:value="0.3" calcext:value-type="float">
            <text:p>0,3</text:p>
          </table:table-cell>
          <table:table-cell office:value-type="float" office:value="0.237613" calcext:value-type="float">
            <text:p>0,237613</text:p>
          </table:table-cell>
          <table:table-cell office:value-type="float" office:value="2814.71" calcext:value-type="float">
            <text:p>2814,71</text:p>
          </table:table-cell>
          <table:table-cell table:style-name="ce13"/>
          <table:table-cell table:formula="of:=[.E7]/[.$E$2]" office:value-type="float" office:value="0.843346354166667" calcext:value-type="float">
            <text:p>0,843346354166667</text:p>
          </table:table-cell>
          <table:table-cell table:formula="of:=[.J7]/[.$J$2]" office:value-type="float" office:value="0.916246744791667" calcext:value-type="float">
            <text:p>0,916246744791667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float" office:value="0.15" calcext:value-type="float">
            <text:p>0,15</text:p>
          </table:table-cell>
          <table:table-cell office:value-type="float" office:value="0.126667" calcext:value-type="float">
            <text:p>0,126667</text:p>
          </table:table-cell>
          <table:table-cell office:value-type="float" office:value="0.181693" calcext:value-type="float">
            <text:p>0,181693</text:p>
          </table:table-cell>
          <table:table-cell office:value-type="float" office:value="2502.03" calcext:value-type="float">
            <text:p>2502,03</text:p>
          </table:table-cell>
          <table:table-cell table:style-name="ce8" office:value-type="string" calcext:value-type="string">
            <text:p>||</text:p>
          </table:table-cell>
          <table:table-cell office:value-type="float" office:value="0.15" calcext:value-type="float">
            <text:p>0,15</text:p>
          </table:table-cell>
          <table:table-cell office:value-type="float" office:value="0.153333" calcext:value-type="float">
            <text:p>0,153333</text:p>
          </table:table-cell>
          <table:table-cell office:value-type="float" office:value="0.2307" calcext:value-type="float">
            <text:p>0,2307</text:p>
          </table:table-cell>
          <table:table-cell office:value-type="float" office:value="2767.12" calcext:value-type="float">
            <text:p>2767,12</text:p>
          </table:table-cell>
          <table:table-cell table:style-name="ce13"/>
          <table:table-cell table:formula="of:=[.E8]/[.$E$2]" office:value-type="float" office:value="0.814462890625" calcext:value-type="float">
            <text:p>0,814462890625</text:p>
          </table:table-cell>
          <table:table-cell table:formula="of:=[.J8]/[.$J$2]" office:value-type="float" office:value="0.900755208333333" calcext:value-type="float">
            <text:p>0,900755208333333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float" office:value="0.175" calcext:value-type="float">
            <text:p>0,175</text:p>
          </table:table-cell>
          <table:table-cell office:value-type="float" office:value="0.12" calcext:value-type="float">
            <text:p>0,12</text:p>
          </table:table-cell>
          <table:table-cell office:value-type="float" office:value="0.1733" calcext:value-type="float">
            <text:p>0,1733</text:p>
          </table:table-cell>
          <table:table-cell office:value-type="float" office:value="2414.24" calcext:value-type="float">
            <text:p>2414,24</text:p>
          </table:table-cell>
          <table:table-cell table:style-name="ce8" office:value-type="string" calcext:value-type="string">
            <text:p>||</text:p>
          </table:table-cell>
          <table:table-cell office:value-type="float" office:value="0.175" calcext:value-type="float">
            <text:p>0,175</text:p>
          </table:table-cell>
          <table:table-cell office:value-type="float" office:value="0.12" calcext:value-type="float">
            <text:p>0,12</text:p>
          </table:table-cell>
          <table:table-cell office:value-type="float" office:value="0.228333" calcext:value-type="float">
            <text:p>0,228333</text:p>
          </table:table-cell>
          <table:table-cell office:value-type="float" office:value="2713.04" calcext:value-type="float">
            <text:p>2713,04</text:p>
          </table:table-cell>
          <table:table-cell table:style-name="ce13"/>
          <table:table-cell table:formula="of:=[.E9]/[.$E$2]" office:value-type="float" office:value="0.785885416666667" calcext:value-type="float">
            <text:p>0,785885416666667</text:p>
          </table:table-cell>
          <table:table-cell table:formula="of:=[.J9]/[.$J$2]" office:value-type="float" office:value="0.883151041666667" calcext:value-type="float">
            <text:p>0,883151041666667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float" office:value="0.2" calcext:value-type="float">
            <text:p>0,2</text:p>
          </table:table-cell>
          <table:table-cell office:value-type="float" office:value="0.04" calcext:value-type="float">
            <text:p>0,04</text:p>
          </table:table-cell>
          <table:table-cell office:value-type="float" office:value="0.168807" calcext:value-type="float">
            <text:p>0,168807</text:p>
          </table:table-cell>
          <table:table-cell office:value-type="float" office:value="2335.2" calcext:value-type="float">
            <text:p>2335,2</text:p>
          </table:table-cell>
          <table:table-cell table:style-name="ce8" office:value-type="string" calcext:value-type="string">
            <text:p>||</text:p>
          </table:table-cell>
          <table:table-cell office:value-type="float" office:value="0.2" calcext:value-type="float">
            <text:p>0,2</text:p>
          </table:table-cell>
          <table:table-cell office:value-type="float" office:value="0.0733333" calcext:value-type="float">
            <text:p>0,0733333</text:p>
          </table:table-cell>
          <table:table-cell office:value-type="float" office:value="0.22478" calcext:value-type="float">
            <text:p>0,22478</text:p>
          </table:table-cell>
          <table:table-cell office:value-type="float" office:value="2661.33" calcext:value-type="float">
            <text:p>2661,33</text:p>
          </table:table-cell>
          <table:table-cell table:style-name="ce13"/>
          <table:table-cell table:formula="of:=[.E10]/[.$E$2]" office:value-type="float" office:value="0.76015625" calcext:value-type="float">
            <text:p>0,76015625</text:p>
          </table:table-cell>
          <table:table-cell table:formula="of:=[.J10]/[.$J$2]" office:value-type="float" office:value="0.866318359375" calcext:value-type="float">
            <text:p>0,866318359375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office:value-type="float" office:value="0.225" calcext:value-type="float">
            <text:p>0,225</text:p>
          </table:table-cell>
          <table:table-cell office:value-type="float" office:value="0.0466667" calcext:value-type="float">
            <text:p>0,0466667</text:p>
          </table:table-cell>
          <table:table-cell office:value-type="float" office:value="0.163713" calcext:value-type="float">
            <text:p>0,163713</text:p>
          </table:table-cell>
          <table:table-cell office:value-type="float" office:value="2258.55" calcext:value-type="float">
            <text:p>2258,55</text:p>
          </table:table-cell>
          <table:table-cell table:style-name="ce8" office:value-type="string" calcext:value-type="string">
            <text:p>||</text:p>
          </table:table-cell>
          <table:table-cell office:value-type="float" office:value="0.225" calcext:value-type="float">
            <text:p>0,225</text:p>
          </table:table-cell>
          <table:table-cell office:value-type="float" office:value="0.0266667" calcext:value-type="float">
            <text:p>0,0266667</text:p>
          </table:table-cell>
          <table:table-cell office:value-type="float" office:value="0.21956" calcext:value-type="float">
            <text:p>0,21956</text:p>
          </table:table-cell>
          <table:table-cell office:value-type="float" office:value="2612.47" calcext:value-type="float">
            <text:p>2612,47</text:p>
          </table:table-cell>
          <table:table-cell table:style-name="ce13"/>
          <table:table-cell table:formula="of:=[.E11]/[.$E$2]" office:value-type="float" office:value="0.735205078125" calcext:value-type="float">
            <text:p>0,735205078125</text:p>
          </table:table-cell>
          <table:table-cell table:formula="of:=[.J11]/[.$J$2]" office:value-type="float" office:value="0.850413411458333" calcext:value-type="float">
            <text:p>0,850413411458333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office:value-type="float" office:value="0.25" calcext:value-type="float">
            <text:p>0,25</text:p>
          </table:table-cell>
          <table:table-cell office:value-type="float" office:value="0.0133333" calcext:value-type="float">
            <text:p>0,0133333</text:p>
          </table:table-cell>
          <table:table-cell office:value-type="float" office:value="0.15654" calcext:value-type="float">
            <text:p>0,15654</text:p>
          </table:table-cell>
          <table:table-cell office:value-type="float" office:value="2169.64" calcext:value-type="float">
            <text:p>2169,64</text:p>
          </table:table-cell>
          <table:table-cell table:style-name="ce8" office:value-type="string" calcext:value-type="string">
            <text:p>||</text:p>
          </table:table-cell>
          <table:table-cell office:value-type="float" office:value="0.25" calcext:value-type="float">
            <text:p>0,25</text:p>
          </table:table-cell>
          <table:table-cell office:value-type="float" office:value="0.0466667" calcext:value-type="float">
            <text:p>0,0466667</text:p>
          </table:table-cell>
          <table:table-cell office:value-type="float" office:value="0.183027" calcext:value-type="float">
            <text:p>0,183027</text:p>
          </table:table-cell>
          <table:table-cell office:value-type="float" office:value="2554.83" calcext:value-type="float">
            <text:p>2554,83</text:p>
          </table:table-cell>
          <table:table-cell table:style-name="ce13"/>
          <table:table-cell table:formula="of:=[.E12]/[.$E$2]" office:value-type="float" office:value="0.706263020833333" calcext:value-type="float">
            <text:p>0,706263020833333</text:p>
          </table:table-cell>
          <table:table-cell table:formula="of:=[.J12]/[.$J$2]" office:value-type="float" office:value="0.831650390625" calcext:value-type="float">
            <text:p>0,831650390625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office:value-type="float" office:value="0.275" calcext:value-type="float">
            <text:p>0,275</text:p>
          </table:table-cell>
          <table:table-cell office:value-type="float" office:value="0.02" calcext:value-type="float">
            <text:p>0,02</text:p>
          </table:table-cell>
          <table:table-cell office:value-type="float" office:value="0.1471" calcext:value-type="float">
            <text:p>0,1471</text:p>
          </table:table-cell>
          <table:table-cell office:value-type="float" office:value="2106.85" calcext:value-type="float">
            <text:p>2106,85</text:p>
          </table:table-cell>
          <table:table-cell table:style-name="ce8" office:value-type="string" calcext:value-type="string">
            <text:p>||</text:p>
          </table:table-cell>
          <table:table-cell office:value-type="float" office:value="0.275" calcext:value-type="float">
            <text:p>0,275</text:p>
          </table:table-cell>
          <table:table-cell office:value-type="float" office:value="0" calcext:value-type="float">
            <text:p>0</text:p>
          </table:table-cell>
          <table:table-cell office:value-type="float" office:value="0.17652" calcext:value-type="float">
            <text:p>0,17652</text:p>
          </table:table-cell>
          <table:table-cell office:value-type="float" office:value="2507.71" calcext:value-type="float">
            <text:p>2507,71</text:p>
          </table:table-cell>
          <table:table-cell table:style-name="ce13"/>
          <table:table-cell table:formula="of:=[.E13]/[.$E$2]" office:value-type="float" office:value="0.685823567708333" calcext:value-type="float">
            <text:p>0,685823567708333</text:p>
          </table:table-cell>
          <table:table-cell table:formula="of:=[.J13]/[.$J$2]" office:value-type="float" office:value="0.816311848958333" calcext:value-type="float">
            <text:p>0,816311848958333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office:value-type="float" office:value="0.3" calcext:value-type="float">
            <text:p>0,3</text:p>
          </table:table-cell>
          <table:table-cell office:value-type="float" office:value="0.00666667" calcext:value-type="float">
            <text:p>0,00666667</text:p>
          </table:table-cell>
          <table:table-cell office:value-type="float" office:value="0.13962" calcext:value-type="float">
            <text:p>0,13962</text:p>
          </table:table-cell>
          <table:table-cell office:value-type="float" office:value="2029.56" calcext:value-type="float">
            <text:p>2029,56</text:p>
          </table:table-cell>
          <table:table-cell table:style-name="ce8" office:value-type="string" calcext:value-type="string">
            <text:p>||</text:p>
          </table:table-cell>
          <table:table-cell office:value-type="float" office:value="0.3" calcext:value-type="float">
            <text:p>0,3</text:p>
          </table:table-cell>
          <table:table-cell office:value-type="float" office:value="0.00666667" calcext:value-type="float">
            <text:p>0,00666667</text:p>
          </table:table-cell>
          <table:table-cell office:value-type="float" office:value="0.16726" calcext:value-type="float">
            <text:p>0,16726</text:p>
          </table:table-cell>
          <table:table-cell office:value-type="float" office:value="2455.08" calcext:value-type="float">
            <text:p>2455,08</text:p>
          </table:table-cell>
          <table:table-cell table:style-name="ce13"/>
          <table:table-cell table:formula="of:=[.E14]/[.$E$2]" office:value-type="float" office:value="0.6606640625" calcext:value-type="float">
            <text:p>0,6606640625</text:p>
          </table:table-cell>
          <table:table-cell table:formula="of:=[.J14]/[.$J$2]" office:value-type="float" office:value="0.7991796875" calcext:value-type="float">
            <text:p>0,7991796875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office:value-type="float" office:value="0.325" calcext:value-type="float">
            <text:p>0,325</text:p>
          </table:table-cell>
          <table:table-cell office:value-type="float" office:value="0" calcext:value-type="float">
            <text:p>0</text:p>
          </table:table-cell>
          <table:table-cell office:value-type="float" office:value="0.1326" calcext:value-type="float">
            <text:p>0,1326</text:p>
          </table:table-cell>
          <table:table-cell office:value-type="float" office:value="1957.72" calcext:value-type="float">
            <text:p>1957,72</text:p>
          </table:table-cell>
          <table:table-cell table:style-name="ce8" office:value-type="string" calcext:value-type="string">
            <text:p>||</text:p>
          </table:table-cell>
          <table:table-cell office:value-type="float" office:value="0.325" calcext:value-type="float">
            <text:p>0,325</text:p>
          </table:table-cell>
          <table:table-cell office:value-type="float" office:value="0" calcext:value-type="float">
            <text:p>0</text:p>
          </table:table-cell>
          <table:table-cell office:value-type="float" office:value="0.16122" calcext:value-type="float">
            <text:p>0,16122</text:p>
          </table:table-cell>
          <table:table-cell office:value-type="float" office:value="2406.73" calcext:value-type="float">
            <text:p>2406,73</text:p>
          </table:table-cell>
          <table:table-cell table:style-name="ce13"/>
          <table:table-cell table:formula="of:=[.E15]/[.$E$2]" office:value-type="float" office:value="0.637278645833333" calcext:value-type="float">
            <text:p>0,637278645833333</text:p>
          </table:table-cell>
          <table:table-cell table:formula="of:=[.J15]/[.$J$2]" office:value-type="float" office:value="0.783440755208333" calcext:value-type="float">
            <text:p>0,783440755208333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office:value-type="float" office:value="0.35" calcext:value-type="float">
            <text:p>0,35</text:p>
          </table:table-cell>
          <table:table-cell office:value-type="float" office:value="0" calcext:value-type="float">
            <text:p>0</text:p>
          </table:table-cell>
          <table:table-cell office:value-type="float" office:value="0.123893" calcext:value-type="float">
            <text:p>0,123893</text:p>
          </table:table-cell>
          <table:table-cell office:value-type="float" office:value="1890.97" calcext:value-type="float">
            <text:p>1890,97</text:p>
          </table:table-cell>
          <table:table-cell table:style-name="ce8" office:value-type="string" calcext:value-type="string">
            <text:p>||</text:p>
          </table:table-cell>
          <table:table-cell office:value-type="float" office:value="0.35" calcext:value-type="float">
            <text:p>0,35</text:p>
          </table:table-cell>
          <table:table-cell office:value-type="float" office:value="0" calcext:value-type="float">
            <text:p>0</text:p>
          </table:table-cell>
          <table:table-cell office:value-type="float" office:value="0.157847" calcext:value-type="float">
            <text:p>0,157847</text:p>
          </table:table-cell>
          <table:table-cell office:value-type="float" office:value="2354.45" calcext:value-type="float">
            <text:p>2354,45</text:p>
          </table:table-cell>
          <table:table-cell table:style-name="ce13"/>
          <table:table-cell table:formula="of:=[.E16]/[.$E$2]" office:value-type="float" office:value="0.615550130208333" calcext:value-type="float">
            <text:p>0,615550130208333</text:p>
          </table:table-cell>
          <table:table-cell table:formula="of:=[.J16]/[.$J$2]" office:value-type="float" office:value="0.766422526041667" calcext:value-type="float">
            <text:p>0,766422526041667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office:value-type="float" office:value="0.375" calcext:value-type="float">
            <text:p>0,375</text:p>
          </table:table-cell>
          <table:table-cell office:value-type="float" office:value="0" calcext:value-type="float">
            <text:p>0</text:p>
          </table:table-cell>
          <table:table-cell office:value-type="float" office:value="0.115807" calcext:value-type="float">
            <text:p>0,115807</text:p>
          </table:table-cell>
          <table:table-cell office:value-type="float" office:value="1819.93" calcext:value-type="float">
            <text:p>1819,93</text:p>
          </table:table-cell>
          <table:table-cell table:style-name="ce8" office:value-type="string" calcext:value-type="string">
            <text:p>||</text:p>
          </table:table-cell>
          <table:table-cell office:value-type="float" office:value="0.375" calcext:value-type="float">
            <text:p>0,375</text:p>
          </table:table-cell>
          <table:table-cell office:value-type="float" office:value="0" calcext:value-type="float">
            <text:p>0</text:p>
          </table:table-cell>
          <table:table-cell office:value-type="float" office:value="0.151947" calcext:value-type="float">
            <text:p>0,151947</text:p>
          </table:table-cell>
          <table:table-cell office:value-type="float" office:value="2303.68" calcext:value-type="float">
            <text:p>2303,68</text:p>
          </table:table-cell>
          <table:table-cell table:style-name="ce13"/>
          <table:table-cell table:formula="of:=[.E17]/[.$E$2]" office:value-type="float" office:value="0.592425130208333" calcext:value-type="float">
            <text:p>0,592425130208333</text:p>
          </table:table-cell>
          <table:table-cell table:formula="of:=[.J17]/[.$J$2]" office:value-type="float" office:value="0.749895833333333" calcext:value-type="float">
            <text:p>0,749895833333333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office:value-type="float" office:value="0.10974" calcext:value-type="float">
            <text:p>0,10974</text:p>
          </table:table-cell>
          <table:table-cell office:value-type="float" office:value="1762.49" calcext:value-type="float">
            <text:p>1762,49</text:p>
          </table:table-cell>
          <table:table-cell table:style-name="ce8" office:value-type="string" calcext:value-type="string">
            <text:p>||</text:p>
          </table:table-cell>
          <table:table-cell office:value-type="float" office:value="0.4" calcext:value-type="float">
            <text:p>0,4</text:p>
          </table:table-cell>
          <table:table-cell office:value-type="float" office:value="0.00666667" calcext:value-type="float">
            <text:p>0,00666667</text:p>
          </table:table-cell>
          <table:table-cell office:value-type="float" office:value="0.174793" calcext:value-type="float">
            <text:p>0,174793</text:p>
          </table:table-cell>
          <table:table-cell office:value-type="float" office:value="2261.28" calcext:value-type="float">
            <text:p>2261,28</text:p>
          </table:table-cell>
          <table:table-cell table:style-name="ce13"/>
          <table:table-cell table:formula="of:=[.E18]/[.$E$2]" office:value-type="float" office:value="0.573727213541667" calcext:value-type="float">
            <text:p>0,573727213541667</text:p>
          </table:table-cell>
          <table:table-cell table:formula="of:=[.J18]/[.$J$2]" office:value-type="float" office:value="0.73609375" calcext:value-type="float">
            <text:p>0,73609375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7" office:value-type="float" office:value="0.425" calcext:value-type="float">
            <text:p>0,42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10302" calcext:value-type="float">
            <text:p>0,10302</text:p>
          </table:table-cell>
          <table:table-cell office:value-type="float" office:value="1699.19" calcext:value-type="float">
            <text:p>1699,19</text:p>
          </table:table-cell>
          <table:table-cell table:style-name="ce8" office:value-type="string" calcext:value-type="string">
            <text:p>||</text:p>
          </table:table-cell>
          <table:table-cell office:value-type="float" office:value="0.425" calcext:value-type="float">
            <text:p>0,425</text:p>
          </table:table-cell>
          <table:table-cell office:value-type="float" office:value="0" calcext:value-type="float">
            <text:p>0</text:p>
          </table:table-cell>
          <table:table-cell office:value-type="float" office:value="0.170893" calcext:value-type="float">
            <text:p>0,170893</text:p>
          </table:table-cell>
          <table:table-cell office:value-type="float" office:value="2200.2" calcext:value-type="float">
            <text:p>2200,2</text:p>
          </table:table-cell>
          <table:table-cell table:style-name="ce13"/>
          <table:table-cell table:formula="of:=[.E19]/[.$E$2]" office:value-type="float" office:value="0.553121744791667" calcext:value-type="float">
            <text:p>0,553121744791667</text:p>
          </table:table-cell>
          <table:table-cell table:formula="of:=[.J19]/[.$J$2]" office:value-type="float" office:value="0.7162109375" calcext:value-type="float">
            <text:p>0,7162109375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7" office:value-type="float" office:value="0.45" calcext:value-type="float">
            <text:p>0,4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949867" calcext:value-type="float">
            <text:p>0,0949867</text:p>
          </table:table-cell>
          <table:table-cell office:value-type="float" office:value="1637.2" calcext:value-type="float">
            <text:p>1637,2</text:p>
          </table:table-cell>
          <table:table-cell table:style-name="ce8" office:value-type="string" calcext:value-type="string">
            <text:p>||</text:p>
          </table:table-cell>
          <table:table-cell office:value-type="float" office:value="0.45" calcext:value-type="float">
            <text:p>0,45</text:p>
          </table:table-cell>
          <table:table-cell office:value-type="float" office:value="0" calcext:value-type="float">
            <text:p>0</text:p>
          </table:table-cell>
          <table:table-cell office:value-type="float" office:value="0.166447" calcext:value-type="float">
            <text:p>0,166447</text:p>
          </table:table-cell>
          <table:table-cell office:value-type="float" office:value="2151.11" calcext:value-type="float">
            <text:p>2151,11</text:p>
          </table:table-cell>
          <table:table-cell table:style-name="ce13"/>
          <table:table-cell table:formula="of:=[.E20]/[.$E$2]" office:value-type="float" office:value="0.532942708333333" calcext:value-type="float">
            <text:p>0,532942708333333</text:p>
          </table:table-cell>
          <table:table-cell table:formula="of:=[.J20]/[.$J$2]" office:value-type="float" office:value="0.700231119791667" calcext:value-type="float">
            <text:p>0,700231119791667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7" office:value-type="float" office:value="0.475" calcext:value-type="float">
            <text:p>0,47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9058" calcext:value-type="float">
            <text:p>0,09058</text:p>
          </table:table-cell>
          <table:table-cell office:value-type="float" office:value="1590.53" calcext:value-type="float">
            <text:p>1590,53</text:p>
          </table:table-cell>
          <table:table-cell table:style-name="ce8" office:value-type="string" calcext:value-type="string">
            <text:p>||</text:p>
          </table:table-cell>
          <table:table-cell office:value-type="float" office:value="0.475" calcext:value-type="float">
            <text:p>0,475</text:p>
          </table:table-cell>
          <table:table-cell office:value-type="float" office:value="0" calcext:value-type="float">
            <text:p>0</text:p>
          </table:table-cell>
          <table:table-cell office:value-type="float" office:value="0.160073" calcext:value-type="float">
            <text:p>0,160073</text:p>
          </table:table-cell>
          <table:table-cell office:value-type="float" office:value="2102.28" calcext:value-type="float">
            <text:p>2102,28</text:p>
          </table:table-cell>
          <table:table-cell table:style-name="ce13"/>
          <table:table-cell table:formula="of:=[.E21]/[.$E$2]" office:value-type="float" office:value="0.517750651041667" calcext:value-type="float">
            <text:p>0,517750651041667</text:p>
          </table:table-cell>
          <table:table-cell table:formula="of:=[.J21]/[.$J$2]" office:value-type="float" office:value="0.6843359375" calcext:value-type="float">
            <text:p>0,6843359375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7" office:value-type="float" office:value="0.5" calcext:value-type="float">
            <text:p>0,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820067" calcext:value-type="float">
            <text:p>0,0820067</text:p>
          </table:table-cell>
          <table:table-cell office:value-type="float" office:value="1528.88" calcext:value-type="float">
            <text:p>1528,88</text:p>
          </table:table-cell>
          <table:table-cell table:style-name="ce8" office:value-type="string" calcext:value-type="string">
            <text:p>||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1507" calcext:value-type="float">
            <text:p>0,1507</text:p>
          </table:table-cell>
          <table:table-cell office:value-type="float" office:value="2048.65" calcext:value-type="float">
            <text:p>2048,65</text:p>
          </table:table-cell>
          <table:table-cell table:style-name="ce13"/>
          <table:table-cell table:formula="of:=[.E22]/[.$E$2]" office:value-type="float" office:value="0.497682291666667" calcext:value-type="float">
            <text:p>0,497682291666667</text:p>
          </table:table-cell>
          <table:table-cell table:formula="of:=[.J22]/[.$J$2]" office:value-type="float" office:value="0.666878255208333" calcext:value-type="float">
            <text:p>0,666878255208333</text:p>
          </table:table-cell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7" office:value-type="float" office:value="0.525" calcext:value-type="float">
            <text:p>0,52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743733" calcext:value-type="float">
            <text:p>0,0743733</text:p>
          </table:table-cell>
          <table:table-cell office:value-type="float" office:value="1481.17" calcext:value-type="float">
            <text:p>1481,17</text:p>
          </table:table-cell>
          <table:table-cell table:style-name="ce8" office:value-type="string" calcext:value-type="string">
            <text:p>||</text:p>
          </table:table-cell>
          <table:table-cell office:value-type="float" office:value="0.525" calcext:value-type="float">
            <text:p>0,525</text:p>
          </table:table-cell>
          <table:table-cell office:value-type="float" office:value="0" calcext:value-type="float">
            <text:p>0</text:p>
          </table:table-cell>
          <table:table-cell office:value-type="float" office:value="0.146873" calcext:value-type="float">
            <text:p>0,146873</text:p>
          </table:table-cell>
          <table:table-cell office:value-type="float" office:value="2002.15" calcext:value-type="float">
            <text:p>2002,15</text:p>
          </table:table-cell>
          <table:table-cell table:style-name="ce13"/>
          <table:table-cell table:formula="of:=[.E23]/[.$E$2]" office:value-type="float" office:value="0.482151692708333" calcext:value-type="float">
            <text:p>0,482151692708333</text:p>
          </table:table-cell>
          <table:table-cell table:formula="of:=[.J23]/[.$J$2]" office:value-type="float" office:value="0.651741536458333" calcext:value-type="float">
            <text:p>0,651741536458333</text:p>
          </table:table-cell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7" office:value-type="float" office:value="0.55" calcext:value-type="float">
            <text:p>0,5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694533" calcext:value-type="float">
            <text:p>0,0694533</text:p>
          </table:table-cell>
          <table:table-cell office:value-type="float" office:value="1435.36" calcext:value-type="float">
            <text:p>1435,36</text:p>
          </table:table-cell>
          <table:table-cell table:style-name="ce8" office:value-type="string" calcext:value-type="string">
            <text:p>||</text:p>
          </table:table-cell>
          <table:table-cell office:value-type="float" office:value="0.55" calcext:value-type="float">
            <text:p>0,55</text:p>
          </table:table-cell>
          <table:table-cell office:value-type="float" office:value="0" calcext:value-type="float">
            <text:p>0</text:p>
          </table:table-cell>
          <table:table-cell office:value-type="float" office:value="0.141" calcext:value-type="float">
            <text:p>0,141</text:p>
          </table:table-cell>
          <table:table-cell office:value-type="float" office:value="1949.16" calcext:value-type="float">
            <text:p>1949,16</text:p>
          </table:table-cell>
          <table:table-cell table:style-name="ce13"/>
          <table:table-cell table:formula="of:=[.E24]/[.$E$2]" office:value-type="float" office:value="0.467239583333333" calcext:value-type="float">
            <text:p>0,467239583333333</text:p>
          </table:table-cell>
          <table:table-cell table:formula="of:=[.J24]/[.$J$2]" office:value-type="float" office:value="0.6344921875" calcext:value-type="float">
            <text:p>0,6344921875</text:p>
          </table:table-cell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7" office:value-type="float" office:value="0.575" calcext:value-type="float">
            <text:p>0,57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6432" calcext:value-type="float">
            <text:p>0,06432</text:p>
          </table:table-cell>
          <table:table-cell office:value-type="float" office:value="1396.41" calcext:value-type="float">
            <text:p>1396,41</text:p>
          </table:table-cell>
          <table:table-cell table:style-name="ce8" office:value-type="string" calcext:value-type="string">
            <text:p>||</text:p>
          </table:table-cell>
          <table:table-cell office:value-type="float" office:value="0.575" calcext:value-type="float">
            <text:p>0,575</text:p>
          </table:table-cell>
          <table:table-cell office:value-type="float" office:value="0" calcext:value-type="float">
            <text:p>0</text:p>
          </table:table-cell>
          <table:table-cell office:value-type="float" office:value="0.135527" calcext:value-type="float">
            <text:p>0,135527</text:p>
          </table:table-cell>
          <table:table-cell office:value-type="float" office:value="1894.99" calcext:value-type="float">
            <text:p>1894,99</text:p>
          </table:table-cell>
          <table:table-cell table:style-name="ce13"/>
          <table:table-cell table:formula="of:=[.E25]/[.$E$2]" office:value-type="float" office:value="0.454560546875" calcext:value-type="float">
            <text:p>0,454560546875</text:p>
          </table:table-cell>
          <table:table-cell table:formula="of:=[.J25]/[.$J$2]" office:value-type="float" office:value="0.616858723958333" calcext:value-type="float">
            <text:p>0,616858723958333</text:p>
          </table:table-cell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7" office:value-type="float" office:value="0.6" calcext:value-type="float">
            <text:p>0,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587933" calcext:value-type="float">
            <text:p>0,0587933</text:p>
          </table:table-cell>
          <table:table-cell office:value-type="float" office:value="1354.67" calcext:value-type="float">
            <text:p>1354,67</text:p>
          </table:table-cell>
          <table:table-cell table:style-name="ce8" office:value-type="string" calcext:value-type="string">
            <text:p>||</text:p>
          </table:table-cell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office:value-type="float" office:value="0.129953" calcext:value-type="float">
            <text:p>0,129953</text:p>
          </table:table-cell>
          <table:table-cell office:value-type="float" office:value="1842.6" calcext:value-type="float">
            <text:p>1842,6</text:p>
          </table:table-cell>
          <table:table-cell table:style-name="ce13"/>
          <table:table-cell table:formula="of:=[.E26]/[.$E$2]" office:value-type="float" office:value="0.440973307291667" calcext:value-type="float">
            <text:p>0,440973307291667</text:p>
          </table:table-cell>
          <table:table-cell table:formula="of:=[.J26]/[.$J$2]" office:value-type="float" office:value="0.5998046875" calcext:value-type="float">
            <text:p>0,5998046875</text:p>
          </table:table-cell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7" office:value-type="float" office:value="0.625" calcext:value-type="float">
            <text:p>0,62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5144" calcext:value-type="float">
            <text:p>0,05144</text:p>
          </table:table-cell>
          <table:table-cell office:value-type="float" office:value="1311.45" calcext:value-type="float">
            <text:p>1311,45</text:p>
          </table:table-cell>
          <table:table-cell table:style-name="ce8" office:value-type="string" calcext:value-type="string">
            <text:p>||</text:p>
          </table:table-cell>
          <table:table-cell office:value-type="float" office:value="0.625" calcext:value-type="float">
            <text:p>0,625</text:p>
          </table:table-cell>
          <table:table-cell office:value-type="float" office:value="0" calcext:value-type="float">
            <text:p>0</text:p>
          </table:table-cell>
          <table:table-cell office:value-type="float" office:value="0.12402" calcext:value-type="float">
            <text:p>0,12402</text:p>
          </table:table-cell>
          <table:table-cell office:value-type="float" office:value="1790.47" calcext:value-type="float">
            <text:p>1790,47</text:p>
          </table:table-cell>
          <table:table-cell table:style-name="ce13"/>
          <table:table-cell table:formula="of:=[.E27]/[.$E$2]" office:value-type="float" office:value="0.426904296875" calcext:value-type="float">
            <text:p>0,426904296875</text:p>
          </table:table-cell>
          <table:table-cell table:formula="of:=[.J27]/[.$J$2]" office:value-type="float" office:value="0.582835286458333" calcext:value-type="float">
            <text:p>0,582835286458333</text:p>
          </table:table-cell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7" office:value-type="float" office:value="0.65" calcext:value-type="float">
            <text:p>0,6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473667" calcext:value-type="float">
            <text:p>0,0473667</text:p>
          </table:table-cell>
          <table:table-cell office:value-type="float" office:value="1274.92" calcext:value-type="float">
            <text:p>1274,92</text:p>
          </table:table-cell>
          <table:table-cell table:style-name="ce8" office:value-type="string" calcext:value-type="string">
            <text:p>||</text:p>
          </table:table-cell>
          <table:table-cell office:value-type="float" office:value="0.65" calcext:value-type="float">
            <text:p>0,65</text:p>
          </table:table-cell>
          <table:table-cell office:value-type="float" office:value="0" calcext:value-type="float">
            <text:p>0</text:p>
          </table:table-cell>
          <table:table-cell office:value-type="float" office:value="0.1177" calcext:value-type="float">
            <text:p>0,1177</text:p>
          </table:table-cell>
          <table:table-cell office:value-type="float" office:value="1741.4" calcext:value-type="float">
            <text:p>1741,4</text:p>
          </table:table-cell>
          <table:table-cell table:style-name="ce13"/>
          <table:table-cell table:formula="of:=[.E28]/[.$E$2]" office:value-type="float" office:value="0.415013020833333" calcext:value-type="float">
            <text:p>0,415013020833333</text:p>
          </table:table-cell>
          <table:table-cell table:formula="of:=[.J28]/[.$J$2]" office:value-type="float" office:value="0.566861979166667" calcext:value-type="float">
            <text:p>0,566861979166667</text:p>
          </table:table-cell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7" office:value-type="float" office:value="0.675" calcext:value-type="float">
            <text:p>0,67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413667" calcext:value-type="float">
            <text:p>0,0413667</text:p>
          </table:table-cell>
          <table:table-cell office:value-type="float" office:value="1242.61" calcext:value-type="float">
            <text:p>1242,61</text:p>
          </table:table-cell>
          <table:table-cell table:style-name="ce8" office:value-type="string" calcext:value-type="string">
            <text:p>||</text:p>
          </table:table-cell>
          <table:table-cell office:value-type="float" office:value="0.675" calcext:value-type="float">
            <text:p>0,675</text:p>
          </table:table-cell>
          <table:table-cell office:value-type="float" office:value="0" calcext:value-type="float">
            <text:p>0</text:p>
          </table:table-cell>
          <table:table-cell office:value-type="float" office:value="0.11118" calcext:value-type="float">
            <text:p>0,11118</text:p>
          </table:table-cell>
          <table:table-cell office:value-type="float" office:value="1687.09" calcext:value-type="float">
            <text:p>1687,09</text:p>
          </table:table-cell>
          <table:table-cell table:style-name="ce13"/>
          <table:table-cell table:formula="of:=[.E29]/[.$E$2]" office:value-type="float" office:value="0.404495442708333" calcext:value-type="float">
            <text:p>0,404495442708333</text:p>
          </table:table-cell>
          <table:table-cell table:formula="of:=[.J29]/[.$J$2]" office:value-type="float" office:value="0.549182942708333" calcext:value-type="float">
            <text:p>0,549182942708333</text:p>
          </table:table-cell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7" office:value-type="float" office:value="0.7" calcext:value-type="float">
            <text:p>0,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366267" calcext:value-type="float">
            <text:p>0,0366267</text:p>
          </table:table-cell>
          <table:table-cell office:value-type="float" office:value="1205.35" calcext:value-type="float">
            <text:p>1205,35</text:p>
          </table:table-cell>
          <table:table-cell table:style-name="ce8" office:value-type="string" calcext:value-type="string">
            <text:p>||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0.104633" calcext:value-type="float">
            <text:p>0,104633</text:p>
          </table:table-cell>
          <table:table-cell office:value-type="float" office:value="1636.11" calcext:value-type="float">
            <text:p>1636,11</text:p>
          </table:table-cell>
          <table:table-cell table:style-name="ce13"/>
          <table:table-cell table:formula="of:=[.E30]/[.$E$2]" office:value-type="float" office:value="0.392366536458333" calcext:value-type="float">
            <text:p>0,392366536458333</text:p>
          </table:table-cell>
          <table:table-cell table:formula="of:=[.J30]/[.$J$2]" office:value-type="float" office:value="0.532587890625" calcext:value-type="float">
            <text:p>0,532587890625</text:p>
          </table:table-cell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7" office:value-type="float" office:value="0.725" calcext:value-type="float">
            <text:p>0,72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327" calcext:value-type="float">
            <text:p>0,0327</text:p>
          </table:table-cell>
          <table:table-cell office:value-type="float" office:value="1180.95" calcext:value-type="float">
            <text:p>1180,95</text:p>
          </table:table-cell>
          <table:table-cell table:style-name="ce8" office:value-type="string" calcext:value-type="string">
            <text:p>||</text:p>
          </table:table-cell>
          <table:table-cell office:value-type="float" office:value="0.725" calcext:value-type="float">
            <text:p>0,725</text:p>
          </table:table-cell>
          <table:table-cell office:value-type="float" office:value="0" calcext:value-type="float">
            <text:p>0</text:p>
          </table:table-cell>
          <table:table-cell office:value-type="float" office:value="0.100713" calcext:value-type="float">
            <text:p>0,100713</text:p>
          </table:table-cell>
          <table:table-cell office:value-type="float" office:value="1588.59" calcext:value-type="float">
            <text:p>1588,59</text:p>
          </table:table-cell>
          <table:table-cell table:style-name="ce13"/>
          <table:table-cell table:formula="of:=[.E31]/[.$E$2]" office:value-type="float" office:value="0.384423828125" calcext:value-type="float">
            <text:p>0,384423828125</text:p>
          </table:table-cell>
          <table:table-cell table:formula="of:=[.J31]/[.$J$2]" office:value-type="float" office:value="0.517119140625" calcext:value-type="float">
            <text:p>0,517119140625</text:p>
          </table:table-cell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7" office:value-type="float" office:value="0.75" calcext:value-type="float">
            <text:p>0,7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289133" calcext:value-type="float">
            <text:p>0,0289133</text:p>
          </table:table-cell>
          <table:table-cell office:value-type="float" office:value="1150" calcext:value-type="float">
            <text:p>1150</text:p>
          </table:table-cell>
          <table:table-cell table:style-name="ce8" office:value-type="string" calcext:value-type="string">
            <text:p>||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09166" calcext:value-type="float">
            <text:p>0,09166</text:p>
          </table:table-cell>
          <table:table-cell office:value-type="float" office:value="1534.44" calcext:value-type="float">
            <text:p>1534,44</text:p>
          </table:table-cell>
          <table:table-cell table:style-name="ce13"/>
          <table:table-cell table:formula="of:=[.E32]/[.$E$2]" office:value-type="float" office:value="0.374348958333333" calcext:value-type="float">
            <text:p>0,374348958333333</text:p>
          </table:table-cell>
          <table:table-cell table:formula="of:=[.J32]/[.$J$2]" office:value-type="float" office:value="0.4994921875" calcext:value-type="float">
            <text:p>0,4994921875</text:p>
          </table:table-cell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office:value-type="float" office:value="0.775" calcext:value-type="float">
            <text:p>0,775</text:p>
          </table:table-cell>
          <table:table-cell office:value-type="float" office:value="0" calcext:value-type="float">
            <text:p>0</text:p>
          </table:table-cell>
          <table:table-cell office:value-type="float" office:value="0.02602" calcext:value-type="float">
            <text:p>0,02602</text:p>
          </table:table-cell>
          <table:table-cell office:value-type="float" office:value="1127.21" calcext:value-type="float">
            <text:p>1127,21</text:p>
          </table:table-cell>
          <table:table-cell table:style-name="ce8" office:value-type="string" calcext:value-type="string">
            <text:p>||</text:p>
          </table:table-cell>
          <table:table-cell office:value-type="float" office:value="0.775" calcext:value-type="float">
            <text:p>0,77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870867" calcext:value-type="float">
            <text:p>0,0870867</text:p>
          </table:table-cell>
          <table:table-cell office:value-type="float" office:value="1484.24" calcext:value-type="float">
            <text:p>1484,24</text:p>
          </table:table-cell>
          <table:table-cell table:style-name="ce13"/>
          <table:table-cell table:formula="of:=[.E33]/[.$E$2]" office:value-type="float" office:value="0.366930338541667" calcext:value-type="float">
            <text:p>0,366930338541667</text:p>
          </table:table-cell>
          <table:table-cell table:formula="of:=[.J33]/[.$J$2]" office:value-type="float" office:value="0.483151041666667" calcext:value-type="float">
            <text:p>0,483151041666667</text:p>
          </table:table-cell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office:value-type="float" office:value="0.8" calcext:value-type="float">
            <text:p>0,8</text:p>
          </table:table-cell>
          <table:table-cell office:value-type="float" office:value="0" calcext:value-type="float">
            <text:p>0</text:p>
          </table:table-cell>
          <table:table-cell office:value-type="float" office:value="0.0238267" calcext:value-type="float">
            <text:p>0,0238267</text:p>
          </table:table-cell>
          <table:table-cell office:value-type="float" office:value="1106.77" calcext:value-type="float">
            <text:p>1106,77</text:p>
          </table:table-cell>
          <table:table-cell table:style-name="ce8" office:value-type="string" calcext:value-type="string">
            <text:p>||</text:p>
          </table:table-cell>
          <table:table-cell office:value-type="float" office:value="0.8" calcext:value-type="float">
            <text:p>0,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8088" calcext:value-type="float">
            <text:p>0,08088</text:p>
          </table:table-cell>
          <table:table-cell office:value-type="float" office:value="1434.13" calcext:value-type="float">
            <text:p>1434,13</text:p>
          </table:table-cell>
          <table:table-cell table:style-name="ce13"/>
          <table:table-cell table:formula="of:=[.E34]/[.$E$2]" office:value-type="float" office:value="0.360276692708333" calcext:value-type="float">
            <text:p>0,360276692708333</text:p>
          </table:table-cell>
          <table:table-cell table:formula="of:=[.J34]/[.$J$2]" office:value-type="float" office:value="0.466839192708333" calcext:value-type="float">
            <text:p>0,466839192708333</text:p>
          </table:table-cell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office:value-type="float" office:value="0.825" calcext:value-type="float">
            <text:p>0,825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.02184" calcext:value-type="float">
            <text:p>0,02184</text:p>
          </table:table-cell>
          <table:table-cell office:value-type="float" office:value="1085.56" calcext:value-type="float">
            <text:p>1085,56</text:p>
          </table:table-cell>
          <table:table-cell table:style-name="ce8" office:value-type="string" calcext:value-type="string">
            <text:p>||</text:p>
          </table:table-cell>
          <table:table-cell office:value-type="float" office:value="0.825" calcext:value-type="float">
            <text:p>0,82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732333" calcext:value-type="float">
            <text:p>0,0732333</text:p>
          </table:table-cell>
          <table:table-cell office:value-type="float" office:value="1382.97" calcext:value-type="float">
            <text:p>1382,97</text:p>
          </table:table-cell>
          <table:table-cell table:style-name="ce13"/>
          <table:table-cell table:formula="of:=[.E35]/[.$E$2]" office:value-type="float" office:value="0.353372395833333" calcext:value-type="float">
            <text:p>0,353372395833333</text:p>
          </table:table-cell>
          <table:table-cell table:formula="of:=[.J35]/[.$J$2]" office:value-type="float" office:value="0.450185546875" calcext:value-type="float">
            <text:p>0,450185546875</text:p>
          </table:table-cell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office:value-type="float" office:value="0.85" calcext:value-type="float">
            <text:p>0,85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.0195" calcext:value-type="float">
            <text:p>0,0195</text:p>
          </table:table-cell>
          <table:table-cell office:value-type="float" office:value="1070.41" calcext:value-type="float">
            <text:p>1070,41</text:p>
          </table:table-cell>
          <table:table-cell table:style-name="ce8" office:value-type="string" calcext:value-type="string">
            <text:p>||</text:p>
          </table:table-cell>
          <table:table-cell office:value-type="float" office:value="0.85" calcext:value-type="float">
            <text:p>0,8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668267" calcext:value-type="float">
            <text:p>0,0668267</text:p>
          </table:table-cell>
          <table:table-cell office:value-type="float" office:value="1334.41" calcext:value-type="float">
            <text:p>1334,41</text:p>
          </table:table-cell>
          <table:table-cell table:style-name="ce13"/>
          <table:table-cell table:formula="of:=[.E36]/[.$E$2]" office:value-type="float" office:value="0.348440755208333" calcext:value-type="float">
            <text:p>0,348440755208333</text:p>
          </table:table-cell>
          <table:table-cell table:formula="of:=[.J36]/[.$J$2]" office:value-type="float" office:value="0.434378255208333" calcext:value-type="float">
            <text:p>0,434378255208333</text:p>
          </table:table-cell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office:value-type="float" office:value="0.875" calcext:value-type="float">
            <text:p>0,875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.0178933" calcext:value-type="float">
            <text:p>0,0178933</text:p>
          </table:table-cell>
          <table:table-cell office:value-type="float" office:value="1055.31" calcext:value-type="float">
            <text:p>1055,31</text:p>
          </table:table-cell>
          <table:table-cell table:style-name="ce8" office:value-type="string" calcext:value-type="string">
            <text:p>||</text:p>
          </table:table-cell>
          <table:table-cell office:value-type="float" office:value="0.875" calcext:value-type="float">
            <text:p>0,87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605667" calcext:value-type="float">
            <text:p>0,0605667</text:p>
          </table:table-cell>
          <table:table-cell office:value-type="float" office:value="1280.16" calcext:value-type="float">
            <text:p>1280,16</text:p>
          </table:table-cell>
          <table:table-cell table:style-name="ce13"/>
          <table:table-cell table:formula="of:=[.E37]/[.$E$2]" office:value-type="float" office:value="0.343525390625" calcext:value-type="float">
            <text:p>0,343525390625</text:p>
          </table:table-cell>
          <table:table-cell table:formula="of:=[.J37]/[.$J$2]" office:value-type="float" office:value="0.41671875" calcext:value-type="float">
            <text:p>0,41671875</text:p>
          </table:table-cell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office:value-type="float" office:value="0.9" calcext:value-type="float">
            <text:p>0,9</text:p>
          </table:table-cell>
          <table:table-cell office:value-type="float" office:value="0" calcext:value-type="float">
            <text:p>0</text:p>
          </table:table-cell>
          <table:table-cell office:value-type="float" office:value="0.0167267" calcext:value-type="float">
            <text:p>0,0167267</text:p>
          </table:table-cell>
          <table:table-cell office:value-type="float" office:value="1044.83" calcext:value-type="float">
            <text:p>1044,83</text:p>
          </table:table-cell>
          <table:table-cell table:style-name="ce8" office:value-type="string" calcext:value-type="string">
            <text:p>||</text:p>
          </table:table-cell>
          <table:table-cell office:value-type="float" office:value="0.9" calcext:value-type="float">
            <text:p>0,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552267" calcext:value-type="float">
            <text:p>0,0552267</text:p>
          </table:table-cell>
          <table:table-cell office:value-type="float" office:value="1226.51" calcext:value-type="float">
            <text:p>1226,51</text:p>
          </table:table-cell>
          <table:table-cell table:style-name="ce13"/>
          <table:table-cell table:formula="of:=[.E38]/[.$E$2]" office:value-type="float" office:value="0.340113932291667" calcext:value-type="float">
            <text:p>0,340113932291667</text:p>
          </table:table-cell>
          <table:table-cell table:formula="of:=[.J38]/[.$J$2]" office:value-type="float" office:value="0.399254557291667" calcext:value-type="float">
            <text:p>0,399254557291667</text:p>
          </table:table-cell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office:value-type="float" office:value="0.925" calcext:value-type="float">
            <text:p>0,925</text:p>
          </table:table-cell>
          <table:table-cell office:value-type="float" office:value="0" calcext:value-type="float">
            <text:p>0</text:p>
          </table:table-cell>
          <table:table-cell office:value-type="float" office:value="0.01706" calcext:value-type="float">
            <text:p>0,01706</text:p>
          </table:table-cell>
          <table:table-cell office:value-type="float" office:value="1035.83" calcext:value-type="float">
            <text:p>1035,83</text:p>
          </table:table-cell>
          <table:table-cell table:style-name="ce8" office:value-type="string" calcext:value-type="string">
            <text:p>||</text:p>
          </table:table-cell>
          <table:table-cell office:value-type="float" office:value="0.925" calcext:value-type="float">
            <text:p>0,92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536533" calcext:value-type="float">
            <text:p>0,0536533</text:p>
          </table:table-cell>
          <table:table-cell office:value-type="float" office:value="1176.56" calcext:value-type="float">
            <text:p>1176,56</text:p>
          </table:table-cell>
          <table:table-cell table:style-name="ce13"/>
          <table:table-cell table:formula="of:=[.E39]/[.$E$2]" office:value-type="float" office:value="0.337184244791667" calcext:value-type="float">
            <text:p>0,337184244791667</text:p>
          </table:table-cell>
          <table:table-cell table:formula="of:=[.J39]/[.$J$2]" office:value-type="float" office:value="0.382994791666667" calcext:value-type="float">
            <text:p>0,382994791666667</text:p>
          </table:table-cell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office:value-type="float" office:value="0.95" calcext:value-type="float">
            <text:p>0,95</text:p>
          </table:table-cell>
          <table:table-cell office:value-type="float" office:value="0" calcext:value-type="float">
            <text:p>0</text:p>
          </table:table-cell>
          <table:table-cell office:value-type="float" office:value="0.0165067" calcext:value-type="float">
            <text:p>0,0165067</text:p>
          </table:table-cell>
          <table:table-cell office:value-type="float" office:value="1028.75" calcext:value-type="float">
            <text:p>1028,75</text:p>
          </table:table-cell>
          <table:table-cell table:style-name="ce8" office:value-type="string" calcext:value-type="string">
            <text:p>||</text:p>
          </table:table-cell>
          <table:table-cell office:value-type="float" office:value="0.95" calcext:value-type="float">
            <text:p>0,9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502933" calcext:value-type="float">
            <text:p>0,0502933</text:p>
          </table:table-cell>
          <table:table-cell office:value-type="float" office:value="1124.51" calcext:value-type="float">
            <text:p>1124,51</text:p>
          </table:table-cell>
          <table:table-cell table:style-name="ce13"/>
          <table:table-cell table:formula="of:=[.E40]/[.$E$2]" office:value-type="float" office:value="0.334879557291667" calcext:value-type="float">
            <text:p>0,334879557291667</text:p>
          </table:table-cell>
          <table:table-cell table:formula="of:=[.J40]/[.$J$2]" office:value-type="float" office:value="0.366051432291667" calcext:value-type="float">
            <text:p>0,366051432291667</text:p>
          </table:table-cell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3" office:value-type="float" office:value="0.975" calcext:value-type="float">
            <text:p>0,9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1544" calcext:value-type="float">
            <text:p>0,01544</text:p>
          </table:table-cell>
          <table:table-cell table:style-name="ce3" office:value-type="float" office:value="1025.25" calcext:value-type="float">
            <text:p>1025,25</text:p>
          </table:table-cell>
          <table:table-cell table:style-name="ce10" office:value-type="string" calcext:value-type="string">
            <text:p>||</text:p>
          </table:table-cell>
          <table:table-cell table:style-name="ce3" office:value-type="float" office:value="0.975" calcext:value-type="float">
            <text:p>0,975</text:p>
          </table:table-cell>
          <table:table-cell table:style-name="ce26" office:value-type="float" office:value="0" calcext:value-type="float">
            <text:p>0</text:p>
          </table:table-cell>
          <table:table-cell table:style-name="ce3" office:value-type="float" office:value="0.0444733" calcext:value-type="float">
            <text:p>0,0444733</text:p>
          </table:table-cell>
          <table:table-cell table:style-name="ce3" office:value-type="float" office:value="1074.55" calcext:value-type="float">
            <text:p>1074,55</text:p>
          </table:table-cell>
          <table:table-cell table:style-name="ce13"/>
          <table:table-cell table:formula="of:=[.E41]/[.$E$2]" office:value-type="float" office:value="0.333740234375" calcext:value-type="float">
            <text:p>0,333740234375</text:p>
          </table:table-cell>
          <table:table-cell table:formula="of:=[.J41]/[.$J$2]" office:value-type="float" office:value="0.349788411458333" calcext:value-type="float">
            <text:p>0,349788411458333</text:p>
          </table:table-cell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1398" calcext:value-type="float">
            <text:p>0,01398</text:p>
          </table:table-cell>
          <table:table-cell table:style-name="ce4" office:value-type="float" office:value="1024" calcext:value-type="float">
            <text:p>1024</text:p>
          </table:table-cell>
          <table:table-cell table:style-name="ce11" office:value-type="string" calcext:value-type="string">
            <text:p>||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348067" calcext:value-type="float">
            <text:p>0,0348067</text:p>
          </table:table-cell>
          <table:table-cell table:style-name="ce4" office:value-type="float" office:value="1024" calcext:value-type="float">
            <text:p>1024</text:p>
          </table:table-cell>
          <table:table-cell table:style-name="ce14"/>
          <table:table-cell table:formula="of:=[.E42]/[.$E$2]" office:value-type="float" office:value="0.333333333333333" calcext:value-type="float">
            <text:p>0,333333333333333</text:p>
          </table:table-cell>
          <table:table-cell table:formula="of:=[.J42]/[.$J$2]" office:value-type="float" office:value="0.333333333333333" calcext:value-type="float">
            <text:p>0,333333333333333</text:p>
          </table:table-cell>
        </table:table-row>
        <table:table-row table:style-name="ro1">
          <table:table-cell table:number-columns-repeated="11"/>
          <table:table-cell table:formula="of:=[.E43]/[.$E$2]" office:value-type="float" office:value="0" calcext:value-type="float">
            <text:p>0</text:p>
          </table:table-cell>
          <table:table-cell table:formula="of:=[.J43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44]/[.$E$2]" office:value-type="float" office:value="0" calcext:value-type="float">
            <text:p>0</text:p>
          </table:table-cell>
          <table:table-cell table:formula="of:=[.J44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45]/[.$E$2]" office:value-type="float" office:value="0" calcext:value-type="float">
            <text:p>0</text:p>
          </table:table-cell>
          <table:table-cell table:formula="of:=[.J45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46]/[.$E$2]" office:value-type="float" office:value="0" calcext:value-type="float">
            <text:p>0</text:p>
          </table:table-cell>
          <table:table-cell table:formula="of:=[.J46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47]/[.$E$2]" office:value-type="float" office:value="0" calcext:value-type="float">
            <text:p>0</text:p>
          </table:table-cell>
          <table:table-cell table:formula="of:=[.J47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48]/[.$E$2]" office:value-type="float" office:value="0" calcext:value-type="float">
            <text:p>0</text:p>
          </table:table-cell>
          <table:table-cell table:formula="of:=[.J48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49]/[.$E$2]" office:value-type="float" office:value="0" calcext:value-type="float">
            <text:p>0</text:p>
          </table:table-cell>
          <table:table-cell table:formula="of:=[.J49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50]/[.$E$2]" office:value-type="float" office:value="0" calcext:value-type="float">
            <text:p>0</text:p>
          </table:table-cell>
          <table:table-cell table:formula="of:=[.J50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51]/[.$E$2]" office:value-type="float" office:value="0" calcext:value-type="float">
            <text:p>0</text:p>
          </table:table-cell>
          <table:table-cell table:formula="of:=[.J51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52]/[.$E$2]" office:value-type="float" office:value="0" calcext:value-type="float">
            <text:p>0</text:p>
          </table:table-cell>
          <table:table-cell table:formula="of:=[.J52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53]/[.$E$2]" office:value-type="float" office:value="0" calcext:value-type="float">
            <text:p>0</text:p>
          </table:table-cell>
          <table:table-cell table:formula="of:=[.J53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54]/[.$E$2]" office:value-type="float" office:value="0" calcext:value-type="float">
            <text:p>0</text:p>
          </table:table-cell>
          <table:table-cell table:formula="of:=[.J54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55]/[.$E$2]" office:value-type="float" office:value="0" calcext:value-type="float">
            <text:p>0</text:p>
          </table:table-cell>
          <table:table-cell table:formula="of:=[.J55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56]/[.$E$2]" office:value-type="float" office:value="0" calcext:value-type="float">
            <text:p>0</text:p>
          </table:table-cell>
          <table:table-cell table:formula="of:=[.J56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57]/[.$E$2]" office:value-type="float" office:value="0" calcext:value-type="float">
            <text:p>0</text:p>
          </table:table-cell>
          <table:table-cell table:formula="of:=[.J57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58]/[.$E$2]" office:value-type="float" office:value="0" calcext:value-type="float">
            <text:p>0</text:p>
          </table:table-cell>
          <table:table-cell table:formula="of:=[.J58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59]/[.$E$2]" office:value-type="float" office:value="0" calcext:value-type="float">
            <text:p>0</text:p>
          </table:table-cell>
          <table:table-cell table:formula="of:=[.J59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60]/[.$E$2]" office:value-type="float" office:value="0" calcext:value-type="float">
            <text:p>0</text:p>
          </table:table-cell>
          <table:table-cell table:formula="of:=[.J60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61]/[.$E$2]" office:value-type="float" office:value="0" calcext:value-type="float">
            <text:p>0</text:p>
          </table:table-cell>
          <table:table-cell table:formula="of:=[.J61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62]/[.$E$2]" office:value-type="float" office:value="0" calcext:value-type="float">
            <text:p>0</text:p>
          </table:table-cell>
          <table:table-cell table:formula="of:=[.J62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63]/[.$E$2]" office:value-type="float" office:value="0" calcext:value-type="float">
            <text:p>0</text:p>
          </table:table-cell>
          <table:table-cell table:formula="of:=[.J63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64]/[.$E$2]" office:value-type="float" office:value="0" calcext:value-type="float">
            <text:p>0</text:p>
          </table:table-cell>
          <table:table-cell table:formula="of:=[.J64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65]/[.$E$2]" office:value-type="float" office:value="0" calcext:value-type="float">
            <text:p>0</text:p>
          </table:table-cell>
          <table:table-cell table:formula="of:=[.J65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66]/[.$E$2]" office:value-type="float" office:value="0" calcext:value-type="float">
            <text:p>0</text:p>
          </table:table-cell>
          <table:table-cell table:formula="of:=[.J66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67]/[.$E$2]" office:value-type="float" office:value="0" calcext:value-type="float">
            <text:p>0</text:p>
          </table:table-cell>
          <table:table-cell table:formula="of:=[.J67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68]/[.$E$2]" office:value-type="float" office:value="0" calcext:value-type="float">
            <text:p>0</text:p>
          </table:table-cell>
          <table:table-cell table:formula="of:=[.J68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69]/[.$E$2]" office:value-type="float" office:value="0" calcext:value-type="float">
            <text:p>0</text:p>
          </table:table-cell>
          <table:table-cell table:formula="of:=[.J69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70]/[.$E$2]" office:value-type="float" office:value="0" calcext:value-type="float">
            <text:p>0</text:p>
          </table:table-cell>
          <table:table-cell table:formula="of:=[.J70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71]/[.$E$2]" office:value-type="float" office:value="0" calcext:value-type="float">
            <text:p>0</text:p>
          </table:table-cell>
          <table:table-cell table:formula="of:=[.J71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72]/[.$E$2]" office:value-type="float" office:value="0" calcext:value-type="float">
            <text:p>0</text:p>
          </table:table-cell>
          <table:table-cell table:formula="of:=[.J72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73]/[.$E$2]" office:value-type="float" office:value="0" calcext:value-type="float">
            <text:p>0</text:p>
          </table:table-cell>
          <table:table-cell table:formula="of:=[.J73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74]/[.$E$2]" office:value-type="float" office:value="0" calcext:value-type="float">
            <text:p>0</text:p>
          </table:table-cell>
          <table:table-cell table:formula="of:=[.J74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75]/[.$E$2]" office:value-type="float" office:value="0" calcext:value-type="float">
            <text:p>0</text:p>
          </table:table-cell>
          <table:table-cell table:formula="of:=[.J75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76]/[.$E$2]" office:value-type="float" office:value="0" calcext:value-type="float">
            <text:p>0</text:p>
          </table:table-cell>
          <table:table-cell table:formula="of:=[.J76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77]/[.$E$2]" office:value-type="float" office:value="0" calcext:value-type="float">
            <text:p>0</text:p>
          </table:table-cell>
          <table:table-cell table:formula="of:=[.J77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78]/[.$E$2]" office:value-type="float" office:value="0" calcext:value-type="float">
            <text:p>0</text:p>
          </table:table-cell>
          <table:table-cell table:formula="of:=[.J78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79]/[.$E$2]" office:value-type="float" office:value="0" calcext:value-type="float">
            <text:p>0</text:p>
          </table:table-cell>
          <table:table-cell table:formula="of:=[.J79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80]/[.$E$2]" office:value-type="float" office:value="0" calcext:value-type="float">
            <text:p>0</text:p>
          </table:table-cell>
          <table:table-cell table:formula="of:=[.J80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81]/[.$E$2]" office:value-type="float" office:value="0" calcext:value-type="float">
            <text:p>0</text:p>
          </table:table-cell>
          <table:table-cell table:formula="of:=[.J81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82]/[.$E$2]" office:value-type="float" office:value="0" calcext:value-type="float">
            <text:p>0</text:p>
          </table:table-cell>
          <table:table-cell table:formula="of:=[.J82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83]/[.$E$2]" office:value-type="float" office:value="0" calcext:value-type="float">
            <text:p>0</text:p>
          </table:table-cell>
          <table:table-cell table:formula="of:=[.J83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84]/[.$E$2]" office:value-type="float" office:value="0" calcext:value-type="float">
            <text:p>0</text:p>
          </table:table-cell>
          <table:table-cell table:formula="of:=[.J84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85]/[.$E$2]" office:value-type="float" office:value="0" calcext:value-type="float">
            <text:p>0</text:p>
          </table:table-cell>
          <table:table-cell table:formula="of:=[.J85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86]/[.$E$2]" office:value-type="float" office:value="0" calcext:value-type="float">
            <text:p>0</text:p>
          </table:table-cell>
          <table:table-cell table:formula="of:=[.J86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87]/[.$E$2]" office:value-type="float" office:value="0" calcext:value-type="float">
            <text:p>0</text:p>
          </table:table-cell>
          <table:table-cell table:formula="of:=[.J87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88]/[.$E$2]" office:value-type="float" office:value="0" calcext:value-type="float">
            <text:p>0</text:p>
          </table:table-cell>
          <table:table-cell table:formula="of:=[.J88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89]/[.$E$2]" office:value-type="float" office:value="0" calcext:value-type="float">
            <text:p>0</text:p>
          </table:table-cell>
          <table:table-cell table:formula="of:=[.J89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90]/[.$E$2]" office:value-type="float" office:value="0" calcext:value-type="float">
            <text:p>0</text:p>
          </table:table-cell>
          <table:table-cell table:formula="of:=[.J90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91]/[.$E$2]" office:value-type="float" office:value="0" calcext:value-type="float">
            <text:p>0</text:p>
          </table:table-cell>
          <table:table-cell table:formula="of:=[.J91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92]/[.$E$2]" office:value-type="float" office:value="0" calcext:value-type="float">
            <text:p>0</text:p>
          </table:table-cell>
          <table:table-cell table:formula="of:=[.J92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93]/[.$E$2]" office:value-type="float" office:value="0" calcext:value-type="float">
            <text:p>0</text:p>
          </table:table-cell>
          <table:table-cell table:formula="of:=[.J93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94]/[.$E$2]" office:value-type="float" office:value="0" calcext:value-type="float">
            <text:p>0</text:p>
          </table:table-cell>
          <table:table-cell table:formula="of:=[.J94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95]/[.$E$2]" office:value-type="float" office:value="0" calcext:value-type="float">
            <text:p>0</text:p>
          </table:table-cell>
          <table:table-cell table:formula="of:=[.J95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96]/[.$E$2]" office:value-type="float" office:value="0" calcext:value-type="float">
            <text:p>0</text:p>
          </table:table-cell>
          <table:table-cell table:formula="of:=[.J96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97]/[.$E$2]" office:value-type="float" office:value="0" calcext:value-type="float">
            <text:p>0</text:p>
          </table:table-cell>
          <table:table-cell table:formula="of:=[.J97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98]/[.$E$2]" office:value-type="float" office:value="0" calcext:value-type="float">
            <text:p>0</text:p>
          </table:table-cell>
          <table:table-cell table:formula="of:=[.J98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99]/[.$E$2]" office:value-type="float" office:value="0" calcext:value-type="float">
            <text:p>0</text:p>
          </table:table-cell>
          <table:table-cell table:formula="of:=[.J99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00]/[.$E$2]" office:value-type="float" office:value="0" calcext:value-type="float">
            <text:p>0</text:p>
          </table:table-cell>
          <table:table-cell table:formula="of:=[.J100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01]/[.$E$2]" office:value-type="float" office:value="0" calcext:value-type="float">
            <text:p>0</text:p>
          </table:table-cell>
          <table:table-cell table:formula="of:=[.J101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02]/[.$E$2]" office:value-type="float" office:value="0" calcext:value-type="float">
            <text:p>0</text:p>
          </table:table-cell>
          <table:table-cell table:formula="of:=[.J102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03]/[.$E$2]" office:value-type="float" office:value="0" calcext:value-type="float">
            <text:p>0</text:p>
          </table:table-cell>
          <table:table-cell table:formula="of:=[.J103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04]/[.$E$2]" office:value-type="float" office:value="0" calcext:value-type="float">
            <text:p>0</text:p>
          </table:table-cell>
          <table:table-cell table:formula="of:=[.J104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05]/[.$E$2]" office:value-type="float" office:value="0" calcext:value-type="float">
            <text:p>0</text:p>
          </table:table-cell>
          <table:table-cell table:formula="of:=[.J105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06]/[.$E$2]" office:value-type="float" office:value="0" calcext:value-type="float">
            <text:p>0</text:p>
          </table:table-cell>
          <table:table-cell table:formula="of:=[.J106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07]/[.$E$2]" office:value-type="float" office:value="0" calcext:value-type="float">
            <text:p>0</text:p>
          </table:table-cell>
          <table:table-cell table:formula="of:=[.J107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08]/[.$E$2]" office:value-type="float" office:value="0" calcext:value-type="float">
            <text:p>0</text:p>
          </table:table-cell>
          <table:table-cell table:formula="of:=[.J108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09]/[.$E$2]" office:value-type="float" office:value="0" calcext:value-type="float">
            <text:p>0</text:p>
          </table:table-cell>
          <table:table-cell table:formula="of:=[.J109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10]/[.$E$2]" office:value-type="float" office:value="0" calcext:value-type="float">
            <text:p>0</text:p>
          </table:table-cell>
          <table:table-cell table:formula="of:=[.J110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11]/[.$E$2]" office:value-type="float" office:value="0" calcext:value-type="float">
            <text:p>0</text:p>
          </table:table-cell>
          <table:table-cell table:formula="of:=[.J111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12]/[.$E$2]" office:value-type="float" office:value="0" calcext:value-type="float">
            <text:p>0</text:p>
          </table:table-cell>
          <table:table-cell table:formula="of:=[.J112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13]/[.$E$2]" office:value-type="float" office:value="0" calcext:value-type="float">
            <text:p>0</text:p>
          </table:table-cell>
          <table:table-cell table:formula="of:=[.J113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14]/[.$E$2]" office:value-type="float" office:value="0" calcext:value-type="float">
            <text:p>0</text:p>
          </table:table-cell>
          <table:table-cell table:formula="of:=[.J114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15]/[.$E$2]" office:value-type="float" office:value="0" calcext:value-type="float">
            <text:p>0</text:p>
          </table:table-cell>
          <table:table-cell table:formula="of:=[.J115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16]/[.$E$2]" office:value-type="float" office:value="0" calcext:value-type="float">
            <text:p>0</text:p>
          </table:table-cell>
          <table:table-cell table:formula="of:=[.J116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17]/[.$E$2]" office:value-type="float" office:value="0" calcext:value-type="float">
            <text:p>0</text:p>
          </table:table-cell>
          <table:table-cell table:formula="of:=[.J117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18]/[.$E$2]" office:value-type="float" office:value="0" calcext:value-type="float">
            <text:p>0</text:p>
          </table:table-cell>
          <table:table-cell table:formula="of:=[.J118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19]/[.$E$2]" office:value-type="float" office:value="0" calcext:value-type="float">
            <text:p>0</text:p>
          </table:table-cell>
          <table:table-cell table:formula="of:=[.J119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20]/[.$E$2]" office:value-type="float" office:value="0" calcext:value-type="float">
            <text:p>0</text:p>
          </table:table-cell>
          <table:table-cell table:formula="of:=[.J120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21]/[.$E$2]" office:value-type="float" office:value="0" calcext:value-type="float">
            <text:p>0</text:p>
          </table:table-cell>
          <table:table-cell table:formula="of:=[.J121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22]/[.$E$2]" office:value-type="float" office:value="0" calcext:value-type="float">
            <text:p>0</text:p>
          </table:table-cell>
          <table:table-cell table:formula="of:=[.J122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23]/[.$E$2]" office:value-type="float" office:value="0" calcext:value-type="float">
            <text:p>0</text:p>
          </table:table-cell>
          <table:table-cell table:formula="of:=[.J123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24]/[.$E$2]" office:value-type="float" office:value="0" calcext:value-type="float">
            <text:p>0</text:p>
          </table:table-cell>
          <table:table-cell table:formula="of:=[.J124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25]/[.$E$2]" office:value-type="float" office:value="0" calcext:value-type="float">
            <text:p>0</text:p>
          </table:table-cell>
          <table:table-cell table:formula="of:=[.J125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26]/[.$E$2]" office:value-type="float" office:value="0" calcext:value-type="float">
            <text:p>0</text:p>
          </table:table-cell>
          <table:table-cell table:formula="of:=[.J126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27]/[.$E$2]" office:value-type="float" office:value="0" calcext:value-type="float">
            <text:p>0</text:p>
          </table:table-cell>
          <table:table-cell table:formula="of:=[.J127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28]/[.$E$2]" office:value-type="float" office:value="0" calcext:value-type="float">
            <text:p>0</text:p>
          </table:table-cell>
          <table:table-cell table:formula="of:=[.J128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29]/[.$E$2]" office:value-type="float" office:value="0" calcext:value-type="float">
            <text:p>0</text:p>
          </table:table-cell>
          <table:table-cell table:formula="of:=[.J129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30]/[.$E$2]" office:value-type="float" office:value="0" calcext:value-type="float">
            <text:p>0</text:p>
          </table:table-cell>
          <table:table-cell table:formula="of:=[.J130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31]/[.$E$2]" office:value-type="float" office:value="0" calcext:value-type="float">
            <text:p>0</text:p>
          </table:table-cell>
          <table:table-cell table:formula="of:=[.J131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32]/[.$E$2]" office:value-type="float" office:value="0" calcext:value-type="float">
            <text:p>0</text:p>
          </table:table-cell>
          <table:table-cell table:formula="of:=[.J132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33]/[.$E$2]" office:value-type="float" office:value="0" calcext:value-type="float">
            <text:p>0</text:p>
          </table:table-cell>
          <table:table-cell table:formula="of:=[.J133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34]/[.$E$2]" office:value-type="float" office:value="0" calcext:value-type="float">
            <text:p>0</text:p>
          </table:table-cell>
          <table:table-cell table:formula="of:=[.J134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35]/[.$E$2]" office:value-type="float" office:value="0" calcext:value-type="float">
            <text:p>0</text:p>
          </table:table-cell>
          <table:table-cell table:formula="of:=[.J135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36]/[.$E$2]" office:value-type="float" office:value="0" calcext:value-type="float">
            <text:p>0</text:p>
          </table:table-cell>
          <table:table-cell table:formula="of:=[.J136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37]/[.$E$2]" office:value-type="float" office:value="0" calcext:value-type="float">
            <text:p>0</text:p>
          </table:table-cell>
          <table:table-cell table:formula="of:=[.J137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38]/[.$E$2]" office:value-type="float" office:value="0" calcext:value-type="float">
            <text:p>0</text:p>
          </table:table-cell>
          <table:table-cell table:formula="of:=[.J138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39]/[.$E$2]" office:value-type="float" office:value="0" calcext:value-type="float">
            <text:p>0</text:p>
          </table:table-cell>
          <table:table-cell table:formula="of:=[.J139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40]/[.$E$2]" office:value-type="float" office:value="0" calcext:value-type="float">
            <text:p>0</text:p>
          </table:table-cell>
          <table:table-cell table:formula="of:=[.J140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41]/[.$E$2]" office:value-type="float" office:value="0" calcext:value-type="float">
            <text:p>0</text:p>
          </table:table-cell>
          <table:table-cell table:formula="of:=[.J141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42]/[.$E$2]" office:value-type="float" office:value="0" calcext:value-type="float">
            <text:p>0</text:p>
          </table:table-cell>
          <table:table-cell table:formula="of:=[.J142]/[.$J$2]" office:value-type="float" office:value="0" calcext:value-type="float">
            <text:p>0</text:p>
          </table:table-cell>
        </table:table-row>
      </table:table>
      <table:table table:name="4096" table:style-name="ta1">
        <table:shapes>
          <draw:frame draw:z-index="0" draw:style-name="gr1" draw:text-style-name="P1" svg:width="159.99mm" svg:height="89.99mm" svg:x="316.1mm" svg:y="4.54mm">
            <draw:object draw:notify-on-update-of-ranges="'4096'.B2:'4096'.B42 '4096'.C2:'4096'.C42 '4096'.B2:'4096'.B42 '4096'.L2:'4096'.L42" xlink:href="./Object 37" xlink:type="simple" xlink:show="embed" xlink:actuate="onLoad">
              <loext:p/>
            </draw:object>
            <draw:image xlink:href="./ObjectReplacements/Object 37" xlink:type="simple" xlink:show="embed" xlink:actuate="onLoad"/>
          </draw:frame>
          <draw:frame draw:z-index="1" draw:style-name="gr1" draw:text-style-name="P1" svg:width="158.22mm" svg:height="89.93mm" svg:x="316.09mm" svg:y="94.85mm">
            <draw:object draw:notify-on-update-of-ranges="'4096'.G2:'4096'.G42 '4096'.H2:'4096'.H42 '4096'.G2:'4096'.G42 '4096'.M2:'4096'.M42" xlink:href="./Object 38" xlink:type="simple" xlink:show="embed" xlink:actuate="onLoad">
              <loext:p/>
            </draw:object>
            <draw:image xlink:href="./ObjectReplacements/Object 38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ropietat</text:p>
          </table:table-cell>
          <table:table-cell office:value-type="string" calcext:value-type="string">
            <text:p>temps[ms]</text:p>
          </table:table-cell>
          <table:table-cell office:value-type="string" calcext:value-type="string">
            <text:p>V+E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propietat</text:p>
          </table:table-cell>
          <table:table-cell office:value-type="string" calcext:value-type="string">
            <text:p>temps[ms]</text:p>
          </table:table-cell>
          <table:table-cell office:value-type="string" calcext:value-type="string">
            <text:p>V+E</text:p>
          </table:table-cell>
          <table:table-cell/>
          <table:table-cell table:number-columns-repeated="2" office:value-type="string" calcext:value-type="string">
            <text:p>V+E / max (V+E)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697467" calcext:value-type="float">
            <text:p>0,697467</text:p>
          </table:table-cell>
          <table:table-cell table:style-name="ce5" office:value-type="float" office:value="12288" calcext:value-type="float">
            <text:p>12288</text:p>
          </table:table-cell>
          <table:table-cell table:style-name="ce9" office:value-type="string" calcext:value-type="string">
            <text:p>||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71662" calcext:value-type="float">
            <text:p>0,71662</text:p>
          </table:table-cell>
          <table:table-cell table:style-name="ce5" office:value-type="float" office:value="12288" calcext:value-type="float">
            <text:p>12288</text:p>
          </table:table-cell>
          <table:table-cell table:style-name="ce12"/>
          <table:table-cell table:formula="of:=[.E2]/[.$E$2]" office:value-type="float" office:value="1" calcext:value-type="float">
            <text:p>1</text:p>
          </table:table-cell>
          <table:table-cell table:formula="of:=[.J2]/[.$J$2]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0.025" calcext:value-type="float">
            <text:p>0,025</text:p>
          </table:table-cell>
          <table:table-cell office:value-type="float" office:value="0.713333" calcext:value-type="float">
            <text:p>0,713333</text:p>
          </table:table-cell>
          <table:table-cell office:value-type="float" office:value="0.738247" calcext:value-type="float">
            <text:p>0,738247</text:p>
          </table:table-cell>
          <table:table-cell office:value-type="float" office:value="11878.9" calcext:value-type="float">
            <text:p>11878,9</text:p>
          </table:table-cell>
          <table:table-cell table:style-name="ce8" office:value-type="string" calcext:value-type="string">
            <text:p>||</text:p>
          </table:table-cell>
          <table:table-cell office:value-type="float" office:value="0.025" calcext:value-type="float">
            <text:p>0,025</text:p>
          </table:table-cell>
          <table:table-cell office:value-type="float" office:value="0.76" calcext:value-type="float">
            <text:p>0,76</text:p>
          </table:table-cell>
          <table:table-cell office:value-type="float" office:value="0.75764" calcext:value-type="float">
            <text:p>0,75764</text:p>
          </table:table-cell>
          <table:table-cell office:value-type="float" office:value="12084.2" calcext:value-type="float">
            <text:p>12084,2</text:p>
          </table:table-cell>
          <table:table-cell table:style-name="ce13"/>
          <table:table-cell table:formula="of:=[.E3]/[.$E$2]" office:value-type="float" office:value="0.966707356770833" calcext:value-type="float">
            <text:p>0,966707356770833</text:p>
          </table:table-cell>
          <table:table-cell table:formula="of:=[.J3]/[.$J$2]" office:value-type="float" office:value="0.983414713541667" calcext:value-type="float">
            <text:p>0,983414713541667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0.05" calcext:value-type="float">
            <text:p>0,05</text:p>
          </table:table-cell>
          <table:table-cell office:value-type="float" office:value="0.513333" calcext:value-type="float">
            <text:p>0,513333</text:p>
          </table:table-cell>
          <table:table-cell office:value-type="float" office:value="0.848053" calcext:value-type="float">
            <text:p>0,848053</text:p>
          </table:table-cell>
          <table:table-cell office:value-type="float" office:value="11492.4" calcext:value-type="float">
            <text:p>11492,4</text:p>
          </table:table-cell>
          <table:table-cell table:style-name="ce8" office:value-type="string" calcext:value-type="string">
            <text:p>||</text:p>
          </table:table-cell>
          <table:table-cell office:value-type="float" office:value="0.05" calcext:value-type="float">
            <text:p>0,05</text:p>
          </table:table-cell>
          <table:table-cell office:value-type="float" office:value="0.62" calcext:value-type="float">
            <text:p>0,62</text:p>
          </table:table-cell>
          <table:table-cell office:value-type="float" office:value="0.903713" calcext:value-type="float">
            <text:p>0,903713</text:p>
          </table:table-cell>
          <table:table-cell office:value-type="float" office:value="11876.2" calcext:value-type="float">
            <text:p>11876,2</text:p>
          </table:table-cell>
          <table:table-cell table:style-name="ce13"/>
          <table:table-cell table:formula="of:=[.E4]/[.$E$2]" office:value-type="float" office:value="0.93525390625" calcext:value-type="float">
            <text:p>0,93525390625</text:p>
          </table:table-cell>
          <table:table-cell table:formula="of:=[.J4]/[.$J$2]" office:value-type="float" office:value="0.966487630208333" calcext:value-type="float">
            <text:p>0,966487630208333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float" office:value="0.075" calcext:value-type="float">
            <text:p>0,075</text:p>
          </table:table-cell>
          <table:table-cell office:value-type="float" office:value="0.486667" calcext:value-type="float">
            <text:p>0,486667</text:p>
          </table:table-cell>
          <table:table-cell office:value-type="float" office:value="0.797247" calcext:value-type="float">
            <text:p>0,797247</text:p>
          </table:table-cell>
          <table:table-cell office:value-type="float" office:value="11114.9" calcext:value-type="float">
            <text:p>11114,9</text:p>
          </table:table-cell>
          <table:table-cell table:style-name="ce8" office:value-type="string" calcext:value-type="string">
            <text:p>||</text:p>
          </table:table-cell>
          <table:table-cell office:value-type="float" office:value="0.075" calcext:value-type="float">
            <text:p>0,075</text:p>
          </table:table-cell>
          <table:table-cell office:value-type="float" office:value="0.413333" calcext:value-type="float">
            <text:p>0,413333</text:p>
          </table:table-cell>
          <table:table-cell office:value-type="float" office:value="0.90164" calcext:value-type="float">
            <text:p>0,90164</text:p>
          </table:table-cell>
          <table:table-cell office:value-type="float" office:value="11673.3" calcext:value-type="float">
            <text:p>11673,3</text:p>
          </table:table-cell>
          <table:table-cell table:style-name="ce13"/>
          <table:table-cell table:formula="of:=[.E5]/[.$E$2]" office:value-type="float" office:value="0.904532877604167" calcext:value-type="float">
            <text:p>0,904532877604167</text:p>
          </table:table-cell>
          <table:table-cell table:formula="of:=[.J5]/[.$J$2]" office:value-type="float" office:value="0.9499755859375" calcext:value-type="float">
            <text:p>0,9499755859375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float" office:value="0.1" calcext:value-type="float">
            <text:p>0,1</text:p>
          </table:table-cell>
          <table:table-cell office:value-type="float" office:value="0.266667" calcext:value-type="float">
            <text:p>0,266667</text:p>
          </table:table-cell>
          <table:table-cell office:value-type="float" office:value="0.797533" calcext:value-type="float">
            <text:p>0,797533</text:p>
          </table:table-cell>
          <table:table-cell office:value-type="float" office:value="10732.1" calcext:value-type="float">
            <text:p>10732,1</text:p>
          </table:table-cell>
          <table:table-cell table:style-name="ce8" office:value-type="string" calcext:value-type="string">
            <text:p>||</text:p>
          </table:table-cell>
          <table:table-cell office:value-type="float" office:value="0.1" calcext:value-type="float">
            <text:p>0,1</text:p>
          </table:table-cell>
          <table:table-cell office:value-type="float" office:value="0.293333" calcext:value-type="float">
            <text:p>0,293333</text:p>
          </table:table-cell>
          <table:table-cell office:value-type="float" office:value="0.90224" calcext:value-type="float">
            <text:p>0,90224</text:p>
          </table:table-cell>
          <table:table-cell office:value-type="float" office:value="11472" calcext:value-type="float">
            <text:p>11472</text:p>
          </table:table-cell>
          <table:table-cell table:style-name="ce13"/>
          <table:table-cell table:formula="of:=[.E6]/[.$E$2]" office:value-type="float" office:value="0.873380533854167" calcext:value-type="float">
            <text:p>0,873380533854167</text:p>
          </table:table-cell>
          <table:table-cell table:formula="of:=[.J6]/[.$J$2]" office:value-type="float" office:value="0.93359375" calcext:value-type="float">
            <text:p>0,93359375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float" office:value="0.125" calcext:value-type="float">
            <text:p>0,125</text:p>
          </table:table-cell>
          <table:table-cell office:value-type="float" office:value="0.233333" calcext:value-type="float">
            <text:p>0,233333</text:p>
          </table:table-cell>
          <table:table-cell office:value-type="float" office:value="0.794067" calcext:value-type="float">
            <text:p>0,794067</text:p>
          </table:table-cell>
          <table:table-cell office:value-type="float" office:value="10371.7" calcext:value-type="float">
            <text:p>10371,7</text:p>
          </table:table-cell>
          <table:table-cell table:style-name="ce8" office:value-type="string" calcext:value-type="string">
            <text:p>||</text:p>
          </table:table-cell>
          <table:table-cell office:value-type="float" office:value="0.125" calcext:value-type="float">
            <text:p>0,125</text:p>
          </table:table-cell>
          <table:table-cell office:value-type="float" office:value="0.266667" calcext:value-type="float">
            <text:p>0,266667</text:p>
          </table:table-cell>
          <table:table-cell office:value-type="float" office:value="0.922673" calcext:value-type="float">
            <text:p>0,922673</text:p>
          </table:table-cell>
          <table:table-cell office:value-type="float" office:value="11267" calcext:value-type="float">
            <text:p>11267</text:p>
          </table:table-cell>
          <table:table-cell table:style-name="ce13"/>
          <table:table-cell table:formula="of:=[.E7]/[.$E$2]" office:value-type="float" office:value="0.844051106770833" calcext:value-type="float">
            <text:p>0,844051106770833</text:p>
          </table:table-cell>
          <table:table-cell table:formula="of:=[.J7]/[.$J$2]" office:value-type="float" office:value="0.916910807291667" calcext:value-type="float">
            <text:p>0,916910807291667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float" office:value="0.15" calcext:value-type="float">
            <text:p>0,15</text:p>
          </table:table-cell>
          <table:table-cell office:value-type="float" office:value="0.14" calcext:value-type="float">
            <text:p>0,14</text:p>
          </table:table-cell>
          <table:table-cell office:value-type="float" office:value="0.79522" calcext:value-type="float">
            <text:p>0,79522</text:p>
          </table:table-cell>
          <table:table-cell office:value-type="float" office:value="10010.7" calcext:value-type="float">
            <text:p>10010,7</text:p>
          </table:table-cell>
          <table:table-cell table:style-name="ce8" office:value-type="string" calcext:value-type="string">
            <text:p>||</text:p>
          </table:table-cell>
          <table:table-cell office:value-type="float" office:value="0.15" calcext:value-type="float">
            <text:p>0,15</text:p>
          </table:table-cell>
          <table:table-cell office:value-type="float" office:value="0.14" calcext:value-type="float">
            <text:p>0,14</text:p>
          </table:table-cell>
          <table:table-cell office:value-type="float" office:value="0.96748" calcext:value-type="float">
            <text:p>0,96748</text:p>
          </table:table-cell>
          <table:table-cell office:value-type="float" office:value="11052.7" calcext:value-type="float">
            <text:p>11052,7</text:p>
          </table:table-cell>
          <table:table-cell table:style-name="ce13"/>
          <table:table-cell table:formula="of:=[.E8]/[.$E$2]" office:value-type="float" office:value="0.8146728515625" calcext:value-type="float">
            <text:p>0,8146728515625</text:p>
          </table:table-cell>
          <table:table-cell table:formula="of:=[.J8]/[.$J$2]" office:value-type="float" office:value="0.899471028645833" calcext:value-type="float">
            <text:p>0,899471028645833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float" office:value="0.175" calcext:value-type="float">
            <text:p>0,175</text:p>
          </table:table-cell>
          <table:table-cell office:value-type="float" office:value="0.146667" calcext:value-type="float">
            <text:p>0,146667</text:p>
          </table:table-cell>
          <table:table-cell office:value-type="float" office:value="0.721093" calcext:value-type="float">
            <text:p>0,721093</text:p>
          </table:table-cell>
          <table:table-cell office:value-type="float" office:value="9666.19" calcext:value-type="float">
            <text:p>9666,19</text:p>
          </table:table-cell>
          <table:table-cell table:style-name="ce8" office:value-type="string" calcext:value-type="string">
            <text:p>||</text:p>
          </table:table-cell>
          <table:table-cell office:value-type="float" office:value="0.175" calcext:value-type="float">
            <text:p>0,175</text:p>
          </table:table-cell>
          <table:table-cell office:value-type="float" office:value="0.16" calcext:value-type="float">
            <text:p>0,16</text:p>
          </table:table-cell>
          <table:table-cell office:value-type="float" office:value="0.88406" calcext:value-type="float">
            <text:p>0,88406</text:p>
          </table:table-cell>
          <table:table-cell office:value-type="float" office:value="10860.3" calcext:value-type="float">
            <text:p>10860,3</text:p>
          </table:table-cell>
          <table:table-cell table:style-name="ce13"/>
          <table:table-cell table:formula="of:=[.E9]/[.$E$2]" office:value-type="float" office:value="0.786636555989583" calcext:value-type="float">
            <text:p>0,786636555989583</text:p>
          </table:table-cell>
          <table:table-cell table:formula="of:=[.J9]/[.$J$2]" office:value-type="float" office:value="0.8838134765625" calcext:value-type="float">
            <text:p>0,8838134765625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float" office:value="0.2" calcext:value-type="float">
            <text:p>0,2</text:p>
          </table:table-cell>
          <table:table-cell office:value-type="float" office:value="0.0666667" calcext:value-type="float">
            <text:p>0,0666667</text:p>
          </table:table-cell>
          <table:table-cell office:value-type="float" office:value="0.707507" calcext:value-type="float">
            <text:p>0,707507</text:p>
          </table:table-cell>
          <table:table-cell office:value-type="float" office:value="9338.65" calcext:value-type="float">
            <text:p>9338,65</text:p>
          </table:table-cell>
          <table:table-cell table:style-name="ce8" office:value-type="string" calcext:value-type="string">
            <text:p>||</text:p>
          </table:table-cell>
          <table:table-cell office:value-type="float" office:value="0.2" calcext:value-type="float">
            <text:p>0,2</text:p>
          </table:table-cell>
          <table:table-cell office:value-type="float" office:value="0.106667" calcext:value-type="float">
            <text:p>0,106667</text:p>
          </table:table-cell>
          <table:table-cell office:value-type="float" office:value="0.882747" calcext:value-type="float">
            <text:p>0,882747</text:p>
          </table:table-cell>
          <table:table-cell office:value-type="float" office:value="10649.5" calcext:value-type="float">
            <text:p>10649,5</text:p>
          </table:table-cell>
          <table:table-cell table:style-name="ce13"/>
          <table:table-cell table:formula="of:=[.E10]/[.$E$2]" office:value-type="float" office:value="0.759981282552083" calcext:value-type="float">
            <text:p>0,759981282552083</text:p>
          </table:table-cell>
          <table:table-cell table:formula="of:=[.J10]/[.$J$2]" office:value-type="float" office:value="0.866658528645833" calcext:value-type="float">
            <text:p>0,866658528645833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office:value-type="float" office:value="0.225" calcext:value-type="float">
            <text:p>0,225</text:p>
          </table:table-cell>
          <table:table-cell office:value-type="float" office:value="0.02" calcext:value-type="float">
            <text:p>0,02</text:p>
          </table:table-cell>
          <table:table-cell office:value-type="float" office:value="0.69156" calcext:value-type="float">
            <text:p>0,69156</text:p>
          </table:table-cell>
          <table:table-cell office:value-type="float" office:value="9022.97" calcext:value-type="float">
            <text:p>9022,97</text:p>
          </table:table-cell>
          <table:table-cell table:style-name="ce8" office:value-type="string" calcext:value-type="string">
            <text:p>||</text:p>
          </table:table-cell>
          <table:table-cell office:value-type="float" office:value="0.225" calcext:value-type="float">
            <text:p>0,225</text:p>
          </table:table-cell>
          <table:table-cell office:value-type="float" office:value="0.04" calcext:value-type="float">
            <text:p>0,04</text:p>
          </table:table-cell>
          <table:table-cell office:value-type="float" office:value="0.882633" calcext:value-type="float">
            <text:p>0,882633</text:p>
          </table:table-cell>
          <table:table-cell office:value-type="float" office:value="10441.8" calcext:value-type="float">
            <text:p>10441,8</text:p>
          </table:table-cell>
          <table:table-cell table:style-name="ce13"/>
          <table:table-cell table:formula="of:=[.E11]/[.$E$2]" office:value-type="float" office:value="0.734291178385417" calcext:value-type="float">
            <text:p>0,734291178385417</text:p>
          </table:table-cell>
          <table:table-cell table:formula="of:=[.J11]/[.$J$2]" office:value-type="float" office:value="0.849755859375" calcext:value-type="float">
            <text:p>0,849755859375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office:value-type="float" office:value="0.25" calcext:value-type="float">
            <text:p>0,25</text:p>
          </table:table-cell>
          <table:table-cell office:value-type="float" office:value="0.0466667" calcext:value-type="float">
            <text:p>0,0466667</text:p>
          </table:table-cell>
          <table:table-cell office:value-type="float" office:value="0.657347" calcext:value-type="float">
            <text:p>0,657347</text:p>
          </table:table-cell>
          <table:table-cell office:value-type="float" office:value="8700.93" calcext:value-type="float">
            <text:p>8700,93</text:p>
          </table:table-cell>
          <table:table-cell table:style-name="ce8" office:value-type="string" calcext:value-type="string">
            <text:p>||</text:p>
          </table:table-cell>
          <table:table-cell office:value-type="float" office:value="0.25" calcext:value-type="float">
            <text:p>0,25</text:p>
          </table:table-cell>
          <table:table-cell office:value-type="float" office:value="0.0266667" calcext:value-type="float">
            <text:p>0,0266667</text:p>
          </table:table-cell>
          <table:table-cell office:value-type="float" office:value="0.860593" calcext:value-type="float">
            <text:p>0,860593</text:p>
          </table:table-cell>
          <table:table-cell office:value-type="float" office:value="10232.8" calcext:value-type="float">
            <text:p>10232,8</text:p>
          </table:table-cell>
          <table:table-cell table:style-name="ce13"/>
          <table:table-cell table:formula="of:=[.E12]/[.$E$2]" office:value-type="float" office:value="0.70808349609375" calcext:value-type="float">
            <text:p>0,70808349609375</text:p>
          </table:table-cell>
          <table:table-cell table:formula="of:=[.J12]/[.$J$2]" office:value-type="float" office:value="0.832747395833333" calcext:value-type="float">
            <text:p>0,832747395833333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office:value-type="float" office:value="0.275" calcext:value-type="float">
            <text:p>0,275</text:p>
          </table:table-cell>
          <table:table-cell office:value-type="float" office:value="0.0133333" calcext:value-type="float">
            <text:p>0,0133333</text:p>
          </table:table-cell>
          <table:table-cell office:value-type="float" office:value="0.72852" calcext:value-type="float">
            <text:p>0,72852</text:p>
          </table:table-cell>
          <table:table-cell office:value-type="float" office:value="8395.4" calcext:value-type="float">
            <text:p>8395,4</text:p>
          </table:table-cell>
          <table:table-cell table:style-name="ce8" office:value-type="string" calcext:value-type="string">
            <text:p>||</text:p>
          </table:table-cell>
          <table:table-cell office:value-type="float" office:value="0.275" calcext:value-type="float">
            <text:p>0,275</text:p>
          </table:table-cell>
          <table:table-cell office:value-type="float" office:value="0.04" calcext:value-type="float">
            <text:p>0,04</text:p>
          </table:table-cell>
          <table:table-cell office:value-type="float" office:value="0.96374" calcext:value-type="float">
            <text:p>0,96374</text:p>
          </table:table-cell>
          <table:table-cell office:value-type="float" office:value="10037" calcext:value-type="float">
            <text:p>10037</text:p>
          </table:table-cell>
          <table:table-cell table:style-name="ce13"/>
          <table:table-cell table:formula="of:=[.E13]/[.$E$2]" office:value-type="float" office:value="0.683219401041667" calcext:value-type="float">
            <text:p>0,683219401041667</text:p>
          </table:table-cell>
          <table:table-cell table:formula="of:=[.J13]/[.$J$2]" office:value-type="float" office:value="0.816813151041667" calcext:value-type="float">
            <text:p>0,816813151041667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office:value-type="float" office:value="0.3" calcext:value-type="float">
            <text:p>0,3</text:p>
          </table:table-cell>
          <table:table-cell office:value-type="float" office:value="0.0333333" calcext:value-type="float">
            <text:p>0,0333333</text:p>
          </table:table-cell>
          <table:table-cell office:value-type="float" office:value="0.608987" calcext:value-type="float">
            <text:p>0,608987</text:p>
          </table:table-cell>
          <table:table-cell office:value-type="float" office:value="8108.01" calcext:value-type="float">
            <text:p>8108,01</text:p>
          </table:table-cell>
          <table:table-cell table:style-name="ce8" office:value-type="string" calcext:value-type="string">
            <text:p>||</text:p>
          </table:table-cell>
          <table:table-cell office:value-type="float" office:value="0.3" calcext:value-type="float">
            <text:p>0,3</text:p>
          </table:table-cell>
          <table:table-cell office:value-type="float" office:value="0.02" calcext:value-type="float">
            <text:p>0,02</text:p>
          </table:table-cell>
          <table:table-cell office:value-type="float" office:value="0.837793" calcext:value-type="float">
            <text:p>0,837793</text:p>
          </table:table-cell>
          <table:table-cell office:value-type="float" office:value="9840.12" calcext:value-type="float">
            <text:p>9840,12</text:p>
          </table:table-cell>
          <table:table-cell table:style-name="ce13"/>
          <table:table-cell table:formula="of:=[.E14]/[.$E$2]" office:value-type="float" office:value="0.65983154296875" calcext:value-type="float">
            <text:p>0,65983154296875</text:p>
          </table:table-cell>
          <table:table-cell table:formula="of:=[.J14]/[.$J$2]" office:value-type="float" office:value="0.800791015625" calcext:value-type="float">
            <text:p>0,800791015625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office:value-type="float" office:value="0.325" calcext:value-type="float">
            <text:p>0,325</text:p>
          </table:table-cell>
          <table:table-cell office:value-type="float" office:value="0.0133333" calcext:value-type="float">
            <text:p>0,0133333</text:p>
          </table:table-cell>
          <table:table-cell office:value-type="float" office:value="0.574553" calcext:value-type="float">
            <text:p>0,574553</text:p>
          </table:table-cell>
          <table:table-cell office:value-type="float" office:value="7828.08" calcext:value-type="float">
            <text:p>7828,08</text:p>
          </table:table-cell>
          <table:table-cell table:style-name="ce8" office:value-type="string" calcext:value-type="string">
            <text:p>||</text:p>
          </table:table-cell>
          <table:table-cell office:value-type="float" office:value="0.325" calcext:value-type="float">
            <text:p>0,325</text:p>
          </table:table-cell>
          <table:table-cell office:value-type="float" office:value="0" calcext:value-type="float">
            <text:p>0</text:p>
          </table:table-cell>
          <table:table-cell office:value-type="float" office:value="0.807027" calcext:value-type="float">
            <text:p>0,807027</text:p>
          </table:table-cell>
          <table:table-cell office:value-type="float" office:value="9618.68" calcext:value-type="float">
            <text:p>9618,68</text:p>
          </table:table-cell>
          <table:table-cell table:style-name="ce13"/>
          <table:table-cell table:formula="of:=[.E15]/[.$E$2]" office:value-type="float" office:value="0.63705078125" calcext:value-type="float">
            <text:p>0,63705078125</text:p>
          </table:table-cell>
          <table:table-cell table:formula="of:=[.J15]/[.$J$2]" office:value-type="float" office:value="0.782770182291667" calcext:value-type="float">
            <text:p>0,782770182291667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office:value-type="float" office:value="0.35" calcext:value-type="float">
            <text:p>0,35</text:p>
          </table:table-cell>
          <table:table-cell office:value-type="float" office:value="0" calcext:value-type="float">
            <text:p>0</text:p>
          </table:table-cell>
          <table:table-cell office:value-type="float" office:value="0.553573" calcext:value-type="float">
            <text:p>0,553573</text:p>
          </table:table-cell>
          <table:table-cell office:value-type="float" office:value="7564.8" calcext:value-type="float">
            <text:p>7564,8</text:p>
          </table:table-cell>
          <table:table-cell table:style-name="ce8" office:value-type="string" calcext:value-type="string">
            <text:p>||</text:p>
          </table:table-cell>
          <table:table-cell office:value-type="float" office:value="0.35" calcext:value-type="float">
            <text:p>0,35</text:p>
          </table:table-cell>
          <table:table-cell office:value-type="float" office:value="0.00666667" calcext:value-type="float">
            <text:p>0,00666667</text:p>
          </table:table-cell>
          <table:table-cell office:value-type="float" office:value="0.7729" calcext:value-type="float">
            <text:p>0,7729</text:p>
          </table:table-cell>
          <table:table-cell office:value-type="float" office:value="9423.81" calcext:value-type="float">
            <text:p>9423,81</text:p>
          </table:table-cell>
          <table:table-cell table:style-name="ce13"/>
          <table:table-cell table:formula="of:=[.E16]/[.$E$2]" office:value-type="float" office:value="0.615625" calcext:value-type="float">
            <text:p>0,615625</text:p>
          </table:table-cell>
          <table:table-cell table:formula="of:=[.J16]/[.$J$2]" office:value-type="float" office:value="0.76691162109375" calcext:value-type="float">
            <text:p>0,76691162109375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office:value-type="float" office:value="0.375" calcext:value-type="float">
            <text:p>0,375</text:p>
          </table:table-cell>
          <table:table-cell office:value-type="float" office:value="0" calcext:value-type="float">
            <text:p>0</text:p>
          </table:table-cell>
          <table:table-cell office:value-type="float" office:value="0.512373" calcext:value-type="float">
            <text:p>0,512373</text:p>
          </table:table-cell>
          <table:table-cell office:value-type="float" office:value="7293.21" calcext:value-type="float">
            <text:p>7293,21</text:p>
          </table:table-cell>
          <table:table-cell table:style-name="ce8" office:value-type="string" calcext:value-type="string">
            <text:p>||</text:p>
          </table:table-cell>
          <table:table-cell office:value-type="float" office:value="0.375" calcext:value-type="float">
            <text:p>0,375</text:p>
          </table:table-cell>
          <table:table-cell office:value-type="float" office:value="0" calcext:value-type="float">
            <text:p>0</text:p>
          </table:table-cell>
          <table:table-cell office:value-type="float" office:value="0.7662" calcext:value-type="float">
            <text:p>0,7662</text:p>
          </table:table-cell>
          <table:table-cell office:value-type="float" office:value="9214.17" calcext:value-type="float">
            <text:p>9214,17</text:p>
          </table:table-cell>
          <table:table-cell table:style-name="ce13"/>
          <table:table-cell table:formula="of:=[.E17]/[.$E$2]" office:value-type="float" office:value="0.59352294921875" calcext:value-type="float">
            <text:p>0,59352294921875</text:p>
          </table:table-cell>
          <table:table-cell table:formula="of:=[.J17]/[.$J$2]" office:value-type="float" office:value="0.74985107421875" calcext:value-type="float">
            <text:p>0,74985107421875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office:value-type="float" office:value="0.4" calcext:value-type="float">
            <text:p>0,4</text:p>
          </table:table-cell>
          <table:table-cell office:value-type="float" office:value="0.00666667" calcext:value-type="float">
            <text:p>0,00666667</text:p>
          </table:table-cell>
          <table:table-cell office:value-type="float" office:value="0.482907" calcext:value-type="float">
            <text:p>0,482907</text:p>
          </table:table-cell>
          <table:table-cell office:value-type="float" office:value="7033.56" calcext:value-type="float">
            <text:p>7033,56</text:p>
          </table:table-cell>
          <table:table-cell table:style-name="ce8" office:value-type="string" calcext:value-type="string">
            <text:p>||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office:value-type="float" office:value="0.729787" calcext:value-type="float">
            <text:p>0,729787</text:p>
          </table:table-cell>
          <table:table-cell office:value-type="float" office:value="9003.88" calcext:value-type="float">
            <text:p>9003,88</text:p>
          </table:table-cell>
          <table:table-cell table:style-name="ce13"/>
          <table:table-cell table:formula="of:=[.E18]/[.$E$2]" office:value-type="float" office:value="0.572392578125" calcext:value-type="float">
            <text:p>0,572392578125</text:p>
          </table:table-cell>
          <table:table-cell table:formula="of:=[.J18]/[.$J$2]" office:value-type="float" office:value="0.732737630208333" calcext:value-type="float">
            <text:p>0,732737630208333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7" office:value-type="float" office:value="0.425" calcext:value-type="float">
            <text:p>0,42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454927" calcext:value-type="float">
            <text:p>0,454927</text:p>
          </table:table-cell>
          <table:table-cell office:value-type="float" office:value="6794.52" calcext:value-type="float">
            <text:p>6794,52</text:p>
          </table:table-cell>
          <table:table-cell table:style-name="ce8" office:value-type="string" calcext:value-type="string">
            <text:p>||</text:p>
          </table:table-cell>
          <table:table-cell office:value-type="float" office:value="0.425" calcext:value-type="float">
            <text:p>0,425</text:p>
          </table:table-cell>
          <table:table-cell office:value-type="float" office:value="0" calcext:value-type="float">
            <text:p>0</text:p>
          </table:table-cell>
          <table:table-cell office:value-type="float" office:value="0.715053" calcext:value-type="float">
            <text:p>0,715053</text:p>
          </table:table-cell>
          <table:table-cell office:value-type="float" office:value="8799.59" calcext:value-type="float">
            <text:p>8799,59</text:p>
          </table:table-cell>
          <table:table-cell table:style-name="ce13"/>
          <table:table-cell table:formula="of:=[.E19]/[.$E$2]" office:value-type="float" office:value="0.552939453125" calcext:value-type="float">
            <text:p>0,552939453125</text:p>
          </table:table-cell>
          <table:table-cell table:formula="of:=[.J19]/[.$J$2]" office:value-type="float" office:value="0.716112467447917" calcext:value-type="float">
            <text:p>0,716112467447917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7" office:value-type="float" office:value="0.45" calcext:value-type="float">
            <text:p>0,45</text:p>
          </table:table-cell>
          <table:table-cell table:style-name="ce7" office:value-type="float" office:value="0.02" calcext:value-type="float">
            <text:p>0,02</text:p>
          </table:table-cell>
          <table:table-cell table:style-name="ce7" office:value-type="float" office:value="0.4187" calcext:value-type="float">
            <text:p>0,4187</text:p>
          </table:table-cell>
          <table:table-cell office:value-type="float" office:value="6576.75" calcext:value-type="float">
            <text:p>6576,75</text:p>
          </table:table-cell>
          <table:table-cell table:style-name="ce8" office:value-type="string" calcext:value-type="string">
            <text:p>||</text:p>
          </table:table-cell>
          <table:table-cell office:value-type="float" office:value="0.45" calcext:value-type="float">
            <text:p>0,45</text:p>
          </table:table-cell>
          <table:table-cell office:value-type="float" office:value="0" calcext:value-type="float">
            <text:p>0</text:p>
          </table:table-cell>
          <table:table-cell office:value-type="float" office:value="0.700713" calcext:value-type="float">
            <text:p>0,700713</text:p>
          </table:table-cell>
          <table:table-cell office:value-type="float" office:value="8597.68" calcext:value-type="float">
            <text:p>8597,68</text:p>
          </table:table-cell>
          <table:table-cell table:style-name="ce13"/>
          <table:table-cell table:formula="of:=[.E20]/[.$E$2]" office:value-type="float" office:value="0.53521728515625" calcext:value-type="float">
            <text:p>0,53521728515625</text:p>
          </table:table-cell>
          <table:table-cell table:formula="of:=[.J20]/[.$J$2]" office:value-type="float" office:value="0.699680989583333" calcext:value-type="float">
            <text:p>0,699680989583333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7" office:value-type="float" office:value="0.475" calcext:value-type="float">
            <text:p>0,47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3889" calcext:value-type="float">
            <text:p>0,3889</text:p>
          </table:table-cell>
          <table:table-cell office:value-type="float" office:value="6356.65" calcext:value-type="float">
            <text:p>6356,65</text:p>
          </table:table-cell>
          <table:table-cell table:style-name="ce8" office:value-type="string" calcext:value-type="string">
            <text:p>||</text:p>
          </table:table-cell>
          <table:table-cell office:value-type="float" office:value="0.475" calcext:value-type="float">
            <text:p>0,475</text:p>
          </table:table-cell>
          <table:table-cell office:value-type="float" office:value="0" calcext:value-type="float">
            <text:p>0</text:p>
          </table:table-cell>
          <table:table-cell office:value-type="float" office:value="0.655427" calcext:value-type="float">
            <text:p>0,655427</text:p>
          </table:table-cell>
          <table:table-cell office:value-type="float" office:value="8400.93" calcext:value-type="float">
            <text:p>8400,93</text:p>
          </table:table-cell>
          <table:table-cell table:style-name="ce13"/>
          <table:table-cell table:formula="of:=[.E21]/[.$E$2]" office:value-type="float" office:value="0.517305501302083" calcext:value-type="float">
            <text:p>0,517305501302083</text:p>
          </table:table-cell>
          <table:table-cell table:formula="of:=[.J21]/[.$J$2]" office:value-type="float" office:value="0.68366943359375" calcext:value-type="float">
            <text:p>0,68366943359375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7" office:value-type="float" office:value="0.5" calcext:value-type="float">
            <text:p>0,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359493" calcext:value-type="float">
            <text:p>0,359493</text:p>
          </table:table-cell>
          <table:table-cell office:value-type="float" office:value="6146.49" calcext:value-type="float">
            <text:p>6146,49</text:p>
          </table:table-cell>
          <table:table-cell table:style-name="ce8" office:value-type="string" calcext:value-type="string">
            <text:p>||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628333" calcext:value-type="float">
            <text:p>0,628333</text:p>
          </table:table-cell>
          <table:table-cell office:value-type="float" office:value="8193.59" calcext:value-type="float">
            <text:p>8193,59</text:p>
          </table:table-cell>
          <table:table-cell table:style-name="ce13"/>
          <table:table-cell table:formula="of:=[.E22]/[.$E$2]" office:value-type="float" office:value="0.50020263671875" calcext:value-type="float">
            <text:p>0,50020263671875</text:p>
          </table:table-cell>
          <table:table-cell table:formula="of:=[.J22]/[.$J$2]" office:value-type="float" office:value="0.666796061197917" calcext:value-type="float">
            <text:p>0,666796061197917</text:p>
          </table:table-cell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7" office:value-type="float" office:value="0.525" calcext:value-type="float">
            <text:p>0,52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33934" calcext:value-type="float">
            <text:p>0,33934</text:p>
          </table:table-cell>
          <table:table-cell office:value-type="float" office:value="5945.24" calcext:value-type="float">
            <text:p>5945,24</text:p>
          </table:table-cell>
          <table:table-cell table:style-name="ce8" office:value-type="string" calcext:value-type="string">
            <text:p>||</text:p>
          </table:table-cell>
          <table:table-cell office:value-type="float" office:value="0.525" calcext:value-type="float">
            <text:p>0,525</text:p>
          </table:table-cell>
          <table:table-cell office:value-type="float" office:value="0" calcext:value-type="float">
            <text:p>0</text:p>
          </table:table-cell>
          <table:table-cell office:value-type="float" office:value="0.617833" calcext:value-type="float">
            <text:p>0,617833</text:p>
          </table:table-cell>
          <table:table-cell office:value-type="float" office:value="7985.12" calcext:value-type="float">
            <text:p>7985,12</text:p>
          </table:table-cell>
          <table:table-cell table:style-name="ce13"/>
          <table:table-cell table:formula="of:=[.E23]/[.$E$2]" office:value-type="float" office:value="0.483824869791667" calcext:value-type="float">
            <text:p>0,483824869791667</text:p>
          </table:table-cell>
          <table:table-cell table:formula="of:=[.J23]/[.$J$2]" office:value-type="float" office:value="0.649830729166667" calcext:value-type="float">
            <text:p>0,649830729166667</text:p>
          </table:table-cell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7" office:value-type="float" office:value="0.55" calcext:value-type="float">
            <text:p>0,5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300047" calcext:value-type="float">
            <text:p>0,300047</text:p>
          </table:table-cell>
          <table:table-cell office:value-type="float" office:value="5757.4" calcext:value-type="float">
            <text:p>5757,4</text:p>
          </table:table-cell>
          <table:table-cell table:style-name="ce8" office:value-type="string" calcext:value-type="string">
            <text:p>||</text:p>
          </table:table-cell>
          <table:table-cell office:value-type="float" office:value="0.55" calcext:value-type="float">
            <text:p>0,55</text:p>
          </table:table-cell>
          <table:table-cell office:value-type="float" office:value="0" calcext:value-type="float">
            <text:p>0</text:p>
          </table:table-cell>
          <table:table-cell office:value-type="float" office:value="0.578027" calcext:value-type="float">
            <text:p>0,578027</text:p>
          </table:table-cell>
          <table:table-cell office:value-type="float" office:value="7782.43" calcext:value-type="float">
            <text:p>7782,43</text:p>
          </table:table-cell>
          <table:table-cell table:style-name="ce13"/>
          <table:table-cell table:formula="of:=[.E24]/[.$E$2]" office:value-type="float" office:value="0.468538411458333" calcext:value-type="float">
            <text:p>0,468538411458333</text:p>
          </table:table-cell>
          <table:table-cell table:formula="of:=[.J24]/[.$J$2]" office:value-type="float" office:value="0.633335774739583" calcext:value-type="float">
            <text:p>0,633335774739583</text:p>
          </table:table-cell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7" office:value-type="float" office:value="0.575" calcext:value-type="float">
            <text:p>0,57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27014" calcext:value-type="float">
            <text:p>0,27014</text:p>
          </table:table-cell>
          <table:table-cell office:value-type="float" office:value="5571.51" calcext:value-type="float">
            <text:p>5571,51</text:p>
          </table:table-cell>
          <table:table-cell table:style-name="ce8" office:value-type="string" calcext:value-type="string">
            <text:p>||</text:p>
          </table:table-cell>
          <table:table-cell office:value-type="float" office:value="0.575" calcext:value-type="float">
            <text:p>0,575</text:p>
          </table:table-cell>
          <table:table-cell office:value-type="float" office:value="0" calcext:value-type="float">
            <text:p>0</text:p>
          </table:table-cell>
          <table:table-cell office:value-type="float" office:value="0.54844" calcext:value-type="float">
            <text:p>0,54844</text:p>
          </table:table-cell>
          <table:table-cell office:value-type="float" office:value="7567.57" calcext:value-type="float">
            <text:p>7567,57</text:p>
          </table:table-cell>
          <table:table-cell table:style-name="ce13"/>
          <table:table-cell table:formula="of:=[.E25]/[.$E$2]" office:value-type="float" office:value="0.45341064453125" calcext:value-type="float">
            <text:p>0,45341064453125</text:p>
          </table:table-cell>
          <table:table-cell table:formula="of:=[.J25]/[.$J$2]" office:value-type="float" office:value="0.615850423177083" calcext:value-type="float">
            <text:p>0,615850423177083</text:p>
          </table:table-cell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7" office:value-type="float" office:value="0.6" calcext:value-type="float">
            <text:p>0,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244793" calcext:value-type="float">
            <text:p>0,244793</text:p>
          </table:table-cell>
          <table:table-cell office:value-type="float" office:value="5401.17" calcext:value-type="float">
            <text:p>5401,17</text:p>
          </table:table-cell>
          <table:table-cell table:style-name="ce8" office:value-type="string" calcext:value-type="string">
            <text:p>||</text:p>
          </table:table-cell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office:value-type="float" office:value="0.519887" calcext:value-type="float">
            <text:p>0,519887</text:p>
          </table:table-cell>
          <table:table-cell office:value-type="float" office:value="7375.43" calcext:value-type="float">
            <text:p>7375,43</text:p>
          </table:table-cell>
          <table:table-cell table:style-name="ce13"/>
          <table:table-cell table:formula="of:=[.E26]/[.$E$2]" office:value-type="float" office:value="0.43954833984375" calcext:value-type="float">
            <text:p>0,43954833984375</text:p>
          </table:table-cell>
          <table:table-cell table:formula="of:=[.J26]/[.$J$2]" office:value-type="float" office:value="0.600214029947917" calcext:value-type="float">
            <text:p>0,600214029947917</text:p>
          </table:table-cell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7" office:value-type="float" office:value="0.625" calcext:value-type="float">
            <text:p>0,62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22412" calcext:value-type="float">
            <text:p>0,22412</text:p>
          </table:table-cell>
          <table:table-cell office:value-type="float" office:value="5248.16" calcext:value-type="float">
            <text:p>5248,16</text:p>
          </table:table-cell>
          <table:table-cell table:style-name="ce8" office:value-type="string" calcext:value-type="string">
            <text:p>||</text:p>
          </table:table-cell>
          <table:table-cell office:value-type="float" office:value="0.625" calcext:value-type="float">
            <text:p>0,625</text:p>
          </table:table-cell>
          <table:table-cell office:value-type="float" office:value="0" calcext:value-type="float">
            <text:p>0</text:p>
          </table:table-cell>
          <table:table-cell office:value-type="float" office:value="0.494887" calcext:value-type="float">
            <text:p>0,494887</text:p>
          </table:table-cell>
          <table:table-cell office:value-type="float" office:value="7159.29" calcext:value-type="float">
            <text:p>7159,29</text:p>
          </table:table-cell>
          <table:table-cell table:style-name="ce13"/>
          <table:table-cell table:formula="of:=[.E27]/[.$E$2]" office:value-type="float" office:value="0.427096354166667" calcext:value-type="float">
            <text:p>0,427096354166667</text:p>
          </table:table-cell>
          <table:table-cell table:formula="of:=[.J27]/[.$J$2]" office:value-type="float" office:value="0.58262451171875" calcext:value-type="float">
            <text:p>0,58262451171875</text:p>
          </table:table-cell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7" office:value-type="float" office:value="0.65" calcext:value-type="float">
            <text:p>0,6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20024" calcext:value-type="float">
            <text:p>0,20024</text:p>
          </table:table-cell>
          <table:table-cell office:value-type="float" office:value="5101.88" calcext:value-type="float">
            <text:p>5101,88</text:p>
          </table:table-cell>
          <table:table-cell table:style-name="ce8" office:value-type="string" calcext:value-type="string">
            <text:p>||</text:p>
          </table:table-cell>
          <table:table-cell office:value-type="float" office:value="0.65" calcext:value-type="float">
            <text:p>0,65</text:p>
          </table:table-cell>
          <table:table-cell office:value-type="float" office:value="0" calcext:value-type="float">
            <text:p>0</text:p>
          </table:table-cell>
          <table:table-cell office:value-type="float" office:value="0.466453" calcext:value-type="float">
            <text:p>0,466453</text:p>
          </table:table-cell>
          <table:table-cell office:value-type="float" office:value="6965.17" calcext:value-type="float">
            <text:p>6965,17</text:p>
          </table:table-cell>
          <table:table-cell table:style-name="ce13"/>
          <table:table-cell table:formula="of:=[.E28]/[.$E$2]" office:value-type="float" office:value="0.415192057291667" calcext:value-type="float">
            <text:p>0,415192057291667</text:p>
          </table:table-cell>
          <table:table-cell table:formula="of:=[.J28]/[.$J$2]" office:value-type="float" office:value="0.566826985677083" calcext:value-type="float">
            <text:p>0,566826985677083</text:p>
          </table:table-cell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7" office:value-type="float" office:value="0.675" calcext:value-type="float">
            <text:p>0,67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179927" calcext:value-type="float">
            <text:p>0,179927</text:p>
          </table:table-cell>
          <table:table-cell office:value-type="float" office:value="4959.15" calcext:value-type="float">
            <text:p>4959,15</text:p>
          </table:table-cell>
          <table:table-cell table:style-name="ce8" office:value-type="string" calcext:value-type="string">
            <text:p>||</text:p>
          </table:table-cell>
          <table:table-cell office:value-type="float" office:value="0.675" calcext:value-type="float">
            <text:p>0,675</text:p>
          </table:table-cell>
          <table:table-cell office:value-type="float" office:value="0" calcext:value-type="float">
            <text:p>0</text:p>
          </table:table-cell>
          <table:table-cell office:value-type="float" office:value="0.44194" calcext:value-type="float">
            <text:p>0,44194</text:p>
          </table:table-cell>
          <table:table-cell office:value-type="float" office:value="6753.55" calcext:value-type="float">
            <text:p>6753,55</text:p>
          </table:table-cell>
          <table:table-cell table:style-name="ce13"/>
          <table:table-cell table:formula="of:=[.E29]/[.$E$2]" office:value-type="float" office:value="0.40357666015625" calcext:value-type="float">
            <text:p>0,40357666015625</text:p>
          </table:table-cell>
          <table:table-cell table:formula="of:=[.J29]/[.$J$2]" office:value-type="float" office:value="0.549605305989583" calcext:value-type="float">
            <text:p>0,549605305989583</text:p>
          </table:table-cell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7" office:value-type="float" office:value="0.7" calcext:value-type="float">
            <text:p>0,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159813" calcext:value-type="float">
            <text:p>0,159813</text:p>
          </table:table-cell>
          <table:table-cell office:value-type="float" office:value="4833.51" calcext:value-type="float">
            <text:p>4833,51</text:p>
          </table:table-cell>
          <table:table-cell table:style-name="ce8" office:value-type="string" calcext:value-type="string">
            <text:p>||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0.410553" calcext:value-type="float">
            <text:p>0,410553</text:p>
          </table:table-cell>
          <table:table-cell office:value-type="float" office:value="6546.28" calcext:value-type="float">
            <text:p>6546,28</text:p>
          </table:table-cell>
          <table:table-cell table:style-name="ce13"/>
          <table:table-cell table:formula="of:=[.E30]/[.$E$2]" office:value-type="float" office:value="0.39335205078125" calcext:value-type="float">
            <text:p>0,39335205078125</text:p>
          </table:table-cell>
          <table:table-cell table:formula="of:=[.J30]/[.$J$2]" office:value-type="float" office:value="0.532737630208333" calcext:value-type="float">
            <text:p>0,532737630208333</text:p>
          </table:table-cell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7" office:value-type="float" office:value="0.725" calcext:value-type="float">
            <text:p>0,72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14796" calcext:value-type="float">
            <text:p>0,14796</text:p>
          </table:table-cell>
          <table:table-cell office:value-type="float" office:value="4718.73" calcext:value-type="float">
            <text:p>4718,73</text:p>
          </table:table-cell>
          <table:table-cell table:style-name="ce8" office:value-type="string" calcext:value-type="string">
            <text:p>||</text:p>
          </table:table-cell>
          <table:table-cell office:value-type="float" office:value="0.725" calcext:value-type="float">
            <text:p>0,725</text:p>
          </table:table-cell>
          <table:table-cell office:value-type="float" office:value="0" calcext:value-type="float">
            <text:p>0</text:p>
          </table:table-cell>
          <table:table-cell office:value-type="float" office:value="0.387607" calcext:value-type="float">
            <text:p>0,387607</text:p>
          </table:table-cell>
          <table:table-cell office:value-type="float" office:value="6354.12" calcext:value-type="float">
            <text:p>6354,12</text:p>
          </table:table-cell>
          <table:table-cell table:style-name="ce13"/>
          <table:table-cell table:formula="of:=[.E31]/[.$E$2]" office:value-type="float" office:value="0.38401123046875" calcext:value-type="float">
            <text:p>0,38401123046875</text:p>
          </table:table-cell>
          <table:table-cell table:formula="of:=[.J31]/[.$J$2]" office:value-type="float" office:value="0.517099609375" calcext:value-type="float">
            <text:p>0,517099609375</text:p>
          </table:table-cell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7" office:value-type="float" office:value="0.75" calcext:value-type="float">
            <text:p>0,7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133547" calcext:value-type="float">
            <text:p>0,133547</text:p>
          </table:table-cell>
          <table:table-cell office:value-type="float" office:value="4609.48" calcext:value-type="float">
            <text:p>4609,48</text:p>
          </table:table-cell>
          <table:table-cell table:style-name="ce8" office:value-type="string" calcext:value-type="string">
            <text:p>||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36386" calcext:value-type="float">
            <text:p>0,36386</text:p>
          </table:table-cell>
          <table:table-cell office:value-type="float" office:value="6136.36" calcext:value-type="float">
            <text:p>6136,36</text:p>
          </table:table-cell>
          <table:table-cell table:style-name="ce13"/>
          <table:table-cell table:formula="of:=[.E32]/[.$E$2]" office:value-type="float" office:value="0.375120442708333" calcext:value-type="float">
            <text:p>0,375120442708333</text:p>
          </table:table-cell>
          <table:table-cell table:formula="of:=[.J32]/[.$J$2]" office:value-type="float" office:value="0.499378255208333" calcext:value-type="float">
            <text:p>0,499378255208333</text:p>
          </table:table-cell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office:value-type="float" office:value="0.775" calcext:value-type="float">
            <text:p>0,775</text:p>
          </table:table-cell>
          <table:table-cell office:value-type="float" office:value="0" calcext:value-type="float">
            <text:p>0</text:p>
          </table:table-cell>
          <table:table-cell office:value-type="float" office:value="0.116567" calcext:value-type="float">
            <text:p>0,116567</text:p>
          </table:table-cell>
          <table:table-cell office:value-type="float" office:value="4509.36" calcext:value-type="float">
            <text:p>4509,36</text:p>
          </table:table-cell>
          <table:table-cell table:style-name="ce8" office:value-type="string" calcext:value-type="string">
            <text:p>||</text:p>
          </table:table-cell>
          <table:table-cell office:value-type="float" office:value="0.775" calcext:value-type="float">
            <text:p>0,77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33564" calcext:value-type="float">
            <text:p>0,33564</text:p>
          </table:table-cell>
          <table:table-cell office:value-type="float" office:value="5930.13" calcext:value-type="float">
            <text:p>5930,13</text:p>
          </table:table-cell>
          <table:table-cell table:style-name="ce13"/>
          <table:table-cell table:formula="of:=[.E33]/[.$E$2]" office:value-type="float" office:value="0.36697265625" calcext:value-type="float">
            <text:p>0,36697265625</text:p>
          </table:table-cell>
          <table:table-cell table:formula="of:=[.J33]/[.$J$2]" office:value-type="float" office:value="0.48259521484375" calcext:value-type="float">
            <text:p>0,48259521484375</text:p>
          </table:table-cell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office:value-type="float" office:value="0.8" calcext:value-type="float">
            <text:p>0,8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.102633" calcext:value-type="float">
            <text:p>0,102633</text:p>
          </table:table-cell>
          <table:table-cell office:value-type="float" office:value="4422.45" calcext:value-type="float">
            <text:p>4422,45</text:p>
          </table:table-cell>
          <table:table-cell table:style-name="ce8" office:value-type="string" calcext:value-type="string">
            <text:p>||</text:p>
          </table:table-cell>
          <table:table-cell office:value-type="float" office:value="0.8" calcext:value-type="float">
            <text:p>0,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293733" calcext:value-type="float">
            <text:p>0,293733</text:p>
          </table:table-cell>
          <table:table-cell office:value-type="float" office:value="5736.59" calcext:value-type="float">
            <text:p>5736,59</text:p>
          </table:table-cell>
          <table:table-cell table:style-name="ce13"/>
          <table:table-cell table:formula="of:=[.E34]/[.$E$2]" office:value-type="float" office:value="0.35989990234375" calcext:value-type="float">
            <text:p>0,35989990234375</text:p>
          </table:table-cell>
          <table:table-cell table:formula="of:=[.J34]/[.$J$2]" office:value-type="float" office:value="0.466844889322917" calcext:value-type="float">
            <text:p>0,466844889322917</text:p>
          </table:table-cell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office:value-type="float" office:value="0.825" calcext:value-type="float">
            <text:p>0,825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.09046" calcext:value-type="float">
            <text:p>0,09046</text:p>
          </table:table-cell>
          <table:table-cell office:value-type="float" office:value="4344.29" calcext:value-type="float">
            <text:p>4344,29</text:p>
          </table:table-cell>
          <table:table-cell table:style-name="ce8" office:value-type="string" calcext:value-type="string">
            <text:p>||</text:p>
          </table:table-cell>
          <table:table-cell office:value-type="float" office:value="0.825" calcext:value-type="float">
            <text:p>0,82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265227" calcext:value-type="float">
            <text:p>0,265227</text:p>
          </table:table-cell>
          <table:table-cell office:value-type="float" office:value="5529.59" calcext:value-type="float">
            <text:p>5529,59</text:p>
          </table:table-cell>
          <table:table-cell table:style-name="ce13"/>
          <table:table-cell table:formula="of:=[.E35]/[.$E$2]" office:value-type="float" office:value="0.353539225260417" calcext:value-type="float">
            <text:p>0,353539225260417</text:p>
          </table:table-cell>
          <table:table-cell table:formula="of:=[.J35]/[.$J$2]" office:value-type="float" office:value="0.449999186197917" calcext:value-type="float">
            <text:p>0,449999186197917</text:p>
          </table:table-cell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office:value-type="float" office:value="0.85" calcext:value-type="float">
            <text:p>0,85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.0855667" calcext:value-type="float">
            <text:p>0,0855667</text:p>
          </table:table-cell>
          <table:table-cell office:value-type="float" office:value="4281.35" calcext:value-type="float">
            <text:p>4281,35</text:p>
          </table:table-cell>
          <table:table-cell table:style-name="ce8" office:value-type="string" calcext:value-type="string">
            <text:p>||</text:p>
          </table:table-cell>
          <table:table-cell office:value-type="float" office:value="0.85" calcext:value-type="float">
            <text:p>0,8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240313" calcext:value-type="float">
            <text:p>0,240313</text:p>
          </table:table-cell>
          <table:table-cell office:value-type="float" office:value="5321.51" calcext:value-type="float">
            <text:p>5321,51</text:p>
          </table:table-cell>
          <table:table-cell table:style-name="ce13"/>
          <table:table-cell table:formula="of:=[.E36]/[.$E$2]" office:value-type="float" office:value="0.348417154947917" calcext:value-type="float">
            <text:p>0,348417154947917</text:p>
          </table:table-cell>
          <table:table-cell table:formula="of:=[.J36]/[.$J$2]" office:value-type="float" office:value="0.433065592447917" calcext:value-type="float">
            <text:p>0,433065592447917</text:p>
          </table:table-cell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office:value-type="float" office:value="0.875" calcext:value-type="float">
            <text:p>0,875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.07356" calcext:value-type="float">
            <text:p>0,07356</text:p>
          </table:table-cell>
          <table:table-cell office:value-type="float" office:value="4224.04" calcext:value-type="float">
            <text:p>4224,04</text:p>
          </table:table-cell>
          <table:table-cell table:style-name="ce8" office:value-type="string" calcext:value-type="string">
            <text:p>||</text:p>
          </table:table-cell>
          <table:table-cell office:value-type="float" office:value="0.875" calcext:value-type="float">
            <text:p>0,87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203707" calcext:value-type="float">
            <text:p>0,203707</text:p>
          </table:table-cell>
          <table:table-cell office:value-type="float" office:value="5125.04" calcext:value-type="float">
            <text:p>5125,04</text:p>
          </table:table-cell>
          <table:table-cell table:style-name="ce13"/>
          <table:table-cell table:formula="of:=[.E37]/[.$E$2]" office:value-type="float" office:value="0.343753255208333" calcext:value-type="float">
            <text:p>0,343753255208333</text:p>
          </table:table-cell>
          <table:table-cell table:formula="of:=[.J37]/[.$J$2]" office:value-type="float" office:value="0.417076822916667" calcext:value-type="float">
            <text:p>0,417076822916667</text:p>
          </table:table-cell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office:value-type="float" office:value="0.9" calcext:value-type="float">
            <text:p>0,9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.0672" calcext:value-type="float">
            <text:p>0,0672</text:p>
          </table:table-cell>
          <table:table-cell office:value-type="float" office:value="4177.37" calcext:value-type="float">
            <text:p>4177,37</text:p>
          </table:table-cell>
          <table:table-cell table:style-name="ce8" office:value-type="string" calcext:value-type="string">
            <text:p>||</text:p>
          </table:table-cell>
          <table:table-cell office:value-type="float" office:value="0.9" calcext:value-type="float">
            <text:p>0,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177113" calcext:value-type="float">
            <text:p>0,177113</text:p>
          </table:table-cell>
          <table:table-cell office:value-type="float" office:value="4921.75" calcext:value-type="float">
            <text:p>4921,75</text:p>
          </table:table-cell>
          <table:table-cell table:style-name="ce13"/>
          <table:table-cell table:formula="of:=[.E38]/[.$E$2]" office:value-type="float" office:value="0.339955240885417" calcext:value-type="float">
            <text:p>0,339955240885417</text:p>
          </table:table-cell>
          <table:table-cell table:formula="of:=[.J38]/[.$J$2]" office:value-type="float" office:value="0.400533040364583" calcext:value-type="float">
            <text:p>0,400533040364583</text:p>
          </table:table-cell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office:value-type="float" office:value="0.925" calcext:value-type="float">
            <text:p>0,925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.0623333" calcext:value-type="float">
            <text:p>0,0623333</text:p>
          </table:table-cell>
          <table:table-cell office:value-type="float" office:value="4141.89" calcext:value-type="float">
            <text:p>4141,89</text:p>
          </table:table-cell>
          <table:table-cell table:style-name="ce8" office:value-type="string" calcext:value-type="string">
            <text:p>||</text:p>
          </table:table-cell>
          <table:table-cell office:value-type="float" office:value="0.925" calcext:value-type="float">
            <text:p>0,92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151827" calcext:value-type="float">
            <text:p>0,151827</text:p>
          </table:table-cell>
          <table:table-cell office:value-type="float" office:value="4709.61" calcext:value-type="float">
            <text:p>4709,61</text:p>
          </table:table-cell>
          <table:table-cell table:style-name="ce13"/>
          <table:table-cell table:formula="of:=[.E39]/[.$E$2]" office:value-type="float" office:value="0.33706787109375" calcext:value-type="float">
            <text:p>0,33706787109375</text:p>
          </table:table-cell>
          <table:table-cell table:formula="of:=[.J39]/[.$J$2]" office:value-type="float" office:value="0.38326904296875" calcext:value-type="float">
            <text:p>0,38326904296875</text:p>
          </table:table-cell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office:value-type="float" office:value="0.95" calcext:value-type="float">
            <text:p>0,95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.0584" calcext:value-type="float">
            <text:p>0,0584</text:p>
          </table:table-cell>
          <table:table-cell office:value-type="float" office:value="4116.79" calcext:value-type="float">
            <text:p>4116,79</text:p>
          </table:table-cell>
          <table:table-cell table:style-name="ce8" office:value-type="string" calcext:value-type="string">
            <text:p>||</text:p>
          </table:table-cell>
          <table:table-cell office:value-type="float" office:value="0.95" calcext:value-type="float">
            <text:p>0,9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128233" calcext:value-type="float">
            <text:p>0,128233</text:p>
          </table:table-cell>
          <table:table-cell office:value-type="float" office:value="4506.08" calcext:value-type="float">
            <text:p>4506,08</text:p>
          </table:table-cell>
          <table:table-cell table:style-name="ce13"/>
          <table:table-cell table:formula="of:=[.E40]/[.$E$2]" office:value-type="float" office:value="0.335025227864583" calcext:value-type="float">
            <text:p>0,335025227864583</text:p>
          </table:table-cell>
          <table:table-cell table:formula="of:=[.J40]/[.$J$2]" office:value-type="float" office:value="0.366705729166667" calcext:value-type="float">
            <text:p>0,366705729166667</text:p>
          </table:table-cell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3" office:value-type="float" office:value="0.975" calcext:value-type="float">
            <text:p>0,9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569333" calcext:value-type="float">
            <text:p>0,0569333</text:p>
          </table:table-cell>
          <table:table-cell table:style-name="ce3" office:value-type="float" office:value="4100.95" calcext:value-type="float">
            <text:p>4100,95</text:p>
          </table:table-cell>
          <table:table-cell table:style-name="ce10" office:value-type="string" calcext:value-type="string">
            <text:p>||</text:p>
          </table:table-cell>
          <table:table-cell table:style-name="ce3" office:value-type="float" office:value="0.975" calcext:value-type="float">
            <text:p>0,975</text:p>
          </table:table-cell>
          <table:table-cell table:style-name="ce26" office:value-type="float" office:value="0" calcext:value-type="float">
            <text:p>0</text:p>
          </table:table-cell>
          <table:table-cell table:style-name="ce3" office:value-type="float" office:value="0.105887" calcext:value-type="float">
            <text:p>0,105887</text:p>
          </table:table-cell>
          <table:table-cell table:style-name="ce3" office:value-type="float" office:value="4300.71" calcext:value-type="float">
            <text:p>4300,71</text:p>
          </table:table-cell>
          <table:table-cell table:style-name="ce13"/>
          <table:table-cell table:formula="of:=[.E41]/[.$E$2]" office:value-type="float" office:value="0.333736165364583" calcext:value-type="float">
            <text:p>0,333736165364583</text:p>
          </table:table-cell>
          <table:table-cell table:formula="of:=[.J41]/[.$J$2]" office:value-type="float" office:value="0.34999267578125" calcext:value-type="float">
            <text:p>0,34999267578125</text:p>
          </table:table-cell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629533" calcext:value-type="float">
            <text:p>0,0629533</text:p>
          </table:table-cell>
          <table:table-cell table:style-name="ce4" office:value-type="float" office:value="4096" calcext:value-type="float">
            <text:p>4096</text:p>
          </table:table-cell>
          <table:table-cell table:style-name="ce11" office:value-type="string" calcext:value-type="string">
            <text:p>||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28467" calcext:value-type="float">
            <text:p>0,128467</text:p>
          </table:table-cell>
          <table:table-cell table:style-name="ce4" office:value-type="float" office:value="4096" calcext:value-type="float">
            <text:p>4096</text:p>
          </table:table-cell>
          <table:table-cell table:style-name="ce14"/>
          <table:table-cell table:formula="of:=[.E42]/[.$E$2]" office:value-type="float" office:value="0.333333333333333" calcext:value-type="float">
            <text:p>0,333333333333333</text:p>
          </table:table-cell>
          <table:table-cell table:formula="of:=[.J42]/[.$J$2]" office:value-type="float" office:value="0.333333333333333" calcext:value-type="float">
            <text:p>0,333333333333333</text:p>
          </table:table-cell>
        </table:table-row>
        <table:table-row table:style-name="ro1">
          <table:table-cell table:number-columns-repeated="11"/>
          <table:table-cell table:formula="of:=[.E43]/[.$E$2]" office:value-type="float" office:value="0" calcext:value-type="float">
            <text:p>0</text:p>
          </table:table-cell>
          <table:table-cell table:formula="of:=[.J43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44]/[.$E$2]" office:value-type="float" office:value="0" calcext:value-type="float">
            <text:p>0</text:p>
          </table:table-cell>
          <table:table-cell table:formula="of:=[.J44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45]/[.$E$2]" office:value-type="float" office:value="0" calcext:value-type="float">
            <text:p>0</text:p>
          </table:table-cell>
          <table:table-cell table:formula="of:=[.J45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46]/[.$E$2]" office:value-type="float" office:value="0" calcext:value-type="float">
            <text:p>0</text:p>
          </table:table-cell>
          <table:table-cell table:formula="of:=[.J46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47]/[.$E$2]" office:value-type="float" office:value="0" calcext:value-type="float">
            <text:p>0</text:p>
          </table:table-cell>
          <table:table-cell table:formula="of:=[.J47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48]/[.$E$2]" office:value-type="float" office:value="0" calcext:value-type="float">
            <text:p>0</text:p>
          </table:table-cell>
          <table:table-cell table:formula="of:=[.J48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49]/[.$E$2]" office:value-type="float" office:value="0" calcext:value-type="float">
            <text:p>0</text:p>
          </table:table-cell>
          <table:table-cell table:formula="of:=[.J49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50]/[.$E$2]" office:value-type="float" office:value="0" calcext:value-type="float">
            <text:p>0</text:p>
          </table:table-cell>
          <table:table-cell table:formula="of:=[.J50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51]/[.$E$2]" office:value-type="float" office:value="0" calcext:value-type="float">
            <text:p>0</text:p>
          </table:table-cell>
          <table:table-cell table:formula="of:=[.J51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52]/[.$E$2]" office:value-type="float" office:value="0" calcext:value-type="float">
            <text:p>0</text:p>
          </table:table-cell>
          <table:table-cell table:formula="of:=[.J52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53]/[.$E$2]" office:value-type="float" office:value="0" calcext:value-type="float">
            <text:p>0</text:p>
          </table:table-cell>
          <table:table-cell table:formula="of:=[.J53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54]/[.$E$2]" office:value-type="float" office:value="0" calcext:value-type="float">
            <text:p>0</text:p>
          </table:table-cell>
          <table:table-cell table:formula="of:=[.J54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55]/[.$E$2]" office:value-type="float" office:value="0" calcext:value-type="float">
            <text:p>0</text:p>
          </table:table-cell>
          <table:table-cell table:formula="of:=[.J55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56]/[.$E$2]" office:value-type="float" office:value="0" calcext:value-type="float">
            <text:p>0</text:p>
          </table:table-cell>
          <table:table-cell table:formula="of:=[.J56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57]/[.$E$2]" office:value-type="float" office:value="0" calcext:value-type="float">
            <text:p>0</text:p>
          </table:table-cell>
          <table:table-cell table:formula="of:=[.J57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58]/[.$E$2]" office:value-type="float" office:value="0" calcext:value-type="float">
            <text:p>0</text:p>
          </table:table-cell>
          <table:table-cell table:formula="of:=[.J58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59]/[.$E$2]" office:value-type="float" office:value="0" calcext:value-type="float">
            <text:p>0</text:p>
          </table:table-cell>
          <table:table-cell table:formula="of:=[.J59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60]/[.$E$2]" office:value-type="float" office:value="0" calcext:value-type="float">
            <text:p>0</text:p>
          </table:table-cell>
          <table:table-cell table:formula="of:=[.J60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61]/[.$E$2]" office:value-type="float" office:value="0" calcext:value-type="float">
            <text:p>0</text:p>
          </table:table-cell>
          <table:table-cell table:formula="of:=[.J61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62]/[.$E$2]" office:value-type="float" office:value="0" calcext:value-type="float">
            <text:p>0</text:p>
          </table:table-cell>
          <table:table-cell table:formula="of:=[.J62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63]/[.$E$2]" office:value-type="float" office:value="0" calcext:value-type="float">
            <text:p>0</text:p>
          </table:table-cell>
          <table:table-cell table:formula="of:=[.J63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64]/[.$E$2]" office:value-type="float" office:value="0" calcext:value-type="float">
            <text:p>0</text:p>
          </table:table-cell>
          <table:table-cell table:formula="of:=[.J64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65]/[.$E$2]" office:value-type="float" office:value="0" calcext:value-type="float">
            <text:p>0</text:p>
          </table:table-cell>
          <table:table-cell table:formula="of:=[.J65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66]/[.$E$2]" office:value-type="float" office:value="0" calcext:value-type="float">
            <text:p>0</text:p>
          </table:table-cell>
          <table:table-cell table:formula="of:=[.J66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67]/[.$E$2]" office:value-type="float" office:value="0" calcext:value-type="float">
            <text:p>0</text:p>
          </table:table-cell>
          <table:table-cell table:formula="of:=[.J67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68]/[.$E$2]" office:value-type="float" office:value="0" calcext:value-type="float">
            <text:p>0</text:p>
          </table:table-cell>
          <table:table-cell table:formula="of:=[.J68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69]/[.$E$2]" office:value-type="float" office:value="0" calcext:value-type="float">
            <text:p>0</text:p>
          </table:table-cell>
          <table:table-cell table:formula="of:=[.J69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70]/[.$E$2]" office:value-type="float" office:value="0" calcext:value-type="float">
            <text:p>0</text:p>
          </table:table-cell>
          <table:table-cell table:formula="of:=[.J70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71]/[.$E$2]" office:value-type="float" office:value="0" calcext:value-type="float">
            <text:p>0</text:p>
          </table:table-cell>
          <table:table-cell table:formula="of:=[.J71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72]/[.$E$2]" office:value-type="float" office:value="0" calcext:value-type="float">
            <text:p>0</text:p>
          </table:table-cell>
          <table:table-cell table:formula="of:=[.J72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73]/[.$E$2]" office:value-type="float" office:value="0" calcext:value-type="float">
            <text:p>0</text:p>
          </table:table-cell>
          <table:table-cell table:formula="of:=[.J73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74]/[.$E$2]" office:value-type="float" office:value="0" calcext:value-type="float">
            <text:p>0</text:p>
          </table:table-cell>
          <table:table-cell table:formula="of:=[.J74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75]/[.$E$2]" office:value-type="float" office:value="0" calcext:value-type="float">
            <text:p>0</text:p>
          </table:table-cell>
          <table:table-cell table:formula="of:=[.J75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76]/[.$E$2]" office:value-type="float" office:value="0" calcext:value-type="float">
            <text:p>0</text:p>
          </table:table-cell>
          <table:table-cell table:formula="of:=[.J76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77]/[.$E$2]" office:value-type="float" office:value="0" calcext:value-type="float">
            <text:p>0</text:p>
          </table:table-cell>
          <table:table-cell table:formula="of:=[.J77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78]/[.$E$2]" office:value-type="float" office:value="0" calcext:value-type="float">
            <text:p>0</text:p>
          </table:table-cell>
          <table:table-cell table:formula="of:=[.J78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79]/[.$E$2]" office:value-type="float" office:value="0" calcext:value-type="float">
            <text:p>0</text:p>
          </table:table-cell>
          <table:table-cell table:formula="of:=[.J79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80]/[.$E$2]" office:value-type="float" office:value="0" calcext:value-type="float">
            <text:p>0</text:p>
          </table:table-cell>
          <table:table-cell table:formula="of:=[.J80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81]/[.$E$2]" office:value-type="float" office:value="0" calcext:value-type="float">
            <text:p>0</text:p>
          </table:table-cell>
          <table:table-cell table:formula="of:=[.J81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82]/[.$E$2]" office:value-type="float" office:value="0" calcext:value-type="float">
            <text:p>0</text:p>
          </table:table-cell>
          <table:table-cell table:formula="of:=[.J82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83]/[.$E$2]" office:value-type="float" office:value="0" calcext:value-type="float">
            <text:p>0</text:p>
          </table:table-cell>
          <table:table-cell table:formula="of:=[.J83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84]/[.$E$2]" office:value-type="float" office:value="0" calcext:value-type="float">
            <text:p>0</text:p>
          </table:table-cell>
          <table:table-cell table:formula="of:=[.J84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85]/[.$E$2]" office:value-type="float" office:value="0" calcext:value-type="float">
            <text:p>0</text:p>
          </table:table-cell>
          <table:table-cell table:formula="of:=[.J85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86]/[.$E$2]" office:value-type="float" office:value="0" calcext:value-type="float">
            <text:p>0</text:p>
          </table:table-cell>
          <table:table-cell table:formula="of:=[.J86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87]/[.$E$2]" office:value-type="float" office:value="0" calcext:value-type="float">
            <text:p>0</text:p>
          </table:table-cell>
          <table:table-cell table:formula="of:=[.J87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88]/[.$E$2]" office:value-type="float" office:value="0" calcext:value-type="float">
            <text:p>0</text:p>
          </table:table-cell>
          <table:table-cell table:formula="of:=[.J88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89]/[.$E$2]" office:value-type="float" office:value="0" calcext:value-type="float">
            <text:p>0</text:p>
          </table:table-cell>
          <table:table-cell table:formula="of:=[.J89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90]/[.$E$2]" office:value-type="float" office:value="0" calcext:value-type="float">
            <text:p>0</text:p>
          </table:table-cell>
          <table:table-cell table:formula="of:=[.J90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91]/[.$E$2]" office:value-type="float" office:value="0" calcext:value-type="float">
            <text:p>0</text:p>
          </table:table-cell>
          <table:table-cell table:formula="of:=[.J91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92]/[.$E$2]" office:value-type="float" office:value="0" calcext:value-type="float">
            <text:p>0</text:p>
          </table:table-cell>
          <table:table-cell table:formula="of:=[.J92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93]/[.$E$2]" office:value-type="float" office:value="0" calcext:value-type="float">
            <text:p>0</text:p>
          </table:table-cell>
          <table:table-cell table:formula="of:=[.J93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94]/[.$E$2]" office:value-type="float" office:value="0" calcext:value-type="float">
            <text:p>0</text:p>
          </table:table-cell>
          <table:table-cell table:formula="of:=[.J94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95]/[.$E$2]" office:value-type="float" office:value="0" calcext:value-type="float">
            <text:p>0</text:p>
          </table:table-cell>
          <table:table-cell table:formula="of:=[.J95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96]/[.$E$2]" office:value-type="float" office:value="0" calcext:value-type="float">
            <text:p>0</text:p>
          </table:table-cell>
          <table:table-cell table:formula="of:=[.J96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97]/[.$E$2]" office:value-type="float" office:value="0" calcext:value-type="float">
            <text:p>0</text:p>
          </table:table-cell>
          <table:table-cell table:formula="of:=[.J97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98]/[.$E$2]" office:value-type="float" office:value="0" calcext:value-type="float">
            <text:p>0</text:p>
          </table:table-cell>
          <table:table-cell table:formula="of:=[.J98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99]/[.$E$2]" office:value-type="float" office:value="0" calcext:value-type="float">
            <text:p>0</text:p>
          </table:table-cell>
          <table:table-cell table:formula="of:=[.J99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00]/[.$E$2]" office:value-type="float" office:value="0" calcext:value-type="float">
            <text:p>0</text:p>
          </table:table-cell>
          <table:table-cell table:formula="of:=[.J100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01]/[.$E$2]" office:value-type="float" office:value="0" calcext:value-type="float">
            <text:p>0</text:p>
          </table:table-cell>
          <table:table-cell table:formula="of:=[.J101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02]/[.$E$2]" office:value-type="float" office:value="0" calcext:value-type="float">
            <text:p>0</text:p>
          </table:table-cell>
          <table:table-cell table:formula="of:=[.J102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03]/[.$E$2]" office:value-type="float" office:value="0" calcext:value-type="float">
            <text:p>0</text:p>
          </table:table-cell>
          <table:table-cell table:formula="of:=[.J103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04]/[.$E$2]" office:value-type="float" office:value="0" calcext:value-type="float">
            <text:p>0</text:p>
          </table:table-cell>
          <table:table-cell table:formula="of:=[.J104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05]/[.$E$2]" office:value-type="float" office:value="0" calcext:value-type="float">
            <text:p>0</text:p>
          </table:table-cell>
          <table:table-cell table:formula="of:=[.J105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06]/[.$E$2]" office:value-type="float" office:value="0" calcext:value-type="float">
            <text:p>0</text:p>
          </table:table-cell>
          <table:table-cell table:formula="of:=[.J106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07]/[.$E$2]" office:value-type="float" office:value="0" calcext:value-type="float">
            <text:p>0</text:p>
          </table:table-cell>
          <table:table-cell table:formula="of:=[.J107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08]/[.$E$2]" office:value-type="float" office:value="0" calcext:value-type="float">
            <text:p>0</text:p>
          </table:table-cell>
          <table:table-cell table:formula="of:=[.J108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09]/[.$E$2]" office:value-type="float" office:value="0" calcext:value-type="float">
            <text:p>0</text:p>
          </table:table-cell>
          <table:table-cell table:formula="of:=[.J109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10]/[.$E$2]" office:value-type="float" office:value="0" calcext:value-type="float">
            <text:p>0</text:p>
          </table:table-cell>
          <table:table-cell table:formula="of:=[.J110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11]/[.$E$2]" office:value-type="float" office:value="0" calcext:value-type="float">
            <text:p>0</text:p>
          </table:table-cell>
          <table:table-cell table:formula="of:=[.J111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12]/[.$E$2]" office:value-type="float" office:value="0" calcext:value-type="float">
            <text:p>0</text:p>
          </table:table-cell>
          <table:table-cell table:formula="of:=[.J112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13]/[.$E$2]" office:value-type="float" office:value="0" calcext:value-type="float">
            <text:p>0</text:p>
          </table:table-cell>
          <table:table-cell table:formula="of:=[.J113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14]/[.$E$2]" office:value-type="float" office:value="0" calcext:value-type="float">
            <text:p>0</text:p>
          </table:table-cell>
          <table:table-cell table:formula="of:=[.J114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15]/[.$E$2]" office:value-type="float" office:value="0" calcext:value-type="float">
            <text:p>0</text:p>
          </table:table-cell>
          <table:table-cell table:formula="of:=[.J115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16]/[.$E$2]" office:value-type="float" office:value="0" calcext:value-type="float">
            <text:p>0</text:p>
          </table:table-cell>
          <table:table-cell table:formula="of:=[.J116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17]/[.$E$2]" office:value-type="float" office:value="0" calcext:value-type="float">
            <text:p>0</text:p>
          </table:table-cell>
          <table:table-cell table:formula="of:=[.J117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18]/[.$E$2]" office:value-type="float" office:value="0" calcext:value-type="float">
            <text:p>0</text:p>
          </table:table-cell>
          <table:table-cell table:formula="of:=[.J118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19]/[.$E$2]" office:value-type="float" office:value="0" calcext:value-type="float">
            <text:p>0</text:p>
          </table:table-cell>
          <table:table-cell table:formula="of:=[.J119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20]/[.$E$2]" office:value-type="float" office:value="0" calcext:value-type="float">
            <text:p>0</text:p>
          </table:table-cell>
          <table:table-cell table:formula="of:=[.J120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21]/[.$E$2]" office:value-type="float" office:value="0" calcext:value-type="float">
            <text:p>0</text:p>
          </table:table-cell>
          <table:table-cell table:formula="of:=[.J121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22]/[.$E$2]" office:value-type="float" office:value="0" calcext:value-type="float">
            <text:p>0</text:p>
          </table:table-cell>
          <table:table-cell table:formula="of:=[.J122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23]/[.$E$2]" office:value-type="float" office:value="0" calcext:value-type="float">
            <text:p>0</text:p>
          </table:table-cell>
          <table:table-cell table:formula="of:=[.J123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24]/[.$E$2]" office:value-type="float" office:value="0" calcext:value-type="float">
            <text:p>0</text:p>
          </table:table-cell>
          <table:table-cell table:formula="of:=[.J124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25]/[.$E$2]" office:value-type="float" office:value="0" calcext:value-type="float">
            <text:p>0</text:p>
          </table:table-cell>
          <table:table-cell table:formula="of:=[.J125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26]/[.$E$2]" office:value-type="float" office:value="0" calcext:value-type="float">
            <text:p>0</text:p>
          </table:table-cell>
          <table:table-cell table:formula="of:=[.J126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27]/[.$E$2]" office:value-type="float" office:value="0" calcext:value-type="float">
            <text:p>0</text:p>
          </table:table-cell>
          <table:table-cell table:formula="of:=[.J127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28]/[.$E$2]" office:value-type="float" office:value="0" calcext:value-type="float">
            <text:p>0</text:p>
          </table:table-cell>
          <table:table-cell table:formula="of:=[.J128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29]/[.$E$2]" office:value-type="float" office:value="0" calcext:value-type="float">
            <text:p>0</text:p>
          </table:table-cell>
          <table:table-cell table:formula="of:=[.J129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30]/[.$E$2]" office:value-type="float" office:value="0" calcext:value-type="float">
            <text:p>0</text:p>
          </table:table-cell>
          <table:table-cell table:formula="of:=[.J130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31]/[.$E$2]" office:value-type="float" office:value="0" calcext:value-type="float">
            <text:p>0</text:p>
          </table:table-cell>
          <table:table-cell table:formula="of:=[.J131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32]/[.$E$2]" office:value-type="float" office:value="0" calcext:value-type="float">
            <text:p>0</text:p>
          </table:table-cell>
          <table:table-cell table:formula="of:=[.J132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33]/[.$E$2]" office:value-type="float" office:value="0" calcext:value-type="float">
            <text:p>0</text:p>
          </table:table-cell>
          <table:table-cell table:formula="of:=[.J133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34]/[.$E$2]" office:value-type="float" office:value="0" calcext:value-type="float">
            <text:p>0</text:p>
          </table:table-cell>
          <table:table-cell table:formula="of:=[.J134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35]/[.$E$2]" office:value-type="float" office:value="0" calcext:value-type="float">
            <text:p>0</text:p>
          </table:table-cell>
          <table:table-cell table:formula="of:=[.J135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36]/[.$E$2]" office:value-type="float" office:value="0" calcext:value-type="float">
            <text:p>0</text:p>
          </table:table-cell>
          <table:table-cell table:formula="of:=[.J136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37]/[.$E$2]" office:value-type="float" office:value="0" calcext:value-type="float">
            <text:p>0</text:p>
          </table:table-cell>
          <table:table-cell table:formula="of:=[.J137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38]/[.$E$2]" office:value-type="float" office:value="0" calcext:value-type="float">
            <text:p>0</text:p>
          </table:table-cell>
          <table:table-cell table:formula="of:=[.J138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39]/[.$E$2]" office:value-type="float" office:value="0" calcext:value-type="float">
            <text:p>0</text:p>
          </table:table-cell>
          <table:table-cell table:formula="of:=[.J139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40]/[.$E$2]" office:value-type="float" office:value="0" calcext:value-type="float">
            <text:p>0</text:p>
          </table:table-cell>
          <table:table-cell table:formula="of:=[.J140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41]/[.$E$2]" office:value-type="float" office:value="0" calcext:value-type="float">
            <text:p>0</text:p>
          </table:table-cell>
          <table:table-cell table:formula="of:=[.J141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42]/[.$E$2]" office:value-type="float" office:value="0" calcext:value-type="float">
            <text:p>0</text:p>
          </table:table-cell>
          <table:table-cell table:formula="of:=[.J142]/[.$J$2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3">00/00/0000</text:date>, <text:time style:data-style-name="N2" text:time-value="00:46:18.2178342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2T18:21:07.055426632</meta:creation-date>
    <meta:generator>LibreOffice/6.0.7.3$Linux_X86_64 LibreOffice_project/00m0$Build-3</meta:generator>
    <dc:date>2019-05-13T00:50:26.568073253</dc:date>
    <meta:editing-duration>PT41M29S</meta:editing-duration>
    <meta:editing-cycles>11</meta:editing-cycles>
    <meta:document-statistic meta:table-count="3" meta:cell-count="2109" meta:object-count="6"/>
  </office:meta>
</office:document-meta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420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324cm" svg:y="0.316cm" chart:style-name="ch2">
          <text:p>VERTICE PERCOLATION</text:p>
        </chart:title>
        <chart:plot-area chart:style-name="ch3" table:cell-range-address="'128'.B2:'128'.C42 '128'.L2:'128'.L42" svg:x="0.32cm" svg:y="1.275cm" svg:width="15.36cm" svg:height="7.545cm">
          <chartooo:coordinate-region svg:x="1.047cm" svg:y="1.474cm" svg:width="14.539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28'.C2:'128'.C42" chart:class="chart:scatter">
            <chart:domain table:cell-range-address="'128'.B2:'128'.B42"/>
            <chart:data-point chart:repeated="41"/>
          </chart:series>
          <chart:series chart:style-name="ch7" chart:values-cell-range-address="'128'.L2:'128'.L42" chart:class="chart:scatter">
            <chart:regression-curve chart:style-name="ch8">
              <chart:equation chart:display-equation="false" chart:display-r-square="true" svg:x="1.384cm" svg:y="5.362cm"/>
            </chart:regression-curve>
            <chart:data-point chart:repeated="4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  <table:table-cell office:value-type="string">
                <text:p>Columna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128'.B2:'128'.B42</svg:desc>
                </draw:g>
              </table:table-cell>
              <table:table-cell office:value-type="float" office:value="1">
                <text:p>1</text:p>
                <draw:g>
                  <svg:desc>'128'.C2:'128'.C42</svg:desc>
                </draw:g>
              </table:table-cell>
              <table:table-cell office:value-type="float" office:value="1">
                <text:p>1</text:p>
                <draw:g>
                  <svg:desc>'128'.L2:'128'.L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5">
                <text:p>0.025</text:p>
              </table:table-cell>
              <table:table-cell office:value-type="float" office:value="0.813333">
                <text:p>0.813333</text:p>
              </table:table-cell>
              <table:table-cell office:value-type="float" office:value="0.967986979166667">
                <text:p>0.9679869791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">
                <text:p>0.05</text:p>
              </table:table-cell>
              <table:table-cell office:value-type="float" office:value="0.733333">
                <text:p>0.733333</text:p>
              </table:table-cell>
              <table:table-cell office:value-type="float" office:value="0.934408854166667">
                <text:p>0.9344088541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5">
                <text:p>0.075</text:p>
              </table:table-cell>
              <table:table-cell office:value-type="float" office:value="0.593333">
                <text:p>0.593333</text:p>
              </table:table-cell>
              <table:table-cell office:value-type="float" office:value="0.902916666666667">
                <text:p>0.90291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">
                <text:p>0.1</text:p>
              </table:table-cell>
              <table:table-cell office:value-type="float" office:value="0.613333">
                <text:p>0.613333</text:p>
              </table:table-cell>
              <table:table-cell office:value-type="float" office:value="0.875591145833333">
                <text:p>0.8755911458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5">
                <text:p>0.125</text:p>
              </table:table-cell>
              <table:table-cell office:value-type="float" office:value="0.4">
                <text:p>0.4</text:p>
              </table:table-cell>
              <table:table-cell office:value-type="float" office:value="0.850763020833333">
                <text:p>0.8507630208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5">
                <text:p>0.15</text:p>
              </table:table-cell>
              <table:table-cell office:value-type="float" office:value="0.433333">
                <text:p>0.433333</text:p>
              </table:table-cell>
              <table:table-cell office:value-type="float" office:value="0.815833333333333">
                <text:p>0.8158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75">
                <text:p>0.175</text:p>
              </table:table-cell>
              <table:table-cell office:value-type="float" office:value="0.32">
                <text:p>0.32</text:p>
              </table:table-cell>
              <table:table-cell office:value-type="float" office:value="0.786770833333333">
                <text:p>0.7867708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0.233333">
                <text:p>0.233333</text:p>
              </table:table-cell>
              <table:table-cell office:value-type="float" office:value="0.7630546875">
                <text:p>0.7630546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25">
                <text:p>0.225</text:p>
              </table:table-cell>
              <table:table-cell office:value-type="float" office:value="0.18">
                <text:p>0.18</text:p>
              </table:table-cell>
              <table:table-cell office:value-type="float" office:value="0.737325520833333">
                <text:p>0.7373255208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5">
                <text:p>0.25</text:p>
              </table:table-cell>
              <table:table-cell office:value-type="float" office:value="0.18">
                <text:p>0.18</text:p>
              </table:table-cell>
              <table:table-cell office:value-type="float" office:value="0.7053125">
                <text:p>0.70531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75">
                <text:p>0.275</text:p>
              </table:table-cell>
              <table:table-cell office:value-type="float" office:value="0.14">
                <text:p>0.14</text:p>
              </table:table-cell>
              <table:table-cell office:value-type="float" office:value="0.679375">
                <text:p>0.6793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">
                <text:p>0.3</text:p>
              </table:table-cell>
              <table:table-cell office:value-type="float" office:value="0.106667">
                <text:p>0.106667</text:p>
              </table:table-cell>
              <table:table-cell office:value-type="float" office:value="0.6609375">
                <text:p>0.66093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25">
                <text:p>0.325</text:p>
              </table:table-cell>
              <table:table-cell office:value-type="float" office:value="0.106667">
                <text:p>0.106667</text:p>
              </table:table-cell>
              <table:table-cell office:value-type="float" office:value="0.634791666666667">
                <text:p>0.6347916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5">
                <text:p>0.35</text:p>
              </table:table-cell>
              <table:table-cell office:value-type="float" office:value="0.06">
                <text:p>0.06</text:p>
              </table:table-cell>
              <table:table-cell office:value-type="float" office:value="0.6171875">
                <text:p>0.61718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75">
                <text:p>0.375</text:p>
              </table:table-cell>
              <table:table-cell office:value-type="float" office:value="0.0666667">
                <text:p>0.0666667</text:p>
              </table:table-cell>
              <table:table-cell office:value-type="float" office:value="0.5939921875">
                <text:p>0.59399218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">
                <text:p>0.4</text:p>
              </table:table-cell>
              <table:table-cell office:value-type="float" office:value="0.04">
                <text:p>0.04</text:p>
              </table:table-cell>
              <table:table-cell office:value-type="float" office:value="0.5693046875">
                <text:p>0.56930468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25">
                <text:p>0.425</text:p>
              </table:table-cell>
              <table:table-cell office:value-type="float" office:value="0.04">
                <text:p>0.04</text:p>
              </table:table-cell>
              <table:table-cell office:value-type="float" office:value="0.552916666666667">
                <text:p>0.55291666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5">
                <text:p>0.45</text:p>
              </table:table-cell>
              <table:table-cell office:value-type="float" office:value="0.0333333">
                <text:p>0.0333333</text:p>
              </table:table-cell>
              <table:table-cell office:value-type="float" office:value="0.538299479166667">
                <text:p>0.5382994791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75">
                <text:p>0.475</text:p>
              </table:table-cell>
              <table:table-cell office:value-type="float" office:value="0.02">
                <text:p>0.02</text:p>
              </table:table-cell>
              <table:table-cell office:value-type="float" office:value="0.520033854166667">
                <text:p>0.5200338541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">
                <text:p>0.5</text:p>
              </table:table-cell>
              <table:table-cell office:value-type="float" office:value="0.0266667">
                <text:p>0.0266667</text:p>
              </table:table-cell>
              <table:table-cell office:value-type="float" office:value="0.502361979166667">
                <text:p>0.5023619791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25">
                <text:p>0.525</text:p>
              </table:table-cell>
              <table:table-cell office:value-type="float" office:value="0.0266667">
                <text:p>0.0266667</text:p>
              </table:table-cell>
              <table:table-cell office:value-type="float" office:value="0.483229166666667">
                <text:p>0.48322916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5">
                <text:p>0.55</text:p>
              </table:table-cell>
              <table:table-cell office:value-type="float" office:value="0">
                <text:p>0</text:p>
              </table:table-cell>
              <table:table-cell office:value-type="float" office:value="0.4635078125">
                <text:p>0.46350781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75">
                <text:p>0.575</text:p>
              </table:table-cell>
              <table:table-cell office:value-type="float" office:value="0.00666667">
                <text:p>0.00666667</text:p>
              </table:table-cell>
              <table:table-cell office:value-type="float" office:value="0.4515625">
                <text:p>0.45156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.437916666666667">
                <text:p>0.437916666666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25">
                <text:p>0.625</text:p>
              </table:table-cell>
              <table:table-cell office:value-type="float" office:value="0.02">
                <text:p>0.02</text:p>
              </table:table-cell>
              <table:table-cell office:value-type="float" office:value="0.430520833333333">
                <text:p>0.4305208333333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5">
                <text:p>0.65</text:p>
              </table:table-cell>
              <table:table-cell office:value-type="float" office:value="0.00666667">
                <text:p>0.00666667</text:p>
              </table:table-cell>
              <table:table-cell office:value-type="float" office:value="0.414861979166667">
                <text:p>0.4148619791666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75">
                <text:p>0.675</text:p>
              </table:table-cell>
              <table:table-cell office:value-type="float" office:value="0">
                <text:p>0</text:p>
              </table:table-cell>
              <table:table-cell office:value-type="float" office:value="0.404096354166667">
                <text:p>0.404096354166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0.3921171875">
                <text:p>0.39211718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25">
                <text:p>0.725</text:p>
              </table:table-cell>
              <table:table-cell office:value-type="float" office:value="0">
                <text:p>0</text:p>
              </table:table-cell>
              <table:table-cell office:value-type="float" office:value="0.3821875">
                <text:p>0.38218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  <table:table-cell office:value-type="float" office:value="0.3750703125">
                <text:p>0.37507031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75">
                <text:p>0.775</text:p>
              </table:table-cell>
              <table:table-cell office:value-type="float" office:value="0">
                <text:p>0</text:p>
              </table:table-cell>
              <table:table-cell office:value-type="float" office:value="0.368575520833333">
                <text:p>0.3685755208333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3597578125">
                <text:p>0.35975781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25">
                <text:p>0.825</text:p>
              </table:table-cell>
              <table:table-cell office:value-type="float" office:value="0">
                <text:p>0</text:p>
              </table:table-cell>
              <table:table-cell office:value-type="float" office:value="0.353263020833333">
                <text:p>0.3532630208333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5">
                <text:p>0.85</text:p>
              </table:table-cell>
              <table:table-cell office:value-type="float" office:value="0">
                <text:p>0</text:p>
              </table:table-cell>
              <table:table-cell office:value-type="float" office:value="0.348645833333333">
                <text:p>0.3486458333333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75">
                <text:p>0.875</text:p>
              </table:table-cell>
              <table:table-cell office:value-type="float" office:value="0">
                <text:p>0</text:p>
              </table:table-cell>
              <table:table-cell office:value-type="float" office:value="0.344966145833333">
                <text:p>0.3449661458333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339721354166667">
                <text:p>0.3397213541666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25">
                <text:p>0.925</text:p>
              </table:table-cell>
              <table:table-cell office:value-type="float" office:value="0">
                <text:p>0</text:p>
              </table:table-cell>
              <table:table-cell office:value-type="float" office:value="0.337013020833333">
                <text:p>0.3370130208333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5">
                <text:p>0.95</text:p>
              </table:table-cell>
              <table:table-cell office:value-type="float" office:value="0">
                <text:p>0</text:p>
              </table:table-cell>
              <table:table-cell office:value-type="float" office:value="0.3355546875">
                <text:p>0.33555468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75">
                <text:p>0.975</text:p>
              </table:table-cell>
              <table:table-cell office:value-type="float" office:value="0">
                <text:p>0</text:p>
              </table:table-cell>
              <table:table-cell office:value-type="float" office:value="0.3339921875">
                <text:p>0.33399218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823cm" svg:height="8.994cm" xlink:href=".." xlink:type="simple" chart:class="chart:scatter" chart:style-name="ch1">
        <chart:title svg:x="5.566cm" svg:y="0.315cm" chart:style-name="ch2">
          <text:p>EDGE PERCOLATION</text:p>
        </chart:title>
        <chart:plot-area chart:style-name="ch3" table:cell-range-address="'128'.G2:'128'.H42 '128'.M2:'128'.M42" svg:x="0.307cm" svg:y="0.924cm" svg:width="15.19cm" svg:height="8cm">
          <chartooo:coordinate-region svg:x="1.034cm" svg:y="1.123cm" svg:width="14.369cm" svg:height="7.15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28'.H2:'128'.H42" chart:class="chart:scatter">
            <chart:domain table:cell-range-address="'128'.G2:'128'.G42"/>
            <chart:data-point chart:repeated="41"/>
          </chart:series>
          <chart:series chart:style-name="ch7" chart:values-cell-range-address="'128'.M2:'128'.M42" chart:class="chart:scatter">
            <chart:regression-curve chart:style-name="ch8">
              <chart:equation chart:display-equation="false" chart:display-r-square="true" svg:x="1.228cm" svg:y="4.048cm"/>
            </chart:regression-curve>
            <chart:data-point chart:repeated="4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G</text:p>
              </table:table-cell>
              <table:table-cell office:value-type="string">
                <text:p>Columna H</text:p>
              </table:table-cell>
              <table:table-cell office:value-type="string">
                <text:p>Columna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128'.G2:'128'.G42</svg:desc>
                </draw:g>
              </table:table-cell>
              <table:table-cell office:value-type="float" office:value="1">
                <text:p>1</text:p>
                <draw:g>
                  <svg:desc>'128'.H2:'128'.H42</svg:desc>
                </draw:g>
              </table:table-cell>
              <table:table-cell office:value-type="float" office:value="1">
                <text:p>1</text:p>
                <draw:g>
                  <svg:desc>'128'.M2:'128'.M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5">
                <text:p>0.025</text:p>
              </table:table-cell>
              <table:table-cell office:value-type="float" office:value="0.86">
                <text:p>0.86</text:p>
              </table:table-cell>
              <table:table-cell office:value-type="float" office:value="0.983091145833333">
                <text:p>0.9830911458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">
                <text:p>0.05</text:p>
              </table:table-cell>
              <table:table-cell office:value-type="float" office:value="0.72">
                <text:p>0.72</text:p>
              </table:table-cell>
              <table:table-cell office:value-type="float" office:value="0.964895833333333">
                <text:p>0.9648958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5">
                <text:p>0.075</text:p>
              </table:table-cell>
              <table:table-cell office:value-type="float" office:value="0.526667">
                <text:p>0.526667</text:p>
              </table:table-cell>
              <table:table-cell office:value-type="float" office:value="0.9502421875">
                <text:p>0.9502421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">
                <text:p>0.1</text:p>
              </table:table-cell>
              <table:table-cell office:value-type="float" office:value="0.566667">
                <text:p>0.566667</text:p>
              </table:table-cell>
              <table:table-cell office:value-type="float" office:value="0.931908854166667">
                <text:p>0.9319088541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5">
                <text:p>0.125</text:p>
              </table:table-cell>
              <table:table-cell office:value-type="float" office:value="0.4">
                <text:p>0.4</text:p>
              </table:table-cell>
              <table:table-cell office:value-type="float" office:value="0.9153125">
                <text:p>0.91531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5">
                <text:p>0.15</text:p>
              </table:table-cell>
              <table:table-cell office:value-type="float" office:value="0.393333">
                <text:p>0.393333</text:p>
              </table:table-cell>
              <table:table-cell office:value-type="float" office:value="0.900416666666667">
                <text:p>0.90041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75">
                <text:p>0.175</text:p>
              </table:table-cell>
              <table:table-cell office:value-type="float" office:value="0.293333">
                <text:p>0.293333</text:p>
              </table:table-cell>
              <table:table-cell office:value-type="float" office:value="0.880971354166667">
                <text:p>0.8809713541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0.293333">
                <text:p>0.293333</text:p>
              </table:table-cell>
              <table:table-cell office:value-type="float" office:value="0.867395833333333">
                <text:p>0.8673958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25">
                <text:p>0.225</text:p>
              </table:table-cell>
              <table:table-cell office:value-type="float" office:value="0.193333">
                <text:p>0.193333</text:p>
              </table:table-cell>
              <table:table-cell office:value-type="float" office:value="0.849236979166667">
                <text:p>0.8492369791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5">
                <text:p>0.25</text:p>
              </table:table-cell>
              <table:table-cell office:value-type="float" office:value="0.213333">
                <text:p>0.213333</text:p>
              </table:table-cell>
              <table:table-cell office:value-type="float" office:value="0.83375">
                <text:p>0.833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75">
                <text:p>0.275</text:p>
              </table:table-cell>
              <table:table-cell office:value-type="float" office:value="0.113333">
                <text:p>0.113333</text:p>
              </table:table-cell>
              <table:table-cell office:value-type="float" office:value="0.814721354166667">
                <text:p>0.8147213541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">
                <text:p>0.3</text:p>
              </table:table-cell>
              <table:table-cell office:value-type="float" office:value="0.113333">
                <text:p>0.113333</text:p>
              </table:table-cell>
              <table:table-cell office:value-type="float" office:value="0.7965625">
                <text:p>0.79656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25">
                <text:p>0.325</text:p>
              </table:table-cell>
              <table:table-cell office:value-type="float" office:value="0.133333">
                <text:p>0.133333</text:p>
              </table:table-cell>
              <table:table-cell office:value-type="float" office:value="0.780520833333333">
                <text:p>0.7805208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5">
                <text:p>0.35</text:p>
              </table:table-cell>
              <table:table-cell office:value-type="float" office:value="0.1">
                <text:p>0.1</text:p>
              </table:table-cell>
              <table:table-cell office:value-type="float" office:value="0.7675">
                <text:p>0.76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75">
                <text:p>0.375</text:p>
              </table:table-cell>
              <table:table-cell office:value-type="float" office:value="0.1">
                <text:p>0.1</text:p>
              </table:table-cell>
              <table:table-cell office:value-type="float" office:value="0.7478828125">
                <text:p>0.7478828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">
                <text:p>0.4</text:p>
              </table:table-cell>
              <table:table-cell office:value-type="float" office:value="0.06">
                <text:p>0.06</text:p>
              </table:table-cell>
              <table:table-cell office:value-type="float" office:value="0.7291328125">
                <text:p>0.72913281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25">
                <text:p>0.425</text:p>
              </table:table-cell>
              <table:table-cell office:value-type="float" office:value="0.0466667">
                <text:p>0.0466667</text:p>
              </table:table-cell>
              <table:table-cell office:value-type="float" office:value="0.717950520833333">
                <text:p>0.7179505208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5">
                <text:p>0.45</text:p>
              </table:table-cell>
              <table:table-cell office:value-type="float" office:value="0.0266667">
                <text:p>0.0266667</text:p>
              </table:table-cell>
              <table:table-cell office:value-type="float" office:value="0.697950520833333">
                <text:p>0.6979505208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75">
                <text:p>0.475</text:p>
              </table:table-cell>
              <table:table-cell office:value-type="float" office:value="0.0133333">
                <text:p>0.0133333</text:p>
              </table:table-cell>
              <table:table-cell office:value-type="float" office:value="0.680208333333333">
                <text:p>0.68020833333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">
                <text:p>0.5</text:p>
              </table:table-cell>
              <table:table-cell office:value-type="float" office:value="0.0133333">
                <text:p>0.0133333</text:p>
              </table:table-cell>
              <table:table-cell office:value-type="float" office:value="0.6649296875">
                <text:p>0.66492968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25">
                <text:p>0.525</text:p>
              </table:table-cell>
              <table:table-cell office:value-type="float" office:value="0.02">
                <text:p>0.02</text:p>
              </table:table-cell>
              <table:table-cell office:value-type="float" office:value="0.652778645833333">
                <text:p>0.652778645833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5">
                <text:p>0.55</text:p>
              </table:table-cell>
              <table:table-cell office:value-type="float" office:value="0.0133333">
                <text:p>0.0133333</text:p>
              </table:table-cell>
              <table:table-cell office:value-type="float" office:value="0.636388020833333">
                <text:p>0.6363880208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75">
                <text:p>0.575</text:p>
              </table:table-cell>
              <table:table-cell office:value-type="float" office:value="0.00666667">
                <text:p>0.00666667</text:p>
              </table:table-cell>
              <table:table-cell office:value-type="float" office:value="0.6143046875">
                <text:p>0.61430468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.600174479166667">
                <text:p>0.600174479166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25">
                <text:p>0.625</text:p>
              </table:table-cell>
              <table:table-cell office:value-type="float" office:value="0.00666667">
                <text:p>0.00666667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5">
                <text:p>0.65</text:p>
              </table:table-cell>
              <table:table-cell office:value-type="float" office:value="0.00666667">
                <text:p>0.00666667</text:p>
              </table:table-cell>
              <table:table-cell office:value-type="float" office:value="0.564236979166667">
                <text:p>0.5642369791666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75">
                <text:p>0.675</text:p>
              </table:table-cell>
              <table:table-cell office:value-type="float" office:value="0">
                <text:p>0</text:p>
              </table:table-cell>
              <table:table-cell office:value-type="float" office:value="0.5484375">
                <text:p>0.54843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0.53125">
                <text:p>0.531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25">
                <text:p>0.725</text:p>
              </table:table-cell>
              <table:table-cell office:value-type="float" office:value="0">
                <text:p>0</text:p>
              </table:table-cell>
              <table:table-cell office:value-type="float" office:value="0.519825520833333">
                <text:p>0.5198255208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  <table:table-cell office:value-type="float" office:value="0.497013020833333">
                <text:p>0.4970130208333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75">
                <text:p>0.775</text:p>
              </table:table-cell>
              <table:table-cell office:value-type="float" office:value="0">
                <text:p>0</text:p>
              </table:table-cell>
              <table:table-cell office:value-type="float" office:value="0.479721354166667">
                <text:p>0.4797213541666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4677421875">
                <text:p>0.46774218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25">
                <text:p>0.825</text:p>
              </table:table-cell>
              <table:table-cell office:value-type="float" office:value="0">
                <text:p>0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5">
                <text:p>0.85</text:p>
              </table:table-cell>
              <table:table-cell office:value-type="float" office:value="0">
                <text:p>0</text:p>
              </table:table-cell>
              <table:table-cell office:value-type="float" office:value="0.431666666666667">
                <text:p>0.4316666666666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75">
                <text:p>0.875</text:p>
              </table:table-cell>
              <table:table-cell office:value-type="float" office:value="0">
                <text:p>0</text:p>
              </table:table-cell>
              <table:table-cell office:value-type="float" office:value="0.4150703125">
                <text:p>0.41507031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3981953125">
                <text:p>0.39819531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25">
                <text:p>0.925</text:p>
              </table:table-cell>
              <table:table-cell office:value-type="float" office:value="0">
                <text:p>0</text:p>
              </table:table-cell>
              <table:table-cell office:value-type="float" office:value="0.3846171875">
                <text:p>0.38461718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5">
                <text:p>0.95</text:p>
              </table:table-cell>
              <table:table-cell office:value-type="float" office:value="0">
                <text:p>0</text:p>
              </table:table-cell>
              <table:table-cell office:value-type="float" office:value="0.367778645833333">
                <text:p>0.3677786458333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75">
                <text:p>0.975</text:p>
              </table:table-cell>
              <table:table-cell office:value-type="float" office:value="0">
                <text:p>0</text:p>
              </table:table-cell>
              <table:table-cell office:value-type="float" office:value="0.349375">
                <text:p>0.3493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420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324cm" svg:y="0.316cm" chart:style-name="ch2">
          <text:p>VERTICE PERCOLATION</text:p>
        </chart:title>
        <chart:plot-area chart:style-name="ch3" table:cell-range-address="'1024'.B2:'1024'.C42 '1024'.L2:'1024'.L42" svg:x="0.32cm" svg:y="1.275cm" svg:width="15.36cm" svg:height="7.545cm">
          <chartooo:coordinate-region svg:x="1.047cm" svg:y="1.474cm" svg:width="14.539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024'.C2:'1024'.C42" chart:class="chart:scatter">
            <chart:domain table:cell-range-address="'1024'.B2:'1024'.B42"/>
            <chart:data-point chart:repeated="41"/>
          </chart:series>
          <chart:series chart:style-name="ch7" chart:values-cell-range-address="'1024'.L2:'1024'.L42" chart:class="chart:scatter">
            <chart:regression-curve chart:style-name="ch8">
              <chart:equation chart:display-equation="false" chart:display-r-square="true" svg:x="1.384cm" svg:y="5.362cm"/>
            </chart:regression-curve>
            <chart:data-point chart:repeated="4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  <table:table-cell office:value-type="string">
                <text:p>Columna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1024'.B2:'1024'.B42</svg:desc>
                </draw:g>
              </table:table-cell>
              <table:table-cell office:value-type="float" office:value="1">
                <text:p>1</text:p>
                <draw:g>
                  <svg:desc>'1024'.C2:'1024'.C42</svg:desc>
                </draw:g>
              </table:table-cell>
              <table:table-cell office:value-type="float" office:value="1">
                <text:p>1</text:p>
                <draw:g>
                  <svg:desc>'1024'.L2:'1024'.L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5">
                <text:p>0.025</text:p>
              </table:table-cell>
              <table:table-cell office:value-type="float" office:value="0.966667">
                <text:p>0.966667</text:p>
              </table:table-cell>
              <table:table-cell office:value-type="float" office:value="0.967692057291667">
                <text:p>0.967692057291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">
                <text:p>0.05</text:p>
              </table:table-cell>
              <table:table-cell office:value-type="float" office:value="0.773333">
                <text:p>0.773333</text:p>
              </table:table-cell>
              <table:table-cell office:value-type="float" office:value="0.934729817708333">
                <text:p>0.934729817708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5">
                <text:p>0.075</text:p>
              </table:table-cell>
              <table:table-cell office:value-type="float" office:value="0.586667">
                <text:p>0.586667</text:p>
              </table:table-cell>
              <table:table-cell office:value-type="float" office:value="0.904807942708333">
                <text:p>0.904807942708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">
                <text:p>0.1</text:p>
              </table:table-cell>
              <table:table-cell office:value-type="float" office:value="0.393333">
                <text:p>0.393333</text:p>
              </table:table-cell>
              <table:table-cell office:value-type="float" office:value="0.8731640625">
                <text:p>0.8731640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5">
                <text:p>0.125</text:p>
              </table:table-cell>
              <table:table-cell office:value-type="float" office:value="0.233333">
                <text:p>0.233333</text:p>
              </table:table-cell>
              <table:table-cell office:value-type="float" office:value="0.843346354166667">
                <text:p>0.8433463541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5">
                <text:p>0.15</text:p>
              </table:table-cell>
              <table:table-cell office:value-type="float" office:value="0.126667">
                <text:p>0.126667</text:p>
              </table:table-cell>
              <table:table-cell office:value-type="float" office:value="0.814462890625">
                <text:p>0.814462890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75">
                <text:p>0.175</text:p>
              </table:table-cell>
              <table:table-cell office:value-type="float" office:value="0.12">
                <text:p>0.12</text:p>
              </table:table-cell>
              <table:table-cell office:value-type="float" office:value="0.785885416666667">
                <text:p>0.78588541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0.04">
                <text:p>0.04</text:p>
              </table:table-cell>
              <table:table-cell office:value-type="float" office:value="0.76015625">
                <text:p>0.760156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25">
                <text:p>0.225</text:p>
              </table:table-cell>
              <table:table-cell office:value-type="float" office:value="0.0466667">
                <text:p>0.0466667</text:p>
              </table:table-cell>
              <table:table-cell office:value-type="float" office:value="0.735205078125">
                <text:p>0.735205078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5">
                <text:p>0.25</text:p>
              </table:table-cell>
              <table:table-cell office:value-type="float" office:value="0.0133333">
                <text:p>0.0133333</text:p>
              </table:table-cell>
              <table:table-cell office:value-type="float" office:value="0.706263020833333">
                <text:p>0.7062630208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75">
                <text:p>0.275</text:p>
              </table:table-cell>
              <table:table-cell office:value-type="float" office:value="0.02">
                <text:p>0.02</text:p>
              </table:table-cell>
              <table:table-cell office:value-type="float" office:value="0.685823567708333">
                <text:p>0.685823567708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">
                <text:p>0.3</text:p>
              </table:table-cell>
              <table:table-cell office:value-type="float" office:value="0.00666667">
                <text:p>0.00666667</text:p>
              </table:table-cell>
              <table:table-cell office:value-type="float" office:value="0.6606640625">
                <text:p>0.66066406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25">
                <text:p>0.325</text:p>
              </table:table-cell>
              <table:table-cell office:value-type="float" office:value="0">
                <text:p>0</text:p>
              </table:table-cell>
              <table:table-cell office:value-type="float" office:value="0.637278645833333">
                <text:p>0.6372786458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0.615550130208333">
                <text:p>0.615550130208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75">
                <text:p>0.375</text:p>
              </table:table-cell>
              <table:table-cell office:value-type="float" office:value="0">
                <text:p>0</text:p>
              </table:table-cell>
              <table:table-cell office:value-type="float" office:value="0.592425130208333">
                <text:p>0.592425130208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.573727213541667">
                <text:p>0.573727213541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25">
                <text:p>0.425</text:p>
              </table:table-cell>
              <table:table-cell office:value-type="float" office:value="0">
                <text:p>0</text:p>
              </table:table-cell>
              <table:table-cell office:value-type="float" office:value="0.553121744791667">
                <text:p>0.553121744791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5">
                <text:p>0.45</text:p>
              </table:table-cell>
              <table:table-cell office:value-type="float" office:value="0">
                <text:p>0</text:p>
              </table:table-cell>
              <table:table-cell office:value-type="float" office:value="0.532942708333333">
                <text:p>0.532942708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75">
                <text:p>0.475</text:p>
              </table:table-cell>
              <table:table-cell office:value-type="float" office:value="0">
                <text:p>0</text:p>
              </table:table-cell>
              <table:table-cell office:value-type="float" office:value="0.517750651041667">
                <text:p>0.517750651041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.497682291666667">
                <text:p>0.4976822916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25">
                <text:p>0.525</text:p>
              </table:table-cell>
              <table:table-cell office:value-type="float" office:value="0">
                <text:p>0</text:p>
              </table:table-cell>
              <table:table-cell office:value-type="float" office:value="0.482151692708333">
                <text:p>0.482151692708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5">
                <text:p>0.55</text:p>
              </table:table-cell>
              <table:table-cell office:value-type="float" office:value="0">
                <text:p>0</text:p>
              </table:table-cell>
              <table:table-cell office:value-type="float" office:value="0.467239583333333">
                <text:p>0.467239583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75">
                <text:p>0.575</text:p>
              </table:table-cell>
              <table:table-cell office:value-type="float" office:value="0">
                <text:p>0</text:p>
              </table:table-cell>
              <table:table-cell office:value-type="float" office:value="0.454560546875">
                <text:p>0.4545605468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.440973307291667">
                <text:p>0.440973307291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25">
                <text:p>0.625</text:p>
              </table:table-cell>
              <table:table-cell office:value-type="float" office:value="0">
                <text:p>0</text:p>
              </table:table-cell>
              <table:table-cell office:value-type="float" office:value="0.426904296875">
                <text:p>0.4269042968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5">
                <text:p>0.65</text:p>
              </table:table-cell>
              <table:table-cell office:value-type="float" office:value="0">
                <text:p>0</text:p>
              </table:table-cell>
              <table:table-cell office:value-type="float" office:value="0.415013020833333">
                <text:p>0.415013020833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75">
                <text:p>0.675</text:p>
              </table:table-cell>
              <table:table-cell office:value-type="float" office:value="0">
                <text:p>0</text:p>
              </table:table-cell>
              <table:table-cell office:value-type="float" office:value="0.404495442708333">
                <text:p>0.4044954427083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0.392366536458333">
                <text:p>0.392366536458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25">
                <text:p>0.725</text:p>
              </table:table-cell>
              <table:table-cell office:value-type="float" office:value="0">
                <text:p>0</text:p>
              </table:table-cell>
              <table:table-cell office:value-type="float" office:value="0.384423828125">
                <text:p>0.3844238281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  <table:table-cell office:value-type="float" office:value="0.374348958333333">
                <text:p>0.3743489583333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75">
                <text:p>0.775</text:p>
              </table:table-cell>
              <table:table-cell office:value-type="float" office:value="0">
                <text:p>0</text:p>
              </table:table-cell>
              <table:table-cell office:value-type="float" office:value="0.366930338541667">
                <text:p>0.3669303385416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360276692708333">
                <text:p>0.360276692708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25">
                <text:p>0.825</text:p>
              </table:table-cell>
              <table:table-cell office:value-type="float" office:value="0">
                <text:p>0</text:p>
              </table:table-cell>
              <table:table-cell office:value-type="float" office:value="0.353372395833333">
                <text:p>0.3533723958333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5">
                <text:p>0.85</text:p>
              </table:table-cell>
              <table:table-cell office:value-type="float" office:value="0">
                <text:p>0</text:p>
              </table:table-cell>
              <table:table-cell office:value-type="float" office:value="0.348440755208333">
                <text:p>0.3484407552083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75">
                <text:p>0.875</text:p>
              </table:table-cell>
              <table:table-cell office:value-type="float" office:value="0">
                <text:p>0</text:p>
              </table:table-cell>
              <table:table-cell office:value-type="float" office:value="0.343525390625">
                <text:p>0.3435253906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340113932291667">
                <text:p>0.3401139322916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25">
                <text:p>0.925</text:p>
              </table:table-cell>
              <table:table-cell office:value-type="float" office:value="0">
                <text:p>0</text:p>
              </table:table-cell>
              <table:table-cell office:value-type="float" office:value="0.337184244791667">
                <text:p>0.337184244791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5">
                <text:p>0.95</text:p>
              </table:table-cell>
              <table:table-cell office:value-type="float" office:value="0">
                <text:p>0</text:p>
              </table:table-cell>
              <table:table-cell office:value-type="float" office:value="0.334879557291667">
                <text:p>0.3348795572916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75">
                <text:p>0.975</text:p>
              </table:table-cell>
              <table:table-cell office:value-type="float" office:value="0">
                <text:p>0</text:p>
              </table:table-cell>
              <table:table-cell office:value-type="float" office:value="0.333740234375">
                <text:p>0.3337402343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823cm" svg:height="8.994cm" xlink:href=".." xlink:type="simple" chart:class="chart:scatter" chart:style-name="ch1">
        <chart:title svg:x="5.566cm" svg:y="0.315cm" chart:style-name="ch2">
          <text:p>EDGE PERCOLATION</text:p>
        </chart:title>
        <chart:plot-area chart:style-name="ch3" table:cell-range-address="'1024'.G2:'1024'.H42 '1024'.M2:'1024'.M42" svg:x="0.308cm" svg:y="0.924cm" svg:width="15.395cm" svg:height="8cm">
          <chartooo:coordinate-region svg:x="1.035cm" svg:y="1.123cm" svg:width="14.574cm" svg:height="7.15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024'.H2:'1024'.H42" chart:class="chart:scatter">
            <chart:domain table:cell-range-address="'1024'.G2:'1024'.G42"/>
            <chart:data-point chart:repeated="41"/>
          </chart:series>
          <chart:series chart:style-name="ch7" chart:values-cell-range-address="'1024'.M2:'1024'.M42" chart:class="chart:scatter">
            <chart:regression-curve chart:style-name="ch8">
              <chart:equation chart:display-equation="false" chart:display-r-square="true" svg:x="1.228cm" svg:y="4.048cm"/>
            </chart:regression-curve>
            <chart:data-point chart:repeated="4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G</text:p>
              </table:table-cell>
              <table:table-cell office:value-type="string">
                <text:p>Columna H</text:p>
              </table:table-cell>
              <table:table-cell office:value-type="string">
                <text:p>Columna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1024'.G2:'1024'.G42</svg:desc>
                </draw:g>
              </table:table-cell>
              <table:table-cell office:value-type="float" office:value="1">
                <text:p>1</text:p>
                <draw:g>
                  <svg:desc>'1024'.H2:'1024'.H42</svg:desc>
                </draw:g>
              </table:table-cell>
              <table:table-cell office:value-type="float" office:value="1">
                <text:p>1</text:p>
                <draw:g>
                  <svg:desc>'1024'.M2:'1024'.M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5">
                <text:p>0.025</text:p>
              </table:table-cell>
              <table:table-cell office:value-type="float" office:value="0.933333">
                <text:p>0.933333</text:p>
              </table:table-cell>
              <table:table-cell office:value-type="float" office:value="0.983076171875">
                <text:p>0.9830761718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">
                <text:p>0.05</text:p>
              </table:table-cell>
              <table:table-cell office:value-type="float" office:value="0.84">
                <text:p>0.84</text:p>
              </table:table-cell>
              <table:table-cell office:value-type="float" office:value="0.9658984375">
                <text:p>0.9658984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5">
                <text:p>0.075</text:p>
              </table:table-cell>
              <table:table-cell office:value-type="float" office:value="0.64">
                <text:p>0.64</text:p>
              </table:table-cell>
              <table:table-cell office:value-type="float" office:value="0.949671223958333">
                <text:p>0.949671223958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">
                <text:p>0.1</text:p>
              </table:table-cell>
              <table:table-cell office:value-type="float" office:value="0.433333">
                <text:p>0.433333</text:p>
              </table:table-cell>
              <table:table-cell office:value-type="float" office:value="0.932900390625">
                <text:p>0.932900390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5">
                <text:p>0.125</text:p>
              </table:table-cell>
              <table:table-cell office:value-type="float" office:value="0.3">
                <text:p>0.3</text:p>
              </table:table-cell>
              <table:table-cell office:value-type="float" office:value="0.916246744791667">
                <text:p>0.916246744791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5">
                <text:p>0.15</text:p>
              </table:table-cell>
              <table:table-cell office:value-type="float" office:value="0.153333">
                <text:p>0.153333</text:p>
              </table:table-cell>
              <table:table-cell office:value-type="float" office:value="0.900755208333333">
                <text:p>0.900755208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75">
                <text:p>0.175</text:p>
              </table:table-cell>
              <table:table-cell office:value-type="float" office:value="0.12">
                <text:p>0.12</text:p>
              </table:table-cell>
              <table:table-cell office:value-type="float" office:value="0.883151041666667">
                <text:p>0.883151041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0.0733333">
                <text:p>0.0733333</text:p>
              </table:table-cell>
              <table:table-cell office:value-type="float" office:value="0.866318359375">
                <text:p>0.8663183593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25">
                <text:p>0.225</text:p>
              </table:table-cell>
              <table:table-cell office:value-type="float" office:value="0.0266667">
                <text:p>0.0266667</text:p>
              </table:table-cell>
              <table:table-cell office:value-type="float" office:value="0.850413411458333">
                <text:p>0.850413411458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5">
                <text:p>0.25</text:p>
              </table:table-cell>
              <table:table-cell office:value-type="float" office:value="0.0466667">
                <text:p>0.0466667</text:p>
              </table:table-cell>
              <table:table-cell office:value-type="float" office:value="0.831650390625">
                <text:p>0.8316503906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75">
                <text:p>0.275</text:p>
              </table:table-cell>
              <table:table-cell office:value-type="float" office:value="0">
                <text:p>0</text:p>
              </table:table-cell>
              <table:table-cell office:value-type="float" office:value="0.816311848958333">
                <text:p>0.816311848958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">
                <text:p>0.3</text:p>
              </table:table-cell>
              <table:table-cell office:value-type="float" office:value="0.00666667">
                <text:p>0.00666667</text:p>
              </table:table-cell>
              <table:table-cell office:value-type="float" office:value="0.7991796875">
                <text:p>0.79917968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25">
                <text:p>0.325</text:p>
              </table:table-cell>
              <table:table-cell office:value-type="float" office:value="0">
                <text:p>0</text:p>
              </table:table-cell>
              <table:table-cell office:value-type="float" office:value="0.783440755208333">
                <text:p>0.783440755208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0.766422526041667">
                <text:p>0.766422526041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75">
                <text:p>0.375</text:p>
              </table:table-cell>
              <table:table-cell office:value-type="float" office:value="0">
                <text:p>0</text:p>
              </table:table-cell>
              <table:table-cell office:value-type="float" office:value="0.749895833333333">
                <text:p>0.7498958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">
                <text:p>0.4</text:p>
              </table:table-cell>
              <table:table-cell office:value-type="float" office:value="0.00666667">
                <text:p>0.00666667</text:p>
              </table:table-cell>
              <table:table-cell office:value-type="float" office:value="0.73609375">
                <text:p>0.736093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25">
                <text:p>0.425</text:p>
              </table:table-cell>
              <table:table-cell office:value-type="float" office:value="0">
                <text:p>0</text:p>
              </table:table-cell>
              <table:table-cell office:value-type="float" office:value="0.7162109375">
                <text:p>0.71621093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5">
                <text:p>0.45</text:p>
              </table:table-cell>
              <table:table-cell office:value-type="float" office:value="0">
                <text:p>0</text:p>
              </table:table-cell>
              <table:table-cell office:value-type="float" office:value="0.700231119791667">
                <text:p>0.700231119791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75">
                <text:p>0.475</text:p>
              </table:table-cell>
              <table:table-cell office:value-type="float" office:value="0">
                <text:p>0</text:p>
              </table:table-cell>
              <table:table-cell office:value-type="float" office:value="0.6843359375">
                <text:p>0.68433593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.666878255208333">
                <text:p>0.666878255208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25">
                <text:p>0.525</text:p>
              </table:table-cell>
              <table:table-cell office:value-type="float" office:value="0">
                <text:p>0</text:p>
              </table:table-cell>
              <table:table-cell office:value-type="float" office:value="0.651741536458333">
                <text:p>0.651741536458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5">
                <text:p>0.55</text:p>
              </table:table-cell>
              <table:table-cell office:value-type="float" office:value="0">
                <text:p>0</text:p>
              </table:table-cell>
              <table:table-cell office:value-type="float" office:value="0.6344921875">
                <text:p>0.63449218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75">
                <text:p>0.575</text:p>
              </table:table-cell>
              <table:table-cell office:value-type="float" office:value="0">
                <text:p>0</text:p>
              </table:table-cell>
              <table:table-cell office:value-type="float" office:value="0.616858723958333">
                <text:p>0.616858723958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.5998046875">
                <text:p>0.59980468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25">
                <text:p>0.625</text:p>
              </table:table-cell>
              <table:table-cell office:value-type="float" office:value="0">
                <text:p>0</text:p>
              </table:table-cell>
              <table:table-cell office:value-type="float" office:value="0.582835286458333">
                <text:p>0.5828352864583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5">
                <text:p>0.65</text:p>
              </table:table-cell>
              <table:table-cell office:value-type="float" office:value="0">
                <text:p>0</text:p>
              </table:table-cell>
              <table:table-cell office:value-type="float" office:value="0.566861979166667">
                <text:p>0.5668619791666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75">
                <text:p>0.675</text:p>
              </table:table-cell>
              <table:table-cell office:value-type="float" office:value="0">
                <text:p>0</text:p>
              </table:table-cell>
              <table:table-cell office:value-type="float" office:value="0.549182942708333">
                <text:p>0.5491829427083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0.532587890625">
                <text:p>0.5325878906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25">
                <text:p>0.725</text:p>
              </table:table-cell>
              <table:table-cell office:value-type="float" office:value="0">
                <text:p>0</text:p>
              </table:table-cell>
              <table:table-cell office:value-type="float" office:value="0.517119140625">
                <text:p>0.5171191406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  <table:table-cell office:value-type="float" office:value="0.4994921875">
                <text:p>0.49949218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75">
                <text:p>0.775</text:p>
              </table:table-cell>
              <table:table-cell office:value-type="float" office:value="0">
                <text:p>0</text:p>
              </table:table-cell>
              <table:table-cell office:value-type="float" office:value="0.483151041666667">
                <text:p>0.4831510416666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466839192708333">
                <text:p>0.466839192708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25">
                <text:p>0.825</text:p>
              </table:table-cell>
              <table:table-cell office:value-type="float" office:value="0">
                <text:p>0</text:p>
              </table:table-cell>
              <table:table-cell office:value-type="float" office:value="0.450185546875">
                <text:p>0.4501855468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5">
                <text:p>0.85</text:p>
              </table:table-cell>
              <table:table-cell office:value-type="float" office:value="0">
                <text:p>0</text:p>
              </table:table-cell>
              <table:table-cell office:value-type="float" office:value="0.434378255208333">
                <text:p>0.4343782552083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75">
                <text:p>0.875</text:p>
              </table:table-cell>
              <table:table-cell office:value-type="float" office:value="0">
                <text:p>0</text:p>
              </table:table-cell>
              <table:table-cell office:value-type="float" office:value="0.41671875">
                <text:p>0.416718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399254557291667">
                <text:p>0.3992545572916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25">
                <text:p>0.925</text:p>
              </table:table-cell>
              <table:table-cell office:value-type="float" office:value="0">
                <text:p>0</text:p>
              </table:table-cell>
              <table:table-cell office:value-type="float" office:value="0.382994791666667">
                <text:p>0.382994791666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5">
                <text:p>0.95</text:p>
              </table:table-cell>
              <table:table-cell office:value-type="float" office:value="0">
                <text:p>0</text:p>
              </table:table-cell>
              <table:table-cell office:value-type="float" office:value="0.366051432291667">
                <text:p>0.3660514322916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75">
                <text:p>0.975</text:p>
              </table:table-cell>
              <table:table-cell office:value-type="float" office:value="0">
                <text:p>0</text:p>
              </table:table-cell>
              <table:table-cell office:value-type="float" office:value="0.349788411458333">
                <text:p>0.3497884114583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420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324cm" svg:y="0.316cm" chart:style-name="ch2">
          <text:p>VERTICE PERCOLATION</text:p>
        </chart:title>
        <chart:plot-area chart:style-name="ch3" table:cell-range-address="'4096'.B2:'4096'.C42 '4096'.L2:'4096'.L42" svg:x="0.32cm" svg:y="1.275cm" svg:width="15.36cm" svg:height="7.545cm">
          <chartooo:coordinate-region svg:x="1.047cm" svg:y="1.474cm" svg:width="14.539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4096'.C2:'4096'.C42" chart:class="chart:scatter">
            <chart:domain table:cell-range-address="'4096'.B2:'4096'.B42"/>
            <chart:data-point chart:repeated="41"/>
          </chart:series>
          <chart:series chart:style-name="ch7" chart:values-cell-range-address="'4096'.L2:'4096'.L42" chart:class="chart:scatter">
            <chart:regression-curve chart:style-name="ch8">
              <chart:equation chart:display-equation="false" chart:display-r-square="true" svg:x="1.384cm" svg:y="5.362cm"/>
            </chart:regression-curve>
            <chart:data-point chart:repeated="4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  <table:table-cell office:value-type="string">
                <text:p>Columna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4096'.B2:'4096'.B42</svg:desc>
                </draw:g>
              </table:table-cell>
              <table:table-cell office:value-type="float" office:value="1">
                <text:p>1</text:p>
                <draw:g>
                  <svg:desc>'4096'.C2:'4096'.C42</svg:desc>
                </draw:g>
              </table:table-cell>
              <table:table-cell office:value-type="float" office:value="1">
                <text:p>1</text:p>
                <draw:g>
                  <svg:desc>'4096'.L2:'4096'.L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5">
                <text:p>0.025</text:p>
              </table:table-cell>
              <table:table-cell office:value-type="float" office:value="0.713333">
                <text:p>0.713333</text:p>
              </table:table-cell>
              <table:table-cell office:value-type="float" office:value="0.966707356770833">
                <text:p>0.9667073567708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">
                <text:p>0.05</text:p>
              </table:table-cell>
              <table:table-cell office:value-type="float" office:value="0.513333">
                <text:p>0.513333</text:p>
              </table:table-cell>
              <table:table-cell office:value-type="float" office:value="0.93525390625">
                <text:p>0.93525390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5">
                <text:p>0.075</text:p>
              </table:table-cell>
              <table:table-cell office:value-type="float" office:value="0.486667">
                <text:p>0.486667</text:p>
              </table:table-cell>
              <table:table-cell office:value-type="float" office:value="0.904532877604167">
                <text:p>0.9045328776041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">
                <text:p>0.1</text:p>
              </table:table-cell>
              <table:table-cell office:value-type="float" office:value="0.266667">
                <text:p>0.266667</text:p>
              </table:table-cell>
              <table:table-cell office:value-type="float" office:value="0.873380533854167">
                <text:p>0.8733805338541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5">
                <text:p>0.125</text:p>
              </table:table-cell>
              <table:table-cell office:value-type="float" office:value="0.233333">
                <text:p>0.233333</text:p>
              </table:table-cell>
              <table:table-cell office:value-type="float" office:value="0.844051106770833">
                <text:p>0.8440511067708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5">
                <text:p>0.15</text:p>
              </table:table-cell>
              <table:table-cell office:value-type="float" office:value="0.14">
                <text:p>0.14</text:p>
              </table:table-cell>
              <table:table-cell office:value-type="float" office:value="0.8146728515625">
                <text:p>0.8146728515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75">
                <text:p>0.175</text:p>
              </table:table-cell>
              <table:table-cell office:value-type="float" office:value="0.146667">
                <text:p>0.146667</text:p>
              </table:table-cell>
              <table:table-cell office:value-type="float" office:value="0.786636555989583">
                <text:p>0.7866365559895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0.0666667">
                <text:p>0.0666667</text:p>
              </table:table-cell>
              <table:table-cell office:value-type="float" office:value="0.759981282552083">
                <text:p>0.7599812825520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25">
                <text:p>0.225</text:p>
              </table:table-cell>
              <table:table-cell office:value-type="float" office:value="0.02">
                <text:p>0.02</text:p>
              </table:table-cell>
              <table:table-cell office:value-type="float" office:value="0.734291178385417">
                <text:p>0.7342911783854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5">
                <text:p>0.25</text:p>
              </table:table-cell>
              <table:table-cell office:value-type="float" office:value="0.0466667">
                <text:p>0.0466667</text:p>
              </table:table-cell>
              <table:table-cell office:value-type="float" office:value="0.70808349609375">
                <text:p>0.708083496093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75">
                <text:p>0.275</text:p>
              </table:table-cell>
              <table:table-cell office:value-type="float" office:value="0.0133333">
                <text:p>0.0133333</text:p>
              </table:table-cell>
              <table:table-cell office:value-type="float" office:value="0.683219401041667">
                <text:p>0.683219401041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">
                <text:p>0.3</text:p>
              </table:table-cell>
              <table:table-cell office:value-type="float" office:value="0.0333333">
                <text:p>0.0333333</text:p>
              </table:table-cell>
              <table:table-cell office:value-type="float" office:value="0.65983154296875">
                <text:p>0.659831542968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25">
                <text:p>0.325</text:p>
              </table:table-cell>
              <table:table-cell office:value-type="float" office:value="0.0133333">
                <text:p>0.0133333</text:p>
              </table:table-cell>
              <table:table-cell office:value-type="float" office:value="0.63705078125">
                <text:p>0.637050781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0.615625">
                <text:p>0.6156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75">
                <text:p>0.375</text:p>
              </table:table-cell>
              <table:table-cell office:value-type="float" office:value="0">
                <text:p>0</text:p>
              </table:table-cell>
              <table:table-cell office:value-type="float" office:value="0.59352294921875">
                <text:p>0.593522949218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">
                <text:p>0.4</text:p>
              </table:table-cell>
              <table:table-cell office:value-type="float" office:value="0.00666667">
                <text:p>0.00666667</text:p>
              </table:table-cell>
              <table:table-cell office:value-type="float" office:value="0.572392578125">
                <text:p>0.5723925781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25">
                <text:p>0.425</text:p>
              </table:table-cell>
              <table:table-cell office:value-type="float" office:value="0">
                <text:p>0</text:p>
              </table:table-cell>
              <table:table-cell office:value-type="float" office:value="0.552939453125">
                <text:p>0.5529394531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5">
                <text:p>0.45</text:p>
              </table:table-cell>
              <table:table-cell office:value-type="float" office:value="0.02">
                <text:p>0.02</text:p>
              </table:table-cell>
              <table:table-cell office:value-type="float" office:value="0.53521728515625">
                <text:p>0.535217285156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75">
                <text:p>0.475</text:p>
              </table:table-cell>
              <table:table-cell office:value-type="float" office:value="0">
                <text:p>0</text:p>
              </table:table-cell>
              <table:table-cell office:value-type="float" office:value="0.517305501302083">
                <text:p>0.5173055013020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.50020263671875">
                <text:p>0.500202636718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25">
                <text:p>0.525</text:p>
              </table:table-cell>
              <table:table-cell office:value-type="float" office:value="0">
                <text:p>0</text:p>
              </table:table-cell>
              <table:table-cell office:value-type="float" office:value="0.483824869791667">
                <text:p>0.483824869791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5">
                <text:p>0.55</text:p>
              </table:table-cell>
              <table:table-cell office:value-type="float" office:value="0">
                <text:p>0</text:p>
              </table:table-cell>
              <table:table-cell office:value-type="float" office:value="0.468538411458333">
                <text:p>0.468538411458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75">
                <text:p>0.575</text:p>
              </table:table-cell>
              <table:table-cell office:value-type="float" office:value="0">
                <text:p>0</text:p>
              </table:table-cell>
              <table:table-cell office:value-type="float" office:value="0.45341064453125">
                <text:p>0.453410644531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.43954833984375">
                <text:p>0.439548339843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25">
                <text:p>0.625</text:p>
              </table:table-cell>
              <table:table-cell office:value-type="float" office:value="0">
                <text:p>0</text:p>
              </table:table-cell>
              <table:table-cell office:value-type="float" office:value="0.427096354166667">
                <text:p>0.4270963541666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5">
                <text:p>0.65</text:p>
              </table:table-cell>
              <table:table-cell office:value-type="float" office:value="0">
                <text:p>0</text:p>
              </table:table-cell>
              <table:table-cell office:value-type="float" office:value="0.415192057291667">
                <text:p>0.4151920572916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75">
                <text:p>0.675</text:p>
              </table:table-cell>
              <table:table-cell office:value-type="float" office:value="0">
                <text:p>0</text:p>
              </table:table-cell>
              <table:table-cell office:value-type="float" office:value="0.40357666015625">
                <text:p>0.403576660156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0.39335205078125">
                <text:p>0.393352050781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25">
                <text:p>0.725</text:p>
              </table:table-cell>
              <table:table-cell office:value-type="float" office:value="0">
                <text:p>0</text:p>
              </table:table-cell>
              <table:table-cell office:value-type="float" office:value="0.38401123046875">
                <text:p>0.384011230468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  <table:table-cell office:value-type="float" office:value="0.375120442708333">
                <text:p>0.3751204427083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75">
                <text:p>0.775</text:p>
              </table:table-cell>
              <table:table-cell office:value-type="float" office:value="0">
                <text:p>0</text:p>
              </table:table-cell>
              <table:table-cell office:value-type="float" office:value="0.36697265625">
                <text:p>0.366972656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35989990234375">
                <text:p>0.359899902343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25">
                <text:p>0.825</text:p>
              </table:table-cell>
              <table:table-cell office:value-type="float" office:value="0">
                <text:p>0</text:p>
              </table:table-cell>
              <table:table-cell office:value-type="float" office:value="0.353539225260417">
                <text:p>0.3535392252604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5">
                <text:p>0.85</text:p>
              </table:table-cell>
              <table:table-cell office:value-type="float" office:value="0">
                <text:p>0</text:p>
              </table:table-cell>
              <table:table-cell office:value-type="float" office:value="0.348417154947917">
                <text:p>0.3484171549479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75">
                <text:p>0.875</text:p>
              </table:table-cell>
              <table:table-cell office:value-type="float" office:value="0">
                <text:p>0</text:p>
              </table:table-cell>
              <table:table-cell office:value-type="float" office:value="0.343753255208333">
                <text:p>0.3437532552083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339955240885417">
                <text:p>0.3399552408854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25">
                <text:p>0.925</text:p>
              </table:table-cell>
              <table:table-cell office:value-type="float" office:value="0">
                <text:p>0</text:p>
              </table:table-cell>
              <table:table-cell office:value-type="float" office:value="0.33706787109375">
                <text:p>0.337067871093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5">
                <text:p>0.95</text:p>
              </table:table-cell>
              <table:table-cell office:value-type="float" office:value="0">
                <text:p>0</text:p>
              </table:table-cell>
              <table:table-cell office:value-type="float" office:value="0.335025227864583">
                <text:p>0.33502522786458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75">
                <text:p>0.975</text:p>
              </table:table-cell>
              <table:table-cell office:value-type="float" office:value="0">
                <text:p>0</text:p>
              </table:table-cell>
              <table:table-cell office:value-type="float" office:value="0.333736165364583">
                <text:p>0.33373616536458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823cm" svg:height="8.994cm" xlink:href=".." xlink:type="simple" chart:class="chart:scatter" chart:style-name="ch1">
        <chart:title svg:x="5.566cm" svg:y="0.315cm" chart:style-name="ch2">
          <text:p>EDGE PERCOLATION</text:p>
        </chart:title>
        <chart:plot-area chart:style-name="ch3" table:cell-range-address="'4096'.G2:'4096'.H42 '4096'.M2:'4096'.M42" svg:x="0.307cm" svg:y="0.924cm" svg:width="15.352cm" svg:height="8.001cm">
          <chartooo:coordinate-region svg:x="1.034cm" svg:y="1.123cm" svg:width="14.531cm" svg:height="7.15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4096'.H2:'4096'.H42" chart:class="chart:scatter">
            <chart:domain table:cell-range-address="'4096'.G2:'4096'.G42"/>
            <chart:data-point chart:repeated="41"/>
          </chart:series>
          <chart:series chart:style-name="ch7" chart:values-cell-range-address="'4096'.M2:'4096'.M42" chart:class="chart:scatter">
            <chart:regression-curve chart:style-name="ch8">
              <chart:equation chart:display-equation="false" chart:display-r-square="true" svg:x="1.228cm" svg:y="4.048cm"/>
            </chart:regression-curve>
            <chart:data-point chart:repeated="4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G</text:p>
              </table:table-cell>
              <table:table-cell office:value-type="string">
                <text:p>Columna H</text:p>
              </table:table-cell>
              <table:table-cell office:value-type="string">
                <text:p>Columna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4096'.G2:'4096'.G42</svg:desc>
                </draw:g>
              </table:table-cell>
              <table:table-cell office:value-type="float" office:value="1">
                <text:p>1</text:p>
                <draw:g>
                  <svg:desc>'4096'.H2:'4096'.H42</svg:desc>
                </draw:g>
              </table:table-cell>
              <table:table-cell office:value-type="float" office:value="1">
                <text:p>1</text:p>
                <draw:g>
                  <svg:desc>'4096'.M2:'4096'.M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5">
                <text:p>0.025</text:p>
              </table:table-cell>
              <table:table-cell office:value-type="float" office:value="0.76">
                <text:p>0.76</text:p>
              </table:table-cell>
              <table:table-cell office:value-type="float" office:value="0.983414713541667">
                <text:p>0.983414713541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">
                <text:p>0.05</text:p>
              </table:table-cell>
              <table:table-cell office:value-type="float" office:value="0.62">
                <text:p>0.62</text:p>
              </table:table-cell>
              <table:table-cell office:value-type="float" office:value="0.966487630208333">
                <text:p>0.966487630208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5">
                <text:p>0.075</text:p>
              </table:table-cell>
              <table:table-cell office:value-type="float" office:value="0.413333">
                <text:p>0.413333</text:p>
              </table:table-cell>
              <table:table-cell office:value-type="float" office:value="0.9499755859375">
                <text:p>0.9499755859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">
                <text:p>0.1</text:p>
              </table:table-cell>
              <table:table-cell office:value-type="float" office:value="0.293333">
                <text:p>0.293333</text:p>
              </table:table-cell>
              <table:table-cell office:value-type="float" office:value="0.93359375">
                <text:p>0.93359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5">
                <text:p>0.125</text:p>
              </table:table-cell>
              <table:table-cell office:value-type="float" office:value="0.266667">
                <text:p>0.266667</text:p>
              </table:table-cell>
              <table:table-cell office:value-type="float" office:value="0.916910807291667">
                <text:p>0.916910807291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5">
                <text:p>0.15</text:p>
              </table:table-cell>
              <table:table-cell office:value-type="float" office:value="0.14">
                <text:p>0.14</text:p>
              </table:table-cell>
              <table:table-cell office:value-type="float" office:value="0.899471028645833">
                <text:p>0.8994710286458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75">
                <text:p>0.175</text:p>
              </table:table-cell>
              <table:table-cell office:value-type="float" office:value="0.16">
                <text:p>0.16</text:p>
              </table:table-cell>
              <table:table-cell office:value-type="float" office:value="0.8838134765625">
                <text:p>0.8838134765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0.106667">
                <text:p>0.106667</text:p>
              </table:table-cell>
              <table:table-cell office:value-type="float" office:value="0.866658528645833">
                <text:p>0.8666585286458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25">
                <text:p>0.225</text:p>
              </table:table-cell>
              <table:table-cell office:value-type="float" office:value="0.04">
                <text:p>0.04</text:p>
              </table:table-cell>
              <table:table-cell office:value-type="float" office:value="0.849755859375">
                <text:p>0.8497558593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5">
                <text:p>0.25</text:p>
              </table:table-cell>
              <table:table-cell office:value-type="float" office:value="0.0266667">
                <text:p>0.0266667</text:p>
              </table:table-cell>
              <table:table-cell office:value-type="float" office:value="0.832747395833333">
                <text:p>0.8327473958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75">
                <text:p>0.275</text:p>
              </table:table-cell>
              <table:table-cell office:value-type="float" office:value="0.04">
                <text:p>0.04</text:p>
              </table:table-cell>
              <table:table-cell office:value-type="float" office:value="0.816813151041667">
                <text:p>0.816813151041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">
                <text:p>0.3</text:p>
              </table:table-cell>
              <table:table-cell office:value-type="float" office:value="0.02">
                <text:p>0.02</text:p>
              </table:table-cell>
              <table:table-cell office:value-type="float" office:value="0.800791015625">
                <text:p>0.8007910156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25">
                <text:p>0.325</text:p>
              </table:table-cell>
              <table:table-cell office:value-type="float" office:value="0">
                <text:p>0</text:p>
              </table:table-cell>
              <table:table-cell office:value-type="float" office:value="0.782770182291667">
                <text:p>0.782770182291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5">
                <text:p>0.35</text:p>
              </table:table-cell>
              <table:table-cell office:value-type="float" office:value="0.00666667">
                <text:p>0.00666667</text:p>
              </table:table-cell>
              <table:table-cell office:value-type="float" office:value="0.76691162109375">
                <text:p>0.766911621093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75">
                <text:p>0.375</text:p>
              </table:table-cell>
              <table:table-cell office:value-type="float" office:value="0">
                <text:p>0</text:p>
              </table:table-cell>
              <table:table-cell office:value-type="float" office:value="0.74985107421875">
                <text:p>0.749851074218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.732737630208333">
                <text:p>0.732737630208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25">
                <text:p>0.425</text:p>
              </table:table-cell>
              <table:table-cell office:value-type="float" office:value="0">
                <text:p>0</text:p>
              </table:table-cell>
              <table:table-cell office:value-type="float" office:value="0.716112467447917">
                <text:p>0.7161124674479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5">
                <text:p>0.45</text:p>
              </table:table-cell>
              <table:table-cell office:value-type="float" office:value="0">
                <text:p>0</text:p>
              </table:table-cell>
              <table:table-cell office:value-type="float" office:value="0.699680989583333">
                <text:p>0.69968098958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75">
                <text:p>0.475</text:p>
              </table:table-cell>
              <table:table-cell office:value-type="float" office:value="0">
                <text:p>0</text:p>
              </table:table-cell>
              <table:table-cell office:value-type="float" office:value="0.68366943359375">
                <text:p>0.683669433593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.666796061197917">
                <text:p>0.6667960611979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25">
                <text:p>0.525</text:p>
              </table:table-cell>
              <table:table-cell office:value-type="float" office:value="0">
                <text:p>0</text:p>
              </table:table-cell>
              <table:table-cell office:value-type="float" office:value="0.649830729166667">
                <text:p>0.6498307291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5">
                <text:p>0.55</text:p>
              </table:table-cell>
              <table:table-cell office:value-type="float" office:value="0">
                <text:p>0</text:p>
              </table:table-cell>
              <table:table-cell office:value-type="float" office:value="0.633335774739583">
                <text:p>0.6333357747395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75">
                <text:p>0.575</text:p>
              </table:table-cell>
              <table:table-cell office:value-type="float" office:value="0">
                <text:p>0</text:p>
              </table:table-cell>
              <table:table-cell office:value-type="float" office:value="0.615850423177083">
                <text:p>0.6158504231770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.600214029947917">
                <text:p>0.6002140299479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25">
                <text:p>0.625</text:p>
              </table:table-cell>
              <table:table-cell office:value-type="float" office:value="0">
                <text:p>0</text:p>
              </table:table-cell>
              <table:table-cell office:value-type="float" office:value="0.58262451171875">
                <text:p>0.582624511718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5">
                <text:p>0.65</text:p>
              </table:table-cell>
              <table:table-cell office:value-type="float" office:value="0">
                <text:p>0</text:p>
              </table:table-cell>
              <table:table-cell office:value-type="float" office:value="0.566826985677083">
                <text:p>0.5668269856770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75">
                <text:p>0.675</text:p>
              </table:table-cell>
              <table:table-cell office:value-type="float" office:value="0">
                <text:p>0</text:p>
              </table:table-cell>
              <table:table-cell office:value-type="float" office:value="0.549605305989583">
                <text:p>0.5496053059895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0.532737630208333">
                <text:p>0.532737630208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25">
                <text:p>0.725</text:p>
              </table:table-cell>
              <table:table-cell office:value-type="float" office:value="0">
                <text:p>0</text:p>
              </table:table-cell>
              <table:table-cell office:value-type="float" office:value="0.517099609375">
                <text:p>0.5170996093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  <table:table-cell office:value-type="float" office:value="0.499378255208333">
                <text:p>0.4993782552083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75">
                <text:p>0.775</text:p>
              </table:table-cell>
              <table:table-cell office:value-type="float" office:value="0">
                <text:p>0</text:p>
              </table:table-cell>
              <table:table-cell office:value-type="float" office:value="0.48259521484375">
                <text:p>0.482595214843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466844889322917">
                <text:p>0.4668448893229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25">
                <text:p>0.825</text:p>
              </table:table-cell>
              <table:table-cell office:value-type="float" office:value="0">
                <text:p>0</text:p>
              </table:table-cell>
              <table:table-cell office:value-type="float" office:value="0.449999186197917">
                <text:p>0.4499991861979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5">
                <text:p>0.85</text:p>
              </table:table-cell>
              <table:table-cell office:value-type="float" office:value="0">
                <text:p>0</text:p>
              </table:table-cell>
              <table:table-cell office:value-type="float" office:value="0.433065592447917">
                <text:p>0.4330655924479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75">
                <text:p>0.875</text:p>
              </table:table-cell>
              <table:table-cell office:value-type="float" office:value="0">
                <text:p>0</text:p>
              </table:table-cell>
              <table:table-cell office:value-type="float" office:value="0.417076822916667">
                <text:p>0.417076822916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400533040364583">
                <text:p>0.40053304036458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25">
                <text:p>0.925</text:p>
              </table:table-cell>
              <table:table-cell office:value-type="float" office:value="0">
                <text:p>0</text:p>
              </table:table-cell>
              <table:table-cell office:value-type="float" office:value="0.38326904296875">
                <text:p>0.383269042968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5">
                <text:p>0.95</text:p>
              </table:table-cell>
              <table:table-cell office:value-type="float" office:value="0">
                <text:p>0</text:p>
              </table:table-cell>
              <table:table-cell office:value-type="float" office:value="0.366705729166667">
                <text:p>0.3667057291666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75">
                <text:p>0.975</text:p>
              </table:table-cell>
              <table:table-cell office:value-type="float" office:value="0">
                <text:p>0</text:p>
              </table:table-cell>
              <table:table-cell office:value-type="float" office:value="0.34999267578125">
                <text:p>0.349992675781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